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6.35pt" style:use-optimal-row-height="false" fo:break-before="auto"/>
    </style:style>
    <style:style style:name="ro3" style:family="table-row">
      <style:table-row-properties style:row-height="15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1">
            <text:p>distance from top [mm]</text:p>
          </table:table-cell>
          <table:table-cell office:value-type="string" table:style-name="ce1">
            <text:p>mean velocity magnitude [m/s]</text:p>
          </table:table-cell>
          <table:table-cell office:value-type="string" table:style-name="ce2">
            <text:p>Turbulence intensity</text:p>
          </table:table-cell>
          <table:table-cell office:value-type="string" table:style-name="ce1">
            <text:p>Kurtosis</text:p>
          </table:table-cell>
          <table:table-cell office:value-type="string" table:style-name="ce1">
            <text:p>Skewness</text:p>
          </table:table-cell>
          <table:table-cell table:number-columns-repeated="16379"/>
        </table:table-row>
        <table:table-row table:style-name="ro1">
          <table:table-cell office:value-type="float" office:value="0.5" table:style-name="ce1">
            <text:p>0,5</text:p>
          </table:table-cell>
          <table:table-cell office:value-type="float" office:value="0.65414365612555803" table:style-name="ce1">
            <text:p>0,654143656</text:p>
          </table:table-cell>
          <table:table-cell office:value-type="float" office:value="1.02223373192374" table:style-name="ce1">
            <text:p>1,022233732</text:p>
          </table:table-cell>
          <table:table-cell office:value-type="float" office:value="0.43956288633250101" table:style-name="ce1">
            <text:p>0,439562886</text:p>
          </table:table-cell>
          <table:table-cell office:value-type="float" office:value="1.0105812289740801" table:style-name="ce1">
            <text:p>1,010581229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69612432501335797" table:style-name="ce1">
            <text:p>0,696124325</text:p>
          </table:table-cell>
          <table:table-cell office:value-type="float" office:value="1.03386421386586" table:style-name="ce1">
            <text:p>1,033864214</text:p>
          </table:table-cell>
          <table:table-cell office:value-type="float" office:value="1.34770778916227" table:style-name="ce1">
            <text:p>1,347707789</text:p>
          </table:table-cell>
          <table:table-cell office:value-type="float" office:value="1.16858638557029" table:style-name="ce1">
            <text:p>1,168586386</text:p>
          </table:table-cell>
          <table:table-cell table:number-columns-repeated="16379"/>
        </table:table-row>
        <table:table-row table:style-name="ro1">
          <table:table-cell office:value-type="float" office:value="1.5" table:style-name="ce1">
            <text:p>1,5</text:p>
          </table:table-cell>
          <table:table-cell office:value-type="float" office:value="0.74229691781743701" table:style-name="ce1">
            <text:p>0,742296918</text:p>
          </table:table-cell>
          <table:table-cell office:value-type="float" office:value="1.02578891002438" table:style-name="ce1">
            <text:p>1,02578891</text:p>
          </table:table-cell>
          <table:table-cell office:value-type="float" office:value="0.78425847488539002" table:style-name="ce1">
            <text:p>0,784258475</text:p>
          </table:table-cell>
          <table:table-cell office:value-type="float" office:value="1.10516251602563" table:style-name="ce1">
            <text:p>1,105162516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80912455710796505" table:style-name="ce1">
            <text:p>0,809124557</text:p>
          </table:table-cell>
          <table:table-cell office:value-type="float" office:value="1.0073339292652901" table:style-name="ce1">
            <text:p>1,007333929</text:p>
          </table:table-cell>
          <table:table-cell office:value-type="float" office:value="0.52106079865838995" table:style-name="ce1">
            <text:p>0,521060799</text:p>
          </table:table-cell>
          <table:table-cell office:value-type="float" office:value="1.0490912593310999" table:style-name="ce1">
            <text:p>1,049091259</text:p>
          </table:table-cell>
          <table:table-cell table:number-columns-repeated="16379"/>
        </table:table-row>
        <table:table-row table:style-name="ro1">
          <table:table-cell office:value-type="float" office:value="2.5" table:style-name="ce1">
            <text:p>2,5</text:p>
          </table:table-cell>
          <table:table-cell office:value-type="float" office:value="0.84301153540715801" table:style-name="ce1">
            <text:p>0,843011535</text:p>
          </table:table-cell>
          <table:table-cell office:value-type="float" office:value="1.0159216119428101" table:style-name="ce1">
            <text:p>1,015921612</text:p>
          </table:table-cell>
          <table:table-cell office:value-type="float" office:value="1.4195276037419799" table:style-name="ce1">
            <text:p>1,419527604</text:p>
          </table:table-cell>
          <table:table-cell office:value-type="float" office:value="1.1971545659607901" table:style-name="ce1">
            <text:p>1,19715456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89301835575057797" table:style-name="ce1">
            <text:p>0,893018356</text:p>
          </table:table-cell>
          <table:table-cell office:value-type="float" office:value="1.00047060632908" table:style-name="ce1">
            <text:p>1,000470606</text:p>
          </table:table-cell>
          <table:table-cell office:value-type="float" office:value="0.93467064826330604" table:style-name="ce1">
            <text:p>0,934670648</text:p>
          </table:table-cell>
          <table:table-cell office:value-type="float" office:value="1.1197532993591" table:style-name="ce1">
            <text:p>1,119753299</text:p>
          </table:table-cell>
          <table:table-cell table:number-columns-repeated="16379"/>
        </table:table-row>
        <table:table-row table:style-name="ro1">
          <table:table-cell office:value-type="float" office:value="3.5" table:style-name="ce1">
            <text:p>3,5</text:p>
          </table:table-cell>
          <table:table-cell office:value-type="float" office:value="0.81956733683519301" table:style-name="ce1">
            <text:p>0,819567337</text:p>
          </table:table-cell>
          <table:table-cell office:value-type="float" office:value="0.99449953554460302" table:style-name="ce1">
            <text:p>0,994499536</text:p>
          </table:table-cell>
          <table:table-cell office:value-type="float" office:value="0.38131635594477797" table:style-name="ce1">
            <text:p>0,381316356</text:p>
          </table:table-cell>
          <table:table-cell office:value-type="float" office:value="1.0010046816265299" table:style-name="ce1">
            <text:p>1,00100468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82704769277875501" table:style-name="ce1">
            <text:p>0,827047693</text:p>
          </table:table-cell>
          <table:table-cell office:value-type="float" office:value="0.99519529563216602" table:style-name="ce1">
            <text:p>0,995195296</text:p>
          </table:table-cell>
          <table:table-cell office:value-type="float" office:value="0.51083812461855804" table:style-name="ce1">
            <text:p>0,510838125</text:p>
          </table:table-cell>
          <table:table-cell office:value-type="float" office:value="1.01855545920214" table:style-name="ce1">
            <text:p>1,018555459</text:p>
          </table:table-cell>
          <table:table-cell table:number-columns-repeated="16379"/>
        </table:table-row>
        <table:table-row table:style-name="ro1">
          <table:table-cell office:value-type="float" office:value="4.5" table:style-name="ce1">
            <text:p>4,5</text:p>
          </table:table-cell>
          <table:table-cell office:value-type="float" office:value="0.91852314298336601" table:style-name="ce1">
            <text:p>0,918523143</text:p>
          </table:table-cell>
          <table:table-cell office:value-type="float" office:value="0.98695607570488597" table:style-name="ce1">
            <text:p>0,986956076</text:p>
          </table:table-cell>
          <table:table-cell office:value-type="float" office:value="0.68146364081545496" table:style-name="ce1">
            <text:p>0,681463641</text:p>
          </table:table-cell>
          <table:table-cell office:value-type="float" office:value="1.06124398341476" table:style-name="ce1">
            <text:p>1,061243983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.92297914060642605" table:style-name="ce1">
            <text:p>0,922979141</text:p>
          </table:table-cell>
          <table:table-cell office:value-type="float" office:value="1.00744931974541" table:style-name="ce1">
            <text:p>1,00744932</text:p>
          </table:table-cell>
          <table:table-cell office:value-type="float" office:value="1.1838257579754401" table:style-name="ce1">
            <text:p>1,183825758</text:p>
          </table:table-cell>
          <table:table-cell office:value-type="float" office:value="1.18219271221304" table:style-name="ce1">
            <text:p>1,182192712</text:p>
          </table:table-cell>
          <table:table-cell table:number-columns-repeated="16379"/>
        </table:table-row>
        <table:table-row table:style-name="ro1">
          <table:table-cell office:value-type="float" office:value="5.5" table:style-name="ce1">
            <text:p>5,5</text:p>
          </table:table-cell>
          <table:table-cell office:value-type="float" office:value="0.82795579086173499" table:style-name="ce1">
            <text:p>0,827955791</text:p>
          </table:table-cell>
          <table:table-cell office:value-type="float" office:value="0.98711535318551602" table:style-name="ce1">
            <text:p>0,987115353</text:p>
          </table:table-cell>
          <table:table-cell office:value-type="float" office:value="9.6847248305070605E-2" table:style-name="ce1">
            <text:p>0,096847248</text:p>
          </table:table-cell>
          <table:table-cell office:value-type="float" office:value="0.93760469386094003" table:style-name="ce1">
            <text:p>0,937604694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88558499175108796" table:style-name="ce1">
            <text:p>0,885584992</text:p>
          </table:table-cell>
          <table:table-cell office:value-type="float" office:value="0.99014123012570399" table:style-name="ce1">
            <text:p>0,99014123</text:p>
          </table:table-cell>
          <table:table-cell office:value-type="float" office:value="0.76135926699551204" table:style-name="ce1">
            <text:p>0,761359267</text:p>
          </table:table-cell>
          <table:table-cell office:value-type="float" office:value="1.05933127238856" table:style-name="ce1">
            <text:p>1,059331272</text:p>
          </table:table-cell>
          <table:table-cell table:number-columns-repeated="16379"/>
        </table:table-row>
        <table:table-row table:style-name="ro1">
          <table:table-cell office:value-type="float" office:value="6.5" table:style-name="ce1">
            <text:p>6,5</text:p>
          </table:table-cell>
          <table:table-cell office:value-type="float" office:value="0.90432592293965797" table:style-name="ce1">
            <text:p>0,904325923</text:p>
          </table:table-cell>
          <table:table-cell office:value-type="float" office:value="1.00393243114857" table:style-name="ce1">
            <text:p>1,003932431</text:p>
          </table:table-cell>
          <table:table-cell office:value-type="float" office:value="1.0705084507790701" table:style-name="ce1">
            <text:p>1,070508451</text:p>
          </table:table-cell>
          <table:table-cell office:value-type="float" office:value="1.1522520694630201" table:style-name="ce1">
            <text:p>1,152252069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.88265697920338504" table:style-name="ce1">
            <text:p>0,882656979</text:p>
          </table:table-cell>
          <table:table-cell office:value-type="float" office:value="0.98079930266057203" table:style-name="ce1">
            <text:p>0,980799303</text:p>
          </table:table-cell>
          <table:table-cell office:value-type="float" office:value="0.28370479356293699" table:style-name="ce1">
            <text:p>0,283704794</text:p>
          </table:table-cell>
          <table:table-cell office:value-type="float" office:value="0.97370383457712195" table:style-name="ce1">
            <text:p>0,973703835</text:p>
          </table:table-cell>
          <table:table-cell table:number-columns-repeated="16379"/>
        </table:table-row>
        <table:table-row table:style-name="ro1">
          <table:table-cell office:value-type="float" office:value="7.5" table:style-name="ce1">
            <text:p>7,5</text:p>
          </table:table-cell>
          <table:table-cell office:value-type="float" office:value="0.91464660283146704" table:style-name="ce1">
            <text:p>0,914646603</text:p>
          </table:table-cell>
          <table:table-cell office:value-type="float" office:value="0.97497018001036095" table:style-name="ce1">
            <text:p>0,97497018</text:p>
          </table:table-cell>
          <table:table-cell office:value-type="float" office:value="0.33924330562488197" table:style-name="ce1">
            <text:p>0,339243306</text:p>
          </table:table-cell>
          <table:table-cell office:value-type="float" office:value="0.977846120093945" table:style-name="ce1">
            <text:p>0,977846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93376121477860596" table:style-name="ce1">
            <text:p>0,933761215</text:p>
          </table:table-cell>
          <table:table-cell office:value-type="float" office:value="0.97601965678499603" table:style-name="ce1">
            <text:p>0,976019657</text:p>
          </table:table-cell>
          <table:table-cell office:value-type="float" office:value="0.47686015517934299" table:style-name="ce1">
            <text:p>0,476860155</text:p>
          </table:table-cell>
          <table:table-cell office:value-type="float" office:value="1.01646611796005" table:style-name="ce1">
            <text:p>1,016466118</text:p>
          </table:table-cell>
          <table:table-cell table:number-columns-repeated="16379"/>
        </table:table-row>
        <table:table-row table:style-name="ro1">
          <table:table-cell office:value-type="float" office:value="8.5" table:style-name="ce1">
            <text:p>8,5</text:p>
          </table:table-cell>
          <table:table-cell office:value-type="float" office:value="0.95293153126394803" table:style-name="ce1">
            <text:p>0,952931531</text:p>
          </table:table-cell>
          <table:table-cell office:value-type="float" office:value="0.99307115374675703" table:style-name="ce1">
            <text:p>0,993071154</text:p>
          </table:table-cell>
          <table:table-cell office:value-type="float" office:value="0.99345738364194303" table:style-name="ce1">
            <text:p>0,993457384</text:p>
          </table:table-cell>
          <table:table-cell office:value-type="float" office:value="1.1354917268140701" table:style-name="ce1">
            <text:p>1,135491727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89002526311713703" table:style-name="ce1">
            <text:p>0,890025263</text:p>
          </table:table-cell>
          <table:table-cell office:value-type="float" office:value="0.98613606600030301" table:style-name="ce1">
            <text:p>0,986136066</text:p>
          </table:table-cell>
          <table:table-cell office:value-type="float" office:value="0.54774440884126996" table:style-name="ce1">
            <text:p>0,547744409</text:p>
          </table:table-cell>
          <table:table-cell office:value-type="float" office:value="1.02686359679551" table:style-name="ce1">
            <text:p>1,026863597</text:p>
          </table:table-cell>
          <table:table-cell table:number-columns-repeated="16379"/>
        </table:table-row>
        <table:table-row table:style-name="ro1">
          <table:table-cell office:value-type="float" office:value="9.5" table:style-name="ce1">
            <text:p>9,5</text:p>
          </table:table-cell>
          <table:table-cell office:value-type="float" office:value="0.92583454684701805" table:style-name="ce1">
            <text:p>0,925834547</text:p>
          </table:table-cell>
          <table:table-cell office:value-type="float" office:value="0.98807489938083903" table:style-name="ce1">
            <text:p>0,988074899</text:p>
          </table:table-cell>
          <table:table-cell office:value-type="float" office:value="0.73732018665552101" table:style-name="ce1">
            <text:p>0,737320187</text:p>
          </table:table-cell>
          <table:table-cell office:value-type="float" office:value="1.07723268888906" table:style-name="ce1">
            <text:p>1,077232689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.94919156328198795" table:style-name="ce1">
            <text:p>0,949191563</text:p>
          </table:table-cell>
          <table:table-cell office:value-type="float" office:value="0.96923386590718597" table:style-name="ce1">
            <text:p>0,969233866</text:p>
          </table:table-cell>
          <table:table-cell office:value-type="float" office:value="0.23040447543284601" table:style-name="ce1">
            <text:p>0,230404475</text:p>
          </table:table-cell>
          <table:table-cell office:value-type="float" office:value="0.96407264354106803" table:style-name="ce1">
            <text:p>0,964072644</text:p>
          </table:table-cell>
          <table:table-cell table:number-columns-repeated="16379"/>
        </table:table-row>
        <table:table-row table:style-name="ro1">
          <table:table-cell office:value-type="float" office:value="10.5" table:style-name="ce1">
            <text:p>10,5</text:p>
          </table:table-cell>
          <table:table-cell office:value-type="float" office:value="0.98821339241101502" table:style-name="ce1">
            <text:p>0,988213392</text:p>
          </table:table-cell>
          <table:table-cell office:value-type="float" office:value="0.99163062810357105" table:style-name="ce1">
            <text:p>0,991630628</text:p>
          </table:table-cell>
          <table:table-cell office:value-type="float" office:value="1.0503400472753901" table:style-name="ce1">
            <text:p>1,050340047</text:p>
          </table:table-cell>
          <table:table-cell office:value-type="float" office:value="1.15456680922263" table:style-name="ce1">
            <text:p>1,154566809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01686708244766" table:style-name="ce1">
            <text:p>1,016867082</text:p>
          </table:table-cell>
          <table:table-cell office:value-type="float" office:value="0.98859052780496803" table:style-name="ce1">
            <text:p>0,988590528</text:p>
          </table:table-cell>
          <table:table-cell office:value-type="float" office:value="1.25629427119083" table:style-name="ce1">
            <text:p>1,256294271</text:p>
          </table:table-cell>
          <table:table-cell office:value-type="float" office:value="1.18474902211288" table:style-name="ce1">
            <text:p>1,184749022</text:p>
          </table:table-cell>
          <table:table-cell table:number-columns-repeated="16379"/>
        </table:table-row>
        <table:table-row table:style-name="ro1">
          <table:table-cell office:value-type="float" office:value="11.5" table:style-name="ce1">
            <text:p>11,5</text:p>
          </table:table-cell>
          <table:table-cell office:value-type="float" office:value="0.927948772957913" table:style-name="ce1">
            <text:p>0,927948773</text:p>
          </table:table-cell>
          <table:table-cell office:value-type="float" office:value="0.99413954598953602" table:style-name="ce1">
            <text:p>0,994139546</text:p>
          </table:table-cell>
          <table:table-cell office:value-type="float" office:value="1.0963649605892301" table:style-name="ce1">
            <text:p>1,096364961</text:p>
          </table:table-cell>
          <table:table-cell office:value-type="float" office:value="1.1401909467470199" table:style-name="ce1">
            <text:p>1,140190947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.99618489613997097" table:style-name="ce1">
            <text:p>0,996184896</text:p>
          </table:table-cell>
          <table:table-cell office:value-type="float" office:value="0.98848176271828703" table:style-name="ce1">
            <text:p>0,988481763</text:p>
          </table:table-cell>
          <table:table-cell office:value-type="float" office:value="0.94099399270926998" table:style-name="ce1">
            <text:p>0,940993993</text:p>
          </table:table-cell>
          <table:table-cell office:value-type="float" office:value="1.1298231332295501" table:style-name="ce1">
            <text:p>1,129823133</text:p>
          </table:table-cell>
          <table:table-cell table:number-columns-repeated="16379"/>
        </table:table-row>
        <table:table-row table:style-name="ro1">
          <table:table-cell office:value-type="float" office:value="12.5" table:style-name="ce1">
            <text:p>12,5</text:p>
          </table:table-cell>
          <table:table-cell office:value-type="float" office:value="0.924336964272928" table:style-name="ce1">
            <text:p>0,924336964</text:p>
          </table:table-cell>
          <table:table-cell office:value-type="float" office:value="1.01384927079776" table:style-name="ce1">
            <text:p>1,013849271</text:p>
          </table:table-cell>
          <table:table-cell office:value-type="float" office:value="1.5149021067469499" table:style-name="ce1">
            <text:p>1,514902107</text:p>
          </table:table-cell>
          <table:table-cell office:value-type="float" office:value="1.2432019178317399" table:style-name="ce1">
            <text:p>1,243201918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7527793456339695" table:style-name="ce1">
            <text:p>0,975277935</text:p>
          </table:table-cell>
          <table:table-cell office:value-type="float" office:value="0.99947589162259998" table:style-name="ce1">
            <text:p>0,999475892</text:p>
          </table:table-cell>
          <table:table-cell office:value-type="float" office:value="1.37118015713025" table:style-name="ce1">
            <text:p>1,371180157</text:p>
          </table:table-cell>
          <table:table-cell office:value-type="float" office:value="1.2097832063792899" table:style-name="ce1">
            <text:p>1,209783206</text:p>
          </table:table-cell>
          <table:table-cell table:number-columns-repeated="16379"/>
        </table:table-row>
        <table:table-row table:style-name="ro1">
          <table:table-cell office:value-type="float" office:value="13.5" table:style-name="ce1">
            <text:p>13,5</text:p>
          </table:table-cell>
          <table:table-cell office:value-type="float" office:value="0.93999452773021996" table:style-name="ce1">
            <text:p>0,939994528</text:p>
          </table:table-cell>
          <table:table-cell office:value-type="float" office:value="0.98411555624911395" table:style-name="ce1">
            <text:p>0,984115556</text:p>
          </table:table-cell>
          <table:table-cell office:value-type="float" office:value="0.88472225219251799" table:style-name="ce1">
            <text:p>0,884722252</text:p>
          </table:table-cell>
          <table:table-cell office:value-type="float" office:value="1.0893193874279501" table:style-name="ce1">
            <text:p>1,089319387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0190850988625799" table:style-name="ce1">
            <text:p>1,019085099</text:p>
          </table:table-cell>
          <table:table-cell office:value-type="float" office:value="0.969793140811259" table:style-name="ce1">
            <text:p>0,969793141</text:p>
          </table:table-cell>
          <table:table-cell office:value-type="float" office:value="0.75308687454973899" table:style-name="ce1">
            <text:p>0,753086875</text:p>
          </table:table-cell>
          <table:table-cell office:value-type="float" office:value="1.06648250746103" table:style-name="ce1">
            <text:p>1,066482507</text:p>
          </table:table-cell>
          <table:table-cell table:number-columns-repeated="16379"/>
        </table:table-row>
        <table:table-row table:style-name="ro1">
          <table:table-cell office:value-type="float" office:value="14.5" table:style-name="ce1">
            <text:p>14,5</text:p>
          </table:table-cell>
          <table:table-cell office:value-type="float" office:value="0.98022298979627498" table:style-name="ce1">
            <text:p>0,98022299</text:p>
          </table:table-cell>
          <table:table-cell office:value-type="float" office:value="0.97773420063718297" table:style-name="ce1">
            <text:p>0,977734201</text:p>
          </table:table-cell>
          <table:table-cell office:value-type="float" office:value="0.61063415418684597" table:style-name="ce1">
            <text:p>0,610634154</text:p>
          </table:table-cell>
          <table:table-cell office:value-type="float" office:value="1.0560864496062301" table:style-name="ce1">
            <text:p>1,05608645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94498013237358502" table:style-name="ce1">
            <text:p>0,944980132</text:p>
          </table:table-cell>
          <table:table-cell office:value-type="float" office:value="0.98630771236827797" table:style-name="ce1">
            <text:p>0,986307712</text:p>
          </table:table-cell>
          <table:table-cell office:value-type="float" office:value="0.76715230774781296" table:style-name="ce1">
            <text:p>0,767152308</text:p>
          </table:table-cell>
          <table:table-cell office:value-type="float" office:value="1.08054631756071" table:style-name="ce1">
            <text:p>1,080546318</text:p>
          </table:table-cell>
          <table:table-cell table:number-columns-repeated="16379"/>
        </table:table-row>
        <table:table-row table:style-name="ro1">
          <table:table-cell office:value-type="float" office:value="15.5" table:style-name="ce1">
            <text:p>15,5</text:p>
          </table:table-cell>
          <table:table-cell office:value-type="float" office:value="0.98260531170676102" table:style-name="ce1">
            <text:p>0,982605312</text:p>
          </table:table-cell>
          <table:table-cell office:value-type="float" office:value="0.97499385611289702" table:style-name="ce1">
            <text:p>0,974993856</text:p>
          </table:table-cell>
          <table:table-cell office:value-type="float" office:value="0.5365280088305" table:style-name="ce1">
            <text:p>0,536528009</text:p>
          </table:table-cell>
          <table:table-cell office:value-type="float" office:value="1.0402730556866699" table:style-name="ce1">
            <text:p>1,040273056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0958964412901699" table:style-name="ce1">
            <text:p>1,095896441</text:p>
          </table:table-cell>
          <table:table-cell office:value-type="float" office:value="0.95400308009091295" table:style-name="ce1">
            <text:p>0,95400308</text:p>
          </table:table-cell>
          <table:table-cell office:value-type="float" office:value="0.35994770236606299" table:style-name="ce1">
            <text:p>0,359947702</text:p>
          </table:table-cell>
          <table:table-cell office:value-type="float" office:value="1.0040935386038099" table:style-name="ce1">
            <text:p>1,004093539</text:p>
          </table:table-cell>
          <table:table-cell table:number-columns-repeated="16379"/>
        </table:table-row>
        <table:table-row table:style-name="ro1">
          <table:table-cell office:value-type="float" office:value="16.5" table:style-name="ce1">
            <text:p>16,5</text:p>
          </table:table-cell>
          <table:table-cell office:value-type="float" office:value="1.0980704499354701" table:style-name="ce1">
            <text:p>1,09807045</text:p>
          </table:table-cell>
          <table:table-cell office:value-type="float" office:value="0.98847115634261795" table:style-name="ce1">
            <text:p>0,988471156</text:p>
          </table:table-cell>
          <table:table-cell office:value-type="float" office:value="1.60993481665844" table:style-name="ce1">
            <text:p>1,609934817</text:p>
          </table:table-cell>
          <table:table-cell office:value-type="float" office:value="1.25834554658445" table:style-name="ce1">
            <text:p>1,258345547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0246660368679801" table:style-name="ce1">
            <text:p>1,024666037</text:p>
          </table:table-cell>
          <table:table-cell office:value-type="float" office:value="0.962005932185233" table:style-name="ce1">
            <text:p>0,962005932</text:p>
          </table:table-cell>
          <table:table-cell office:value-type="float" office:value="0.44082055709206303" table:style-name="ce1">
            <text:p>0,440820557</text:p>
          </table:table-cell>
          <table:table-cell office:value-type="float" office:value="1.0092198175626199" table:style-name="ce1">
            <text:p>1,009219818</text:p>
          </table:table-cell>
          <table:table-cell table:number-columns-repeated="16379"/>
        </table:table-row>
        <table:table-row table:style-name="ro1">
          <table:table-cell office:value-type="float" office:value="17.5" table:style-name="ce1">
            <text:p>17,5</text:p>
          </table:table-cell>
          <table:table-cell office:value-type="float" office:value="1.0410852292030699" table:style-name="ce1">
            <text:p>1,041085229</text:p>
          </table:table-cell>
          <table:table-cell office:value-type="float" office:value="0.95386234234145495" table:style-name="ce1">
            <text:p>0,953862342</text:p>
          </table:table-cell>
          <table:table-cell office:value-type="float" office:value="0.36849231841223901" table:style-name="ce1">
            <text:p>0,368492318</text:p>
          </table:table-cell>
          <table:table-cell office:value-type="float" office:value="0.98200447814788705" table:style-name="ce1">
            <text:p>0,982004478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.93672411658864596" table:style-name="ce1">
            <text:p>0,936724117</text:p>
          </table:table-cell>
          <table:table-cell office:value-type="float" office:value="0.98488619871397698" table:style-name="ce1">
            <text:p>0,984886199</text:p>
          </table:table-cell>
          <table:table-cell office:value-type="float" office:value="0.59940422754468303" table:style-name="ce1">
            <text:p>0,599404228</text:p>
          </table:table-cell>
          <table:table-cell office:value-type="float" office:value="1.0550643745386199" table:style-name="ce1">
            <text:p>1,055064375</text:p>
          </table:table-cell>
          <table:table-cell table:number-columns-repeated="16379"/>
        </table:table-row>
        <table:table-row table:style-name="ro1">
          <table:table-cell office:value-type="float" office:value="18.5" table:style-name="ce1">
            <text:p>18,5</text:p>
          </table:table-cell>
          <table:table-cell office:value-type="float" office:value="1.03910121347883" table:style-name="ce1">
            <text:p>1,039101213</text:p>
          </table:table-cell>
          <table:table-cell office:value-type="float" office:value="0.97238211736302904" table:style-name="ce1">
            <text:p>0,972382117</text:p>
          </table:table-cell>
          <table:table-cell office:value-type="float" office:value="0.74867056239923302" table:style-name="ce1">
            <text:p>0,748670562</text:p>
          </table:table-cell>
          <table:table-cell office:value-type="float" office:value="1.08827793925411" table:style-name="ce1">
            <text:p>1,08827793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0258442836827399" table:style-name="ce1">
            <text:p>1,025844284</text:p>
          </table:table-cell>
          <table:table-cell office:value-type="float" office:value="0.95605628815975097" table:style-name="ce1">
            <text:p>0,956056288</text:p>
          </table:table-cell>
          <table:table-cell office:value-type="float" office:value="0.34785374215463999" table:style-name="ce1">
            <text:p>0,347853742</text:p>
          </table:table-cell>
          <table:table-cell office:value-type="float" office:value="0.97735187565873904" table:style-name="ce1">
            <text:p>0,977351876</text:p>
          </table:table-cell>
          <table:table-cell table:number-columns-repeated="16379"/>
        </table:table-row>
        <table:table-row table:style-name="ro1">
          <table:table-cell office:value-type="float" office:value="19.5" table:style-name="ce1">
            <text:p>19,5</text:p>
          </table:table-cell>
          <table:table-cell office:value-type="float" office:value="1.1677889388290399" table:style-name="ce1">
            <text:p>1,167788939</text:p>
          </table:table-cell>
          <table:table-cell office:value-type="float" office:value="0.93472028814632402" table:style-name="ce1">
            <text:p>0,934720288</text:p>
          </table:table-cell>
          <table:table-cell office:value-type="float" office:value="0.28232381364694598" table:style-name="ce1">
            <text:p>0,282323814</text:p>
          </table:table-cell>
          <table:table-cell office:value-type="float" office:value="0.97647441851233097" table:style-name="ce1">
            <text:p>0,976474419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04067088297032" table:style-name="ce1">
            <text:p>1,040670883</text:p>
          </table:table-cell>
          <table:table-cell office:value-type="float" office:value="0.98556831570861703" table:style-name="ce1">
            <text:p>0,985568316</text:p>
          </table:table-cell>
          <table:table-cell office:value-type="float" office:value="1.05319610082236" table:style-name="ce1">
            <text:p>1,053196101</text:p>
          </table:table-cell>
          <table:table-cell office:value-type="float" office:value="1.1623549811687801" table:style-name="ce1">
            <text:p>1,162354981</text:p>
          </table:table-cell>
          <table:table-cell table:number-columns-repeated="16379"/>
        </table:table-row>
        <table:table-row table:style-name="ro1">
          <table:table-cell office:value-type="float" office:value="20.5" table:style-name="ce1">
            <text:p>20,5</text:p>
          </table:table-cell>
          <table:table-cell office:value-type="float" office:value="1.0291835056051899" table:style-name="ce1">
            <text:p>1,029183506</text:p>
          </table:table-cell>
          <table:table-cell office:value-type="float" office:value="0.99440166154316201" table:style-name="ce1">
            <text:p>0,994401662</text:p>
          </table:table-cell>
          <table:table-cell office:value-type="float" office:value="1.09538943506387" table:style-name="ce1">
            <text:p>1,095389435</text:p>
          </table:table-cell>
          <table:table-cell office:value-type="float" office:value="1.1851208678845699" table:style-name="ce1">
            <text:p>1,185120868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1144194949966699" table:style-name="ce1">
            <text:p>1,114419495</text:p>
          </table:table-cell>
          <table:table-cell office:value-type="float" office:value="0.96819758826023095" table:style-name="ce1">
            <text:p>0,968197588</text:p>
          </table:table-cell>
          <table:table-cell office:value-type="float" office:value="1.0098149270193999" table:style-name="ce1">
            <text:p>1,009814927</text:p>
          </table:table-cell>
          <table:table-cell office:value-type="float" office:value="1.13323356732089" table:style-name="ce1">
            <text:p>1,133233567</text:p>
          </table:table-cell>
          <table:table-cell table:number-columns-repeated="16379"/>
        </table:table-row>
        <table:table-row table:style-name="ro1">
          <table:table-cell office:value-type="float" office:value="21.5" table:style-name="ce1">
            <text:p>21,5</text:p>
          </table:table-cell>
          <table:table-cell office:value-type="float" office:value="1.17546896778485" table:style-name="ce1">
            <text:p>1,175468968</text:p>
          </table:table-cell>
          <table:table-cell office:value-type="float" office:value="0.94579893161707496" table:style-name="ce1">
            <text:p>0,945798932</text:p>
          </table:table-cell>
          <table:table-cell office:value-type="float" office:value="0.65200462383596303" table:style-name="ce1">
            <text:p>0,652004624</text:p>
          </table:table-cell>
          <table:table-cell office:value-type="float" office:value="1.0585870078100601" table:style-name="ce1">
            <text:p>1,058587008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1374366040006501" table:style-name="ce1">
            <text:p>1,137436604</text:p>
          </table:table-cell>
          <table:table-cell office:value-type="float" office:value="0.95968791345835203" table:style-name="ce1">
            <text:p>0,959687913</text:p>
          </table:table-cell>
          <table:table-cell office:value-type="float" office:value="0.691827291346094" table:style-name="ce1">
            <text:p>0,691827291</text:p>
          </table:table-cell>
          <table:table-cell office:value-type="float" office:value="1.0840581270721801" table:style-name="ce1">
            <text:p>1,084058127</text:p>
          </table:table-cell>
          <table:table-cell table:number-columns-repeated="16379"/>
        </table:table-row>
        <table:table-row table:style-name="ro1">
          <table:table-cell office:value-type="float" office:value="22.5" table:style-name="ce1">
            <text:p>22,5</text:p>
          </table:table-cell>
          <table:table-cell office:value-type="float" office:value="1.08908754128233" table:style-name="ce1">
            <text:p>1,089087541</text:p>
          </table:table-cell>
          <table:table-cell office:value-type="float" office:value="0.94379766399836196" table:style-name="ce1">
            <text:p>0,943797664</text:p>
          </table:table-cell>
          <table:table-cell office:value-type="float" office:value="0.31571503027209202" table:style-name="ce1">
            <text:p>0,31571503</text:p>
          </table:table-cell>
          <table:table-cell office:value-type="float" office:value="0.96635251293596702" table:style-name="ce1">
            <text:p>0,966352513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0730098470590601" table:style-name="ce1">
            <text:p>1,073009847</text:p>
          </table:table-cell>
          <table:table-cell office:value-type="float" office:value="0.95741601172720803" table:style-name="ce1">
            <text:p>0,957416012</text:p>
          </table:table-cell>
          <table:table-cell office:value-type="float" office:value="0.47585852051267102" table:style-name="ce1">
            <text:p>0,475858521</text:p>
          </table:table-cell>
          <table:table-cell office:value-type="float" office:value="1.0229545149788599" table:style-name="ce1">
            <text:p>1,022954515</text:p>
          </table:table-cell>
          <table:table-cell table:number-columns-repeated="16379"/>
        </table:table-row>
        <table:table-row table:style-name="ro1">
          <table:table-cell office:value-type="float" office:value="23.5" table:style-name="ce1">
            <text:p>23,5</text:p>
          </table:table-cell>
          <table:table-cell office:value-type="float" office:value="0.98416529984961798" table:style-name="ce1">
            <text:p>0,9841653</text:p>
          </table:table-cell>
          <table:table-cell office:value-type="float" office:value="0.99900791141970802" table:style-name="ce1">
            <text:p>0,999007911</text:p>
          </table:table-cell>
          <table:table-cell office:value-type="float" office:value="1.43602223125516" table:style-name="ce1">
            <text:p>1,436022231</text:p>
          </table:table-cell>
          <table:table-cell office:value-type="float" office:value="1.2190626878789299" table:style-name="ce1">
            <text:p>1,219062688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99851444077205997" table:style-name="ce1">
            <text:p>0,998514441</text:p>
          </table:table-cell>
          <table:table-cell office:value-type="float" office:value="0.96365933762656097" table:style-name="ce1">
            <text:p>0,963659338</text:p>
          </table:table-cell>
          <table:table-cell office:value-type="float" office:value="0.38805947923183098" table:style-name="ce1">
            <text:p>0,388059479</text:p>
          </table:table-cell>
          <table:table-cell office:value-type="float" office:value="0.99295995832379103" table:style-name="ce1">
            <text:p>0,992959958</text:p>
          </table:table-cell>
          <table:table-cell table:number-columns-repeated="16379"/>
        </table:table-row>
        <table:table-row table:style-name="ro1">
          <table:table-cell office:value-type="float" office:value="24.5" table:style-name="ce1">
            <text:p>24,5</text:p>
          </table:table-cell>
          <table:table-cell office:value-type="float" office:value="1.0775897708579401" table:style-name="ce1">
            <text:p>1,077589771</text:p>
          </table:table-cell>
          <table:table-cell office:value-type="float" office:value="0.95520940620513095" table:style-name="ce1">
            <text:p>0,955209406</text:p>
          </table:table-cell>
          <table:table-cell office:value-type="float" office:value="0.41219014467457998" table:style-name="ce1">
            <text:p>0,412190145</text:p>
          </table:table-cell>
          <table:table-cell office:value-type="float" office:value="1.00970148154335" table:style-name="ce1">
            <text:p>1,00970148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1748673473970499" table:style-name="ce1">
            <text:p>1,174867347</text:p>
          </table:table-cell>
          <table:table-cell office:value-type="float" office:value="0.95023652169560002" table:style-name="ce1">
            <text:p>0,950236522</text:p>
          </table:table-cell>
          <table:table-cell office:value-type="float" office:value="0.84339316937269004" table:style-name="ce1">
            <text:p>0,843393169</text:p>
          </table:table-cell>
          <table:table-cell office:value-type="float" office:value="1.0955854414336901" table:style-name="ce1">
            <text:p>1,095585441</text:p>
          </table:table-cell>
          <table:table-cell table:number-columns-repeated="16379"/>
        </table:table-row>
        <table:table-row table:style-name="ro1">
          <table:table-cell office:value-type="float" office:value="25.5" table:style-name="ce1">
            <text:p>25,5</text:p>
          </table:table-cell>
          <table:table-cell office:value-type="float" office:value="1.0970321078665" table:style-name="ce1">
            <text:p>1,097032108</text:p>
          </table:table-cell>
          <table:table-cell office:value-type="float" office:value="0.96154963712980701" table:style-name="ce1">
            <text:p>0,961549637</text:p>
          </table:table-cell>
          <table:table-cell office:value-type="float" office:value="0.58865532419937605" table:style-name="ce1">
            <text:p>0,588655324</text:p>
          </table:table-cell>
          <table:table-cell office:value-type="float" office:value="1.0609486885488899" table:style-name="ce1">
            <text:p>1,060948689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14015558071325" table:style-name="ce1">
            <text:p>1,140155581</text:p>
          </table:table-cell>
          <table:table-cell office:value-type="float" office:value="0.97545200640359897" table:style-name="ce1">
            <text:p>0,975452006</text:p>
          </table:table-cell>
          <table:table-cell office:value-type="float" office:value="1.1674753253424699" table:style-name="ce1">
            <text:p>1,167475325</text:p>
          </table:table-cell>
          <table:table-cell office:value-type="float" office:value="1.18238486065471" table:style-name="ce1">
            <text:p>1,182384861</text:p>
          </table:table-cell>
          <table:table-cell table:number-columns-repeated="16379"/>
        </table:table-row>
        <table:table-row table:style-name="ro1">
          <table:table-cell office:value-type="float" office:value="26.5" table:style-name="ce1">
            <text:p>26,5</text:p>
          </table:table-cell>
          <table:table-cell office:value-type="float" office:value="1.18011959462528" table:style-name="ce1">
            <text:p>1,180119595</text:p>
          </table:table-cell>
          <table:table-cell office:value-type="float" office:value="0.97407664484884904" table:style-name="ce1">
            <text:p>0,974076645</text:p>
          </table:table-cell>
          <table:table-cell office:value-type="float" office:value="1.1378674758717799" table:style-name="ce1">
            <text:p>1,137867476</text:p>
          </table:table-cell>
          <table:table-cell office:value-type="float" office:value="1.19591954039336" table:style-name="ce1">
            <text:p>1,19591954</text:p>
          </table:table-cell>
          <table:table-cell table:number-columns-repeated="1637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2607678159384" table:style-name="ce1">
            <text:p>1,226076782</text:p>
          </table:table-cell>
          <table:table-cell office:value-type="float" office:value="0.96006507040942501" table:style-name="ce1">
            <text:p>0,96006507</text:p>
          </table:table-cell>
          <table:table-cell office:value-type="float" office:value="0.96553981680427803" table:style-name="ce1">
            <text:p>0,965539817</text:p>
          </table:table-cell>
          <table:table-cell office:value-type="float" office:value="1.1531232853662201" table:style-name="ce1">
            <text:p>1,153123285</text:p>
          </table:table-cell>
          <table:table-cell table:number-columns-repeated="16379"/>
        </table:table-row>
        <table:table-row table:style-name="ro1">
          <table:table-cell office:value-type="float" office:value="27.5" table:style-name="ce1">
            <text:p>27,5</text:p>
          </table:table-cell>
          <table:table-cell office:value-type="float" office:value="1.1629139002701201" table:style-name="ce1">
            <text:p>1,1629139</text:p>
          </table:table-cell>
          <table:table-cell office:value-type="float" office:value="0.94819656359670501" table:style-name="ce1">
            <text:p>0,948196564</text:p>
          </table:table-cell>
          <table:table-cell office:value-type="float" office:value="0.54419270567793498" table:style-name="ce1">
            <text:p>0,544192706</text:p>
          </table:table-cell>
          <table:table-cell office:value-type="float" office:value="1.0422632478390299" table:style-name="ce1">
            <text:p>1,04226324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1685600225241699" table:style-name="ce1">
            <text:p>1,168560023</text:p>
          </table:table-cell>
          <table:table-cell office:value-type="float" office:value="0.95773847387293098" table:style-name="ce1">
            <text:p>0,957738474</text:p>
          </table:table-cell>
          <table:table-cell office:value-type="float" office:value="0.78427443552781595" table:style-name="ce1">
            <text:p>0,784274436</text:p>
          </table:table-cell>
          <table:table-cell office:value-type="float" office:value="1.1013120858294401" table:style-name="ce1">
            <text:p>1,101312086</text:p>
          </table:table-cell>
          <table:table-cell table:number-columns-repeated="16379"/>
        </table:table-row>
        <table:table-row table:style-name="ro1">
          <table:table-cell office:value-type="float" office:value="28.5" table:style-name="ce1">
            <text:p>28,5</text:p>
          </table:table-cell>
          <table:table-cell office:value-type="float" office:value="1.3216065655921001" table:style-name="ce1">
            <text:p>1,321606566</text:p>
          </table:table-cell>
          <table:table-cell office:value-type="float" office:value="0.92007751936343096" table:style-name="ce1">
            <text:p>0,920077519</text:p>
          </table:table-cell>
          <table:table-cell office:value-type="float" office:value="0.41633087962951398" table:style-name="ce1">
            <text:p>0,41633088</text:p>
          </table:table-cell>
          <table:table-cell office:value-type="float" office:value="1.0108440526022699" table:style-name="ce1">
            <text:p>1,010844053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22082728090255" table:style-name="ce1">
            <text:p>1,220827281</text:p>
          </table:table-cell>
          <table:table-cell office:value-type="float" office:value="0.91954588795079195" table:style-name="ce1">
            <text:p>0,919545888</text:p>
          </table:table-cell>
          <table:table-cell office:value-type="float" office:value="0.152406299786181" table:style-name="ce1">
            <text:p>0,1524063</text:p>
          </table:table-cell>
          <table:table-cell office:value-type="float" office:value="0.93452582808992501" table:style-name="ce1">
            <text:p>0,934525828</text:p>
          </table:table-cell>
          <table:table-cell table:number-columns-repeated="16379"/>
        </table:table-row>
        <table:table-row table:style-name="ro1">
          <table:table-cell office:value-type="float" office:value="29.5" table:style-name="ce1">
            <text:p>29,5</text:p>
          </table:table-cell>
          <table:table-cell office:value-type="float" office:value="1.20099326858022" table:style-name="ce1">
            <text:p>1,200993269</text:p>
          </table:table-cell>
          <table:table-cell office:value-type="float" office:value="0.92724709872559397" table:style-name="ce1">
            <text:p>0,927247099</text:p>
          </table:table-cell>
          <table:table-cell office:value-type="float" office:value="0.32157822859693802" table:style-name="ce1">
            <text:p>0,321578229</text:p>
          </table:table-cell>
          <table:table-cell office:value-type="float" office:value="0.97216128599774199" table:style-name="ce1">
            <text:p>0,972161286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21883443114349" table:style-name="ce1">
            <text:p>1,218834431</text:p>
          </table:table-cell>
          <table:table-cell office:value-type="float" office:value="0.94472257869151999" table:style-name="ce1">
            <text:p>0,944722579</text:p>
          </table:table-cell>
          <table:table-cell office:value-type="float" office:value="0.699202945283525" table:style-name="ce1">
            <text:p>0,699202945</text:p>
          </table:table-cell>
          <table:table-cell office:value-type="float" office:value="1.0771481957429001" table:style-name="ce1">
            <text:p>1,077148196</text:p>
          </table:table-cell>
          <table:table-cell table:number-columns-repeated="16379"/>
        </table:table-row>
        <table:table-row table:style-name="ro1">
          <table:table-cell office:value-type="float" office:value="30.5" table:style-name="ce1">
            <text:p>30,5</text:p>
          </table:table-cell>
          <table:table-cell office:value-type="float" office:value="1.1811595564164901" table:style-name="ce1">
            <text:p>1,181159556</text:p>
          </table:table-cell>
          <table:table-cell office:value-type="float" office:value="0.93627266254661601" table:style-name="ce1">
            <text:p>0,936272663</text:p>
          </table:table-cell>
          <table:table-cell office:value-type="float" office:value="0.36955634715354202" table:style-name="ce1">
            <text:p>0,369556347</text:p>
          </table:table-cell>
          <table:table-cell office:value-type="float" office:value="0.99110696107766705" table:style-name="ce1">
            <text:p>0,991106961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3110525794193599" table:style-name="ce1">
            <text:p>1,311052579</text:p>
          </table:table-cell>
          <table:table-cell office:value-type="float" office:value="0.92176361541779395" table:style-name="ce1">
            <text:p>0,921763615</text:p>
          </table:table-cell>
          <table:table-cell office:value-type="float" office:value="0.30837048211586499" table:style-name="ce1">
            <text:p>0,308370482</text:p>
          </table:table-cell>
          <table:table-cell office:value-type="float" office:value="0.99246217150222205" table:style-name="ce1">
            <text:p>0,992462172</text:p>
          </table:table-cell>
          <table:table-cell table:number-columns-repeated="16379"/>
        </table:table-row>
        <table:table-row table:style-name="ro1">
          <table:table-cell office:value-type="float" office:value="31.5" table:style-name="ce1">
            <text:p>31,5</text:p>
          </table:table-cell>
          <table:table-cell office:value-type="float" office:value="1.1738727007226299" table:style-name="ce1">
            <text:p>1,173872701</text:p>
          </table:table-cell>
          <table:table-cell office:value-type="float" office:value="0.94357805517293203" table:style-name="ce1">
            <text:p>0,943578055</text:p>
          </table:table-cell>
          <table:table-cell office:value-type="float" office:value="0.52764897451368797" table:style-name="ce1">
            <text:p>0,527648975</text:p>
          </table:table-cell>
          <table:table-cell office:value-type="float" office:value="1.03104007910724" table:style-name="ce1">
            <text:p>1,031040079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.3306777515541901" table:style-name="ce1">
            <text:p>1,330677752</text:p>
          </table:table-cell>
          <table:table-cell office:value-type="float" office:value="0.920706640327835" table:style-name="ce1">
            <text:p>0,92070664</text:p>
          </table:table-cell>
          <table:table-cell office:value-type="float" office:value="0.39359845686657602" table:style-name="ce1">
            <text:p>0,393598457</text:p>
          </table:table-cell>
          <table:table-cell office:value-type="float" office:value="1.0114958732514101" table:style-name="ce1">
            <text:p>1,011495873</text:p>
          </table:table-cell>
          <table:table-cell table:number-columns-repeated="16379"/>
        </table:table-row>
        <table:table-row table:style-name="ro1">
          <table:table-cell office:value-type="float" office:value="32.5" table:style-name="ce1">
            <text:p>32,5</text:p>
          </table:table-cell>
          <table:table-cell office:value-type="float" office:value="1.1512625301439201" table:style-name="ce1">
            <text:p>1,15126253</text:p>
          </table:table-cell>
          <table:table-cell office:value-type="float" office:value="0.96309793550678502" table:style-name="ce1">
            <text:p>0,963097936</text:p>
          </table:table-cell>
          <table:table-cell office:value-type="float" office:value="1.0746553067759701" table:style-name="ce1">
            <text:p>1,074655307</text:p>
          </table:table-cell>
          <table:table-cell office:value-type="float" office:value="1.14688010822468" table:style-name="ce1">
            <text:p>1,146880108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.26080901966268" table:style-name="ce1">
            <text:p>1,26080902</text:p>
          </table:table-cell>
          <table:table-cell office:value-type="float" office:value="0.939414507979905" table:style-name="ce1">
            <text:p>0,939414508</text:p>
          </table:table-cell>
          <table:table-cell office:value-type="float" office:value="0.63611043975567805" table:style-name="ce1">
            <text:p>0,63611044</text:p>
          </table:table-cell>
          <table:table-cell office:value-type="float" office:value="1.06732702281251" table:style-name="ce1">
            <text:p>1,067327023</text:p>
          </table:table-cell>
          <table:table-cell table:number-columns-repeated="16379"/>
        </table:table-row>
        <table:table-row table:style-name="ro1">
          <table:table-cell office:value-type="float" office:value="33.5" table:style-name="ce1">
            <text:p>33,5</text:p>
          </table:table-cell>
          <table:table-cell office:value-type="float" office:value="1.3305560261568401" table:style-name="ce1">
            <text:p>1,330556026</text:p>
          </table:table-cell>
          <table:table-cell office:value-type="float" office:value="0.93680216759139201" table:style-name="ce1">
            <text:p>0,936802168</text:p>
          </table:table-cell>
          <table:table-cell office:value-type="float" office:value="0.76826811300553799" table:style-name="ce1">
            <text:p>0,768268113</text:p>
          </table:table-cell>
          <table:table-cell office:value-type="float" office:value="1.1026782712201599" table:style-name="ce1">
            <text:p>1,102678271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.24922213988676" table:style-name="ce1">
            <text:p>1,24922214</text:p>
          </table:table-cell>
          <table:table-cell office:value-type="float" office:value="0.95262539010554803" table:style-name="ce1">
            <text:p>0,95262539</text:p>
          </table:table-cell>
          <table:table-cell office:value-type="float" office:value="1.28731733307034" table:style-name="ce1">
            <text:p>1,287317333</text:p>
          </table:table-cell>
          <table:table-cell office:value-type="float" office:value="1.1803542959205" table:style-name="ce1">
            <text:p>1,180354296</text:p>
          </table:table-cell>
          <table:table-cell table:number-columns-repeated="16379"/>
        </table:table-row>
        <table:table-row table:style-name="ro1">
          <table:table-cell office:value-type="float" office:value="34.5" table:style-name="ce1">
            <text:p>34,5</text:p>
          </table:table-cell>
          <table:table-cell office:value-type="float" office:value="1.29901572866993" table:style-name="ce1">
            <text:p>1,299015729</text:p>
          </table:table-cell>
          <table:table-cell office:value-type="float" office:value="0.93039754566481703" table:style-name="ce1">
            <text:p>0,930397546</text:p>
          </table:table-cell>
          <table:table-cell office:value-type="float" office:value="0.58954853339472602" table:style-name="ce1">
            <text:p>0,589548533</text:p>
          </table:table-cell>
          <table:table-cell office:value-type="float" office:value="1.05355186051723" table:style-name="ce1">
            <text:p>1,053551861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.1256023163270801" table:style-name="ce1">
            <text:p>1,125602316</text:p>
          </table:table-cell>
          <table:table-cell office:value-type="float" office:value="0.96673490972788001" table:style-name="ce1">
            <text:p>0,96673491</text:p>
          </table:table-cell>
          <table:table-cell office:value-type="float" office:value="0.86888753942957198" table:style-name="ce1">
            <text:p>0,868887539</text:p>
          </table:table-cell>
          <table:table-cell office:value-type="float" office:value="1.1203407570628201" table:style-name="ce1">
            <text:p>1,120340757</text:p>
          </table:table-cell>
          <table:table-cell table:number-columns-repeated="16379"/>
        </table:table-row>
        <table:table-row table:style-name="ro1">
          <table:table-cell office:value-type="float" office:value="35.5" table:style-name="ce1">
            <text:p>35,5</text:p>
          </table:table-cell>
          <table:table-cell office:value-type="float" office:value="1.2491911154900699" table:style-name="ce1">
            <text:p>1,249191115</text:p>
          </table:table-cell>
          <table:table-cell office:value-type="float" office:value="0.93035161625936902" table:style-name="ce1">
            <text:p>0,930351616</text:p>
          </table:table-cell>
          <table:table-cell office:value-type="float" office:value="0.468551432980644" table:style-name="ce1">
            <text:p>0,468551433</text:p>
          </table:table-cell>
          <table:table-cell office:value-type="float" office:value="1.01960091109659" table:style-name="ce1">
            <text:p>1,019600911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.2184461184957001" table:style-name="ce1">
            <text:p>1,218446118</text:p>
          </table:table-cell>
          <table:table-cell office:value-type="float" office:value="0.94470442661952803" table:style-name="ce1">
            <text:p>0,944704427</text:p>
          </table:table-cell>
          <table:table-cell office:value-type="float" office:value="0.75314982427931099" table:style-name="ce1">
            <text:p>0,753149824</text:p>
          </table:table-cell>
          <table:table-cell office:value-type="float" office:value="1.0803312575856701" table:style-name="ce1">
            <text:p>1,080331258</text:p>
          </table:table-cell>
          <table:table-cell table:number-columns-repeated="16379"/>
        </table:table-row>
        <table:table-row table:style-name="ro1">
          <table:table-cell office:value-type="float" office:value="36.5" table:style-name="ce1">
            <text:p>36,5</text:p>
          </table:table-cell>
          <table:table-cell office:value-type="float" office:value="1.2652575784059501" table:style-name="ce1">
            <text:p>1,265257578</text:p>
          </table:table-cell>
          <table:table-cell office:value-type="float" office:value="0.94946903659889004" table:style-name="ce1">
            <text:p>0,949469037</text:p>
          </table:table-cell>
          <table:table-cell office:value-type="float" office:value="0.90363048965975601" table:style-name="ce1">
            <text:p>0,90363049</text:p>
          </table:table-cell>
          <table:table-cell office:value-type="float" office:value="1.13081336824343" table:style-name="ce1">
            <text:p>1,130813368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1.2089444693707001" table:style-name="ce1">
            <text:p>1,208944469</text:p>
          </table:table-cell>
          <table:table-cell office:value-type="float" office:value="0.92101983581913005" table:style-name="ce1">
            <text:p>0,921019836</text:p>
          </table:table-cell>
          <table:table-cell office:value-type="float" office:value="0.238605869381253" table:style-name="ce1">
            <text:p>0,238605869</text:p>
          </table:table-cell>
          <table:table-cell office:value-type="float" office:value="0.94666270037338596" table:style-name="ce1">
            <text:p>0,9466627</text:p>
          </table:table-cell>
          <table:table-cell table:number-columns-repeated="16379"/>
        </table:table-row>
        <table:table-row table:style-name="ro1">
          <table:table-cell office:value-type="float" office:value="37.5" table:style-name="ce1">
            <text:p>37,5</text:p>
          </table:table-cell>
          <table:table-cell office:value-type="float" office:value="1.21401117904853" table:style-name="ce1">
            <text:p>1,214011179</text:p>
          </table:table-cell>
          <table:table-cell office:value-type="float" office:value="0.93872733463091096" table:style-name="ce1">
            <text:p>0,938727335</text:p>
          </table:table-cell>
          <table:table-cell office:value-type="float" office:value="0.59522262216217403" table:style-name="ce1">
            <text:p>0,595222622</text:p>
          </table:table-cell>
          <table:table-cell office:value-type="float" office:value="1.0430523377529199" table:style-name="ce1">
            <text:p>1,043052338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1.3533528983288401" table:style-name="ce1">
            <text:p>1,353352898</text:p>
          </table:table-cell>
          <table:table-cell office:value-type="float" office:value="0.94369422309629303" table:style-name="ce1">
            <text:p>0,943694223</text:p>
          </table:table-cell>
          <table:table-cell office:value-type="float" office:value="0.92450617689261805" table:style-name="ce1">
            <text:p>0,924506177</text:p>
          </table:table-cell>
          <table:table-cell office:value-type="float" office:value="1.1448497545756999" table:style-name="ce1">
            <text:p>1,144849755</text:p>
          </table:table-cell>
          <table:table-cell table:number-columns-repeated="16379"/>
        </table:table-row>
        <table:table-row table:style-name="ro1">
          <table:table-cell office:value-type="float" office:value="38.5" table:style-name="ce1">
            <text:p>38,5</text:p>
          </table:table-cell>
          <table:table-cell office:value-type="float" office:value="1.19126724062189" table:style-name="ce1">
            <text:p>1,191267241</text:p>
          </table:table-cell>
          <table:table-cell office:value-type="float" office:value="0.95861731462560096" table:style-name="ce1">
            <text:p>0,958617315</text:p>
          </table:table-cell>
          <table:table-cell office:value-type="float" office:value="0.99740104404512497" table:style-name="ce1">
            <text:p>0,997401044</text:p>
          </table:table-cell>
          <table:table-cell office:value-type="float" office:value="1.1405403473317699" table:style-name="ce1">
            <text:p>1,140540347</text:p>
          </table:table-cell>
          <table:table-cell table:number-columns-repeated="1637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.3376592371698599" table:style-name="ce1">
            <text:p>1,337659237</text:p>
          </table:table-cell>
          <table:table-cell office:value-type="float" office:value="0.90229112789479304" table:style-name="ce1">
            <text:p>0,902291128</text:p>
          </table:table-cell>
          <table:table-cell office:value-type="float" office:value="0.12893013492368599" table:style-name="ce1">
            <text:p>0,128930135</text:p>
          </table:table-cell>
          <table:table-cell office:value-type="float" office:value="0.92941841336565201" table:style-name="ce1">
            <text:p>0,929418413</text:p>
          </table:table-cell>
          <table:table-cell table:number-columns-repeated="16379"/>
        </table:table-row>
        <table:table-row table:style-name="ro1">
          <table:table-cell office:value-type="float" office:value="39.5" table:style-name="ce1">
            <text:p>39,5</text:p>
          </table:table-cell>
          <table:table-cell office:value-type="float" office:value="1.3914850922878801" table:style-name="ce1">
            <text:p>1,391485092</text:p>
          </table:table-cell>
          <table:table-cell office:value-type="float" office:value="0.91066713149817602" table:style-name="ce1">
            <text:p>0,910667131</text:p>
          </table:table-cell>
          <table:table-cell office:value-type="float" office:value="0.408836048870719" table:style-name="ce1">
            <text:p>0,408836049</text:p>
          </table:table-cell>
          <table:table-cell office:value-type="float" office:value="1.00547617088168" table:style-name="ce1">
            <text:p>1,005476171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1.421445132061" table:style-name="ce1">
            <text:p>1,421445132</text:p>
          </table:table-cell>
          <table:table-cell office:value-type="float" office:value="0.90536135561423703" table:style-name="ce1">
            <text:p>0,905361356</text:p>
          </table:table-cell>
          <table:table-cell office:value-type="float" office:value="0.33643924673439601" table:style-name="ce1">
            <text:p>0,336439247</text:p>
          </table:table-cell>
          <table:table-cell office:value-type="float" office:value="0.98725267137988804" table:style-name="ce1">
            <text:p>0,987252671</text:p>
          </table:table-cell>
          <table:table-cell table:number-columns-repeated="16379"/>
        </table:table-row>
        <table:table-row table:style-name="ro1">
          <table:table-cell office:value-type="float" office:value="40.5" table:style-name="ce1">
            <text:p>40,5</text:p>
          </table:table-cell>
          <table:table-cell office:value-type="float" office:value="1.4513707373914699" table:style-name="ce1">
            <text:p>1,451370737</text:p>
          </table:table-cell>
          <table:table-cell office:value-type="float" office:value="0.90178415530941303" table:style-name="ce1">
            <text:p>0,901784155</text:p>
          </table:table-cell>
          <table:table-cell office:value-type="float" office:value="0.43876812755893901" table:style-name="ce1">
            <text:p>0,438768128</text:p>
          </table:table-cell>
          <table:table-cell office:value-type="float" office:value="1.0093066397694299" table:style-name="ce1">
            <text:p>1,00930664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1.29360219482585" table:style-name="ce1">
            <text:p>1,293602195</text:p>
          </table:table-cell>
          <table:table-cell office:value-type="float" office:value="0.91595917099999402" table:style-name="ce1">
            <text:p>0,915959171</text:p>
          </table:table-cell>
          <table:table-cell office:value-type="float" office:value="0.56008364834845903" table:style-name="ce1">
            <text:p>0,560083648</text:p>
          </table:table-cell>
          <table:table-cell office:value-type="float" office:value="1.0096962843609201" table:style-name="ce1">
            <text:p>1,009696284</text:p>
          </table:table-cell>
          <table:table-cell table:number-columns-repeated="16379"/>
        </table:table-row>
        <table:table-row table:style-name="ro1">
          <table:table-cell office:value-type="float" office:value="41.5" table:style-name="ce1">
            <text:p>41,5</text:p>
          </table:table-cell>
          <table:table-cell office:value-type="float" office:value="1.4031208067433301" table:style-name="ce1">
            <text:p>1,403120807</text:p>
          </table:table-cell>
          <table:table-cell office:value-type="float" office:value="0.90642705651911504" table:style-name="ce1">
            <text:p>0,906427057</text:p>
          </table:table-cell>
          <table:table-cell office:value-type="float" office:value="0.39582427003858101" table:style-name="ce1">
            <text:p>0,39582427</text:p>
          </table:table-cell>
          <table:table-cell office:value-type="float" office:value="0.99605069837926297" table:style-name="ce1">
            <text:p>0,996050698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.43078037025376" table:style-name="ce1">
            <text:p>1,43078037</text:p>
          </table:table-cell>
          <table:table-cell office:value-type="float" office:value="0.89383139307554704" table:style-name="ce1">
            <text:p>0,893831393</text:p>
          </table:table-cell>
          <table:table-cell office:value-type="float" office:value="0.31197094301713202" table:style-name="ce1">
            <text:p>0,311970943</text:p>
          </table:table-cell>
          <table:table-cell office:value-type="float" office:value="0.96477331248967302" table:style-name="ce1">
            <text:p>0,964773312</text:p>
          </table:table-cell>
          <table:table-cell table:number-columns-repeated="16379"/>
        </table:table-row>
        <table:table-row table:style-name="ro1">
          <table:table-cell office:value-type="float" office:value="42.5" table:style-name="ce1">
            <text:p>42,5</text:p>
          </table:table-cell>
          <table:table-cell office:value-type="float" office:value="1.3721190224842801" table:style-name="ce1">
            <text:p>1,372119022</text:p>
          </table:table-cell>
          <table:table-cell office:value-type="float" office:value="0.91567087761404697" table:style-name="ce1">
            <text:p>0,915670878</text:p>
          </table:table-cell>
          <table:table-cell office:value-type="float" office:value="0.44178306551956098" table:style-name="ce1">
            <text:p>0,441783066</text:p>
          </table:table-cell>
          <table:table-cell office:value-type="float" office:value="1.0139815291051499" table:style-name="ce1">
            <text:p>1,013981529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1.4802204968878601" table:style-name="ce1">
            <text:p>1,480220497</text:p>
          </table:table-cell>
          <table:table-cell office:value-type="float" office:value="0.88407263845019202" table:style-name="ce1">
            <text:p>0,884072638</text:p>
          </table:table-cell>
          <table:table-cell office:value-type="float" office:value="0.12226361110996201" table:style-name="ce1">
            <text:p>0,122263611</text:p>
          </table:table-cell>
          <table:table-cell office:value-type="float" office:value="0.92326340296923404" table:style-name="ce1">
            <text:p>0,923263403</text:p>
          </table:table-cell>
          <table:table-cell table:number-columns-repeated="16379"/>
        </table:table-row>
        <table:table-row table:style-name="ro1">
          <table:table-cell office:value-type="float" office:value="43.5" table:style-name="ce1">
            <text:p>43,5</text:p>
          </table:table-cell>
          <table:table-cell office:value-type="float" office:value="1.41394650442573" table:style-name="ce1">
            <text:p>1,413946504</text:p>
          </table:table-cell>
          <table:table-cell office:value-type="float" office:value="0.90691533523931001" table:style-name="ce1">
            <text:p>0,906915335</text:p>
          </table:table-cell>
          <table:table-cell office:value-type="float" office:value="0.606958798441392" table:style-name="ce1">
            <text:p>0,606958798</text:p>
          </table:table-cell>
          <table:table-cell office:value-type="float" office:value="1.03283725128851" table:style-name="ce1">
            <text:p>1,032837251</text:p>
          </table:table-cell>
          <table:table-cell table:number-columns-repeated="1637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.3133234239301099" table:style-name="ce1">
            <text:p>1,313323424</text:p>
          </table:table-cell>
          <table:table-cell office:value-type="float" office:value="0.93478042835227904" table:style-name="ce1">
            <text:p>0,934780428</text:p>
          </table:table-cell>
          <table:table-cell office:value-type="float" office:value="0.85944691548260499" table:style-name="ce1">
            <text:p>0,859446915</text:p>
          </table:table-cell>
          <table:table-cell office:value-type="float" office:value="1.0992443466769" table:style-name="ce1">
            <text:p>1,099244347</text:p>
          </table:table-cell>
          <table:table-cell table:number-columns-repeated="16379"/>
        </table:table-row>
        <table:table-row table:style-name="ro1">
          <table:table-cell office:value-type="float" office:value="44.5" table:style-name="ce1">
            <text:p>44,5</text:p>
          </table:table-cell>
          <table:table-cell office:value-type="float" office:value="1.4001550831613301" table:style-name="ce1">
            <text:p>1,400155083</text:p>
          </table:table-cell>
          <table:table-cell office:value-type="float" office:value="0.90041898105834595" table:style-name="ce1">
            <text:p>0,900418981</text:p>
          </table:table-cell>
          <table:table-cell office:value-type="float" office:value="0.237024975688755" table:style-name="ce1">
            <text:p>0,237024976</text:p>
          </table:table-cell>
          <table:table-cell office:value-type="float" office:value="0.95835566054366905" table:style-name="ce1">
            <text:p>0,958355661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.5238801283247401" table:style-name="ce1">
            <text:p>1,523880128</text:p>
          </table:table-cell>
          <table:table-cell office:value-type="float" office:value="0.87893946252704203" table:style-name="ce1">
            <text:p>0,878939463</text:p>
          </table:table-cell>
          <table:table-cell office:value-type="float" office:value="0.21696268599414301" table:style-name="ce1">
            <text:p>0,216962686</text:p>
          </table:table-cell>
          <table:table-cell office:value-type="float" office:value="0.94459633792378195" table:style-name="ce1">
            <text:p>0,944596338</text:p>
          </table:table-cell>
          <table:table-cell table:number-columns-repeated="16379"/>
        </table:table-row>
        <table:table-row table:style-name="ro1">
          <table:table-cell office:value-type="float" office:value="45.5" table:style-name="ce1">
            <text:p>45,5</text:p>
          </table:table-cell>
          <table:table-cell office:value-type="float" office:value="1.4604378159340401" table:style-name="ce1">
            <text:p>1,460437816</text:p>
          </table:table-cell>
          <table:table-cell office:value-type="float" office:value="0.89548971961187396" table:style-name="ce1">
            <text:p>0,89548972</text:p>
          </table:table-cell>
          <table:table-cell office:value-type="float" office:value="0.34626777997984098" table:style-name="ce1">
            <text:p>0,34626778</text:p>
          </table:table-cell>
          <table:table-cell office:value-type="float" office:value="0.98025513621238503" table:style-name="ce1">
            <text:p>0,980255136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1.41570523978847" table:style-name="ce1">
            <text:p>1,41570524</text:p>
          </table:table-cell>
          <table:table-cell office:value-type="float" office:value="0.89862057802131201" table:style-name="ce1">
            <text:p>0,898620578</text:p>
          </table:table-cell>
          <table:table-cell office:value-type="float" office:value="0.27948845660657201" table:style-name="ce1">
            <text:p>0,279488457</text:p>
          </table:table-cell>
          <table:table-cell office:value-type="float" office:value="0.96881572574441999" table:style-name="ce1">
            <text:p>0,968815726</text:p>
          </table:table-cell>
          <table:table-cell table:number-columns-repeated="16379"/>
        </table:table-row>
        <table:table-row table:style-name="ro1">
          <table:table-cell office:value-type="float" office:value="46.5" table:style-name="ce1">
            <text:p>46,5</text:p>
          </table:table-cell>
          <table:table-cell office:value-type="float" office:value="1.4568729272005201" table:style-name="ce1">
            <text:p>1,456872927</text:p>
          </table:table-cell>
          <table:table-cell office:value-type="float" office:value="0.89094423211180696" table:style-name="ce1">
            <text:p>0,890944232</text:p>
          </table:table-cell>
          <table:table-cell office:value-type="float" office:value="0.115105470822099" table:style-name="ce1">
            <text:p>0,115105471</text:p>
          </table:table-cell>
          <table:table-cell office:value-type="float" office:value="0.93395141136478899" table:style-name="ce1">
            <text:p>0,933951411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53298147761826" table:style-name="ce1">
            <text:p>1,532981478</text:p>
          </table:table-cell>
          <table:table-cell office:value-type="float" office:value="0.88876738066387895" table:style-name="ce1">
            <text:p>0,888767381</text:p>
          </table:table-cell>
          <table:table-cell office:value-type="float" office:value="0.29734374652379397" table:style-name="ce1">
            <text:p>0,297343747</text:p>
          </table:table-cell>
          <table:table-cell office:value-type="float" office:value="0.976953245816362" table:style-name="ce1">
            <text:p>0,976953246</text:p>
          </table:table-cell>
          <table:table-cell table:number-columns-repeated="16379"/>
        </table:table-row>
        <table:table-row table:style-name="ro1">
          <table:table-cell office:value-type="float" office:value="47.5" table:style-name="ce1">
            <text:p>47,5</text:p>
          </table:table-cell>
          <table:table-cell office:value-type="float" office:value="1.4215430667201601" table:style-name="ce1">
            <text:p>1,421543067</text:p>
          </table:table-cell>
          <table:table-cell office:value-type="float" office:value="0.90355010225841104" table:style-name="ce1">
            <text:p>0,903550102</text:p>
          </table:table-cell>
          <table:table-cell office:value-type="float" office:value="0.33871812945326002" table:style-name="ce1">
            <text:p>0,338718129</text:p>
          </table:table-cell>
          <table:table-cell office:value-type="float" office:value="0.99144440778833498" table:style-name="ce1">
            <text:p>0,991444408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1.68714128891412" table:style-name="ce1">
            <text:p>1,687141289</text:p>
          </table:table-cell>
          <table:table-cell office:value-type="float" office:value="0.85569636028018903" table:style-name="ce1">
            <text:p>0,85569636</text:p>
          </table:table-cell>
          <table:table-cell office:value-type="float" office:value="2.0451625772167002E-2" table:style-name="ce1">
            <text:p>0,020451626</text:p>
          </table:table-cell>
          <table:table-cell office:value-type="float" office:value="0.88999526173304699" table:style-name="ce1">
            <text:p>0,889995262</text:p>
          </table:table-cell>
          <table:table-cell table:number-columns-repeated="16379"/>
        </table:table-row>
        <table:table-row table:style-name="ro1">
          <table:table-cell office:value-type="float" office:value="48.5" table:style-name="ce1">
            <text:p>48,5</text:p>
          </table:table-cell>
          <table:table-cell office:value-type="float" office:value="1.5583563533767699" table:style-name="ce1">
            <text:p>1,558356353</text:p>
          </table:table-cell>
          <table:table-cell office:value-type="float" office:value="0.88226704582316295" table:style-name="ce1">
            <text:p>0,882267046</text:p>
          </table:table-cell>
          <table:table-cell office:value-type="float" office:value="0.25133480539926101" table:style-name="ce1">
            <text:p>0,251334805</text:p>
          </table:table-cell>
          <table:table-cell office:value-type="float" office:value="0.95809022684025702" table:style-name="ce1">
            <text:p>0,958090227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.58990914819368" table:style-name="ce1">
            <text:p>1,589909148</text:p>
          </table:table-cell>
          <table:table-cell office:value-type="float" office:value="0.888349866325851" table:style-name="ce1">
            <text:p>0,888349866</text:p>
          </table:table-cell>
          <table:table-cell office:value-type="float" office:value="0.30800219590852301" table:style-name="ce1">
            <text:p>0,308002196</text:p>
          </table:table-cell>
          <table:table-cell office:value-type="float" office:value="0.98934208167398696" table:style-name="ce1">
            <text:p>0,989342082</text:p>
          </table:table-cell>
          <table:table-cell table:number-columns-repeated="16379"/>
        </table:table-row>
        <table:table-row table:style-name="ro1">
          <table:table-cell office:value-type="float" office:value="49.5" table:style-name="ce1">
            <text:p>49,5</text:p>
          </table:table-cell>
          <table:table-cell office:value-type="float" office:value="1.4546599255360999" table:style-name="ce1">
            <text:p>1,454659926</text:p>
          </table:table-cell>
          <table:table-cell office:value-type="float" office:value="0.89975419482646002" table:style-name="ce1">
            <text:p>0,899754195</text:p>
          </table:table-cell>
          <table:table-cell office:value-type="float" office:value="0.34801773491837901" table:style-name="ce1">
            <text:p>0,348017735</text:p>
          </table:table-cell>
          <table:table-cell office:value-type="float" office:value="0.98633068707478599" table:style-name="ce1">
            <text:p>0,986330687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1.7029882470579301" table:style-name="ce1">
            <text:p>1,702988247</text:p>
          </table:table-cell>
          <table:table-cell office:value-type="float" office:value="0.82923342654111198" table:style-name="ce1">
            <text:p>0,829233427</text:p>
          </table:table-cell>
          <table:table-cell office:value-type="float" office:value="-0.221365833497636" table:style-name="ce1">
            <text:p>-0,221365833</text:p>
          </table:table-cell>
          <table:table-cell office:value-type="float" office:value="0.79932484870397802" table:style-name="ce1">
            <text:p>0,799324849</text:p>
          </table:table-cell>
          <table:table-cell table:number-columns-repeated="16379"/>
        </table:table-row>
        <table:table-row table:style-name="ro1">
          <table:table-cell office:value-type="float" office:value="50.5" table:style-name="ce1">
            <text:p>50,5</text:p>
          </table:table-cell>
          <table:table-cell office:value-type="float" office:value="1.5002308986970101" table:style-name="ce1">
            <text:p>1,500230899</text:p>
          </table:table-cell>
          <table:table-cell office:value-type="float" office:value="0.88855022996444999" table:style-name="ce1">
            <text:p>0,88855023</text:p>
          </table:table-cell>
          <table:table-cell office:value-type="float" office:value="0.257016691863027" table:style-name="ce1">
            <text:p>0,257016692</text:p>
          </table:table-cell>
          <table:table-cell office:value-type="float" office:value="0.96161544639388796" table:style-name="ce1">
            <text:p>0,961615446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.5183450113778201" table:style-name="ce1">
            <text:p>1,518345011</text:p>
          </table:table-cell>
          <table:table-cell office:value-type="float" office:value="0.88854303253225198" table:style-name="ce1">
            <text:p>0,888543033</text:p>
          </table:table-cell>
          <table:table-cell office:value-type="float" office:value="0.19418266676763801" table:style-name="ce1">
            <text:p>0,194182667</text:p>
          </table:table-cell>
          <table:table-cell office:value-type="float" office:value="0.95462524977371599" table:style-name="ce1">
            <text:p>0,95462525</text:p>
          </table:table-cell>
          <table:table-cell table:number-columns-repeated="16379"/>
        </table:table-row>
        <table:table-row table:style-name="ro1">
          <table:table-cell office:value-type="float" office:value="51.5" table:style-name="ce1">
            <text:p>51,5</text:p>
          </table:table-cell>
          <table:table-cell office:value-type="float" office:value="1.5691131404133201" table:style-name="ce1">
            <text:p>1,56911314</text:p>
          </table:table-cell>
          <table:table-cell office:value-type="float" office:value="0.87467791104960602" table:style-name="ce1">
            <text:p>0,874677911</text:p>
          </table:table-cell>
          <table:table-cell office:value-type="float" office:value="0.31453602012439802" table:style-name="ce1">
            <text:p>0,31453602</text:p>
          </table:table-cell>
          <table:table-cell office:value-type="float" office:value="0.95656924581345903" table:style-name="ce1">
            <text:p>0,956569246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1.7090926236362001" table:style-name="ce1">
            <text:p>1,709092624</text:p>
          </table:table-cell>
          <table:table-cell office:value-type="float" office:value="0.85018891515274997" table:style-name="ce1">
            <text:p>0,850188915</text:p>
          </table:table-cell>
          <table:table-cell office:value-type="float" office:value="9.5131726543268097E-2" table:style-name="ce1">
            <text:p>0,095131727</text:p>
          </table:table-cell>
          <table:table-cell office:value-type="float" office:value="0.89981696002855704" table:style-name="ce1">
            <text:p>0,89981696</text:p>
          </table:table-cell>
          <table:table-cell table:number-columns-repeated="16379"/>
        </table:table-row>
        <table:table-row table:style-name="ro1">
          <table:table-cell office:value-type="float" office:value="52.5" table:style-name="ce1">
            <text:p>52,5</text:p>
          </table:table-cell>
          <table:table-cell office:value-type="float" office:value="1.5180053185175999" table:style-name="ce1">
            <text:p>1,518005319</text:p>
          </table:table-cell>
          <table:table-cell office:value-type="float" office:value="0.87878483081967695" table:style-name="ce1">
            <text:p>0,878784831</text:p>
          </table:table-cell>
          <table:table-cell office:value-type="float" office:value="0.177106383585866" table:style-name="ce1">
            <text:p>0,177106384</text:p>
          </table:table-cell>
          <table:table-cell office:value-type="float" office:value="0.93213752215697199" table:style-name="ce1">
            <text:p>0,932137522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.71000150367559" table:style-name="ce1">
            <text:p>1,710001504</text:p>
          </table:table-cell>
          <table:table-cell office:value-type="float" office:value="0.83923809095125501" table:style-name="ce1">
            <text:p>0,839238091</text:p>
          </table:table-cell>
          <table:table-cell office:value-type="float" office:value="-0.10630981909514001" table:style-name="ce1">
            <text:p>-0,106309819</text:p>
          </table:table-cell>
          <table:table-cell office:value-type="float" office:value="0.84107672873352302" table:style-name="ce1">
            <text:p>0,841076729</text:p>
          </table:table-cell>
          <table:table-cell table:number-columns-repeated="16379"/>
        </table:table-row>
        <table:table-row table:style-name="ro1">
          <table:table-cell office:value-type="float" office:value="53.5" table:style-name="ce1">
            <text:p>53,5</text:p>
          </table:table-cell>
          <table:table-cell office:value-type="float" office:value="1.64347735694681" table:style-name="ce1">
            <text:p>1,643477357</text:p>
          </table:table-cell>
          <table:table-cell office:value-type="float" office:value="0.867454974963629" table:style-name="ce1">
            <text:p>0,867454975</text:p>
          </table:table-cell>
          <table:table-cell office:value-type="float" office:value="0.19193641468519301" table:style-name="ce1">
            <text:p>0,191936415</text:p>
          </table:table-cell>
          <table:table-cell office:value-type="float" office:value="0.94023758769844801" table:style-name="ce1">
            <text:p>0,940237588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.83190728499523" table:style-name="ce1">
            <text:p>1,831907285</text:p>
          </table:table-cell>
          <table:table-cell office:value-type="float" office:value="0.82529319252614797" table:style-name="ce1">
            <text:p>0,825293193</text:p>
          </table:table-cell>
          <table:table-cell office:value-type="float" office:value="-0.16342741236366901" table:style-name="ce1">
            <text:p>-0,163427412</text:p>
          </table:table-cell>
          <table:table-cell office:value-type="float" office:value="0.82393500099071504" table:style-name="ce1">
            <text:p>0,823935001</text:p>
          </table:table-cell>
          <table:table-cell table:number-columns-repeated="16379"/>
        </table:table-row>
        <table:table-row table:style-name="ro1">
          <table:table-cell office:value-type="float" office:value="54.5" table:style-name="ce1">
            <text:p>54,5</text:p>
          </table:table-cell>
          <table:table-cell office:value-type="float" office:value="1.58816623059222" table:style-name="ce1">
            <text:p>1,588166231</text:p>
          </table:table-cell>
          <table:table-cell office:value-type="float" office:value="0.85745083703610303" table:style-name="ce1">
            <text:p>0,857450837</text:p>
          </table:table-cell>
          <table:table-cell office:value-type="float" office:value="7.5070573662679801E-2" table:style-name="ce1">
            <text:p>0,075070574</text:p>
          </table:table-cell>
          <table:table-cell office:value-type="float" office:value="0.88592445504011696" table:style-name="ce1">
            <text:p>0,885924455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.8271786490350901" table:style-name="ce1">
            <text:p>1,827178649</text:p>
          </table:table-cell>
          <table:table-cell office:value-type="float" office:value="0.82433920009074302" table:style-name="ce1">
            <text:p>0,8243392</text:p>
          </table:table-cell>
          <table:table-cell office:value-type="float" office:value="-0.14591014714710901" table:style-name="ce1">
            <text:p>-0,145910147</text:p>
          </table:table-cell>
          <table:table-cell office:value-type="float" office:value="0.827570894967677" table:style-name="ce1">
            <text:p>0,827570895</text:p>
          </table:table-cell>
          <table:table-cell table:number-columns-repeated="16379"/>
        </table:table-row>
        <table:table-row table:style-name="ro1">
          <table:table-cell office:value-type="float" office:value="55.5" table:style-name="ce1">
            <text:p>55,5</text:p>
          </table:table-cell>
          <table:table-cell office:value-type="float" office:value="1.58079977394435" table:style-name="ce1">
            <text:p>1,580799774</text:p>
          </table:table-cell>
          <table:table-cell office:value-type="float" office:value="0.86685125241669203" table:style-name="ce1">
            <text:p>0,866851252</text:p>
          </table:table-cell>
          <table:table-cell office:value-type="float" office:value="6.1479217988886302E-2" table:style-name="ce1">
            <text:p>0,061479218</text:p>
          </table:table-cell>
          <table:table-cell office:value-type="float" office:value="0.90336409740788604" table:style-name="ce1">
            <text:p>0,903364097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1.8787457074431499" table:style-name="ce1">
            <text:p>1,878745707</text:p>
          </table:table-cell>
          <table:table-cell office:value-type="float" office:value="0.81976885579719005" table:style-name="ce1">
            <text:p>0,819768856</text:p>
          </table:table-cell>
          <table:table-cell office:value-type="float" office:value="-0.16839894276110501" table:style-name="ce1">
            <text:p>-0,168398943</text:p>
          </table:table-cell>
          <table:table-cell office:value-type="float" office:value="0.82098557305720199" table:style-name="ce1">
            <text:p>0,820985573</text:p>
          </table:table-cell>
          <table:table-cell table:number-columns-repeated="16379"/>
        </table:table-row>
        <table:table-row table:style-name="ro1">
          <table:table-cell office:value-type="float" office:value="56.5" table:style-name="ce1">
            <text:p>56,5</text:p>
          </table:table-cell>
          <table:table-cell office:value-type="float" office:value="1.7401756639970201" table:style-name="ce1">
            <text:p>1,740175664</text:p>
          </table:table-cell>
          <table:table-cell office:value-type="float" office:value="0.84300509203317098" table:style-name="ce1">
            <text:p>0,843005092</text:p>
          </table:table-cell>
          <table:table-cell office:value-type="float" office:value="0.103691579941882" table:style-name="ce1">
            <text:p>0,10369158</text:p>
          </table:table-cell>
          <table:table-cell office:value-type="float" office:value="0.89659543065349201" table:style-name="ce1">
            <text:p>0,896595431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1.7559260087170601" table:style-name="ce1">
            <text:p>1,755926009</text:p>
          </table:table-cell>
          <table:table-cell office:value-type="float" office:value="0.83298260250366996" table:style-name="ce1">
            <text:p>0,832982603</text:p>
          </table:table-cell>
          <table:table-cell office:value-type="float" office:value="-0.13789916239952399" table:style-name="ce1">
            <text:p>-0,137899162</text:p>
          </table:table-cell>
          <table:table-cell office:value-type="float" office:value="0.83126983336119797" table:style-name="ce1">
            <text:p>0,831269833</text:p>
          </table:table-cell>
          <table:table-cell table:number-columns-repeated="16379"/>
        </table:table-row>
        <table:table-row table:style-name="ro1">
          <table:table-cell office:value-type="float" office:value="57.5" table:style-name="ce1">
            <text:p>57,5</text:p>
          </table:table-cell>
          <table:table-cell office:value-type="float" office:value="1.73004400776739" table:style-name="ce1">
            <text:p>1,730044008</text:p>
          </table:table-cell>
          <table:table-cell office:value-type="float" office:value="0.84402047853004503" table:style-name="ce1">
            <text:p>0,844020479</text:p>
          </table:table-cell>
          <table:table-cell office:value-type="float" office:value="6.0704752353954103E-2" table:style-name="ce1">
            <text:p>0,060704752</text:p>
          </table:table-cell>
          <table:table-cell office:value-type="float" office:value="0.88843414623259798" table:style-name="ce1">
            <text:p>0,888434146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1.8097829304642901" table:style-name="ce1">
            <text:p>1,80978293</text:p>
          </table:table-cell>
          <table:table-cell office:value-type="float" office:value="0.82883236221815704" table:style-name="ce1">
            <text:p>0,828832362</text:p>
          </table:table-cell>
          <table:table-cell office:value-type="float" office:value="-0.10050295839670299" table:style-name="ce1">
            <text:p>-0,100502958</text:p>
          </table:table-cell>
          <table:table-cell office:value-type="float" office:value="0.84259579974001098" table:style-name="ce1">
            <text:p>0,8425958</text:p>
          </table:table-cell>
          <table:table-cell table:number-columns-repeated="16379"/>
        </table:table-row>
        <table:table-row table:style-name="ro1">
          <table:table-cell office:value-type="float" office:value="58.5" table:style-name="ce1">
            <text:p>58,5</text:p>
          </table:table-cell>
          <table:table-cell office:value-type="float" office:value="1.94327161358795" table:style-name="ce1">
            <text:p>1,943271614</text:p>
          </table:table-cell>
          <table:table-cell office:value-type="float" office:value="0.80641202157347802" table:style-name="ce1">
            <text:p>0,806412022</text:p>
          </table:table-cell>
          <table:table-cell office:value-type="float" office:value="-0.17723065612560701" table:style-name="ce1">
            <text:p>-0,177230656</text:p>
          </table:table-cell>
          <table:table-cell office:value-type="float" office:value="0.80668930277783102" table:style-name="ce1">
            <text:p>0,806689303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.7202005587784299" table:style-name="ce1">
            <text:p>1,720200559</text:p>
          </table:table-cell>
          <table:table-cell office:value-type="float" office:value="0.84798857441150799" table:style-name="ce1">
            <text:p>0,847988574</text:p>
          </table:table-cell>
          <table:table-cell office:value-type="float" office:value="-5.83500127146674E-3" table:style-name="ce1">
            <text:p>-0,005835001</text:p>
          </table:table-cell>
          <table:table-cell office:value-type="float" office:value="0.88188695258533101" table:style-name="ce1">
            <text:p>0,881886953</text:p>
          </table:table-cell>
          <table:table-cell table:number-columns-repeated="16379"/>
        </table:table-row>
        <table:table-row table:style-name="ro1">
          <table:table-cell office:value-type="float" office:value="59.5" table:style-name="ce1">
            <text:p>59,5</text:p>
          </table:table-cell>
          <table:table-cell office:value-type="float" office:value="1.82857904310109" table:style-name="ce1">
            <text:p>1,828579043</text:p>
          </table:table-cell>
          <table:table-cell office:value-type="float" office:value="0.82041809225273299" table:style-name="ce1">
            <text:p>0,820418092</text:p>
          </table:table-cell>
          <table:table-cell office:value-type="float" office:value="-0.14886952512445401" table:style-name="ce1">
            <text:p>-0,148869525</text:p>
          </table:table-cell>
          <table:table-cell office:value-type="float" office:value="0.81999717952173001" table:style-name="ce1">
            <text:p>0,81999718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.83239245806636" table:style-name="ce1">
            <text:p>1,832392458</text:p>
          </table:table-cell>
          <table:table-cell office:value-type="float" office:value="0.83648652732220696" table:style-name="ce1">
            <text:p>0,836486527</text:p>
          </table:table-cell>
          <table:table-cell office:value-type="float" office:value="-9.0587274028370898E-2" table:style-name="ce1">
            <text:p>-0,090587274</text:p>
          </table:table-cell>
          <table:table-cell office:value-type="float" office:value="0.86003732151549095" table:style-name="ce1">
            <text:p>0,860037322</text:p>
          </table:table-cell>
          <table:table-cell table:number-columns-repeated="16379"/>
        </table:table-row>
        <table:table-row table:style-name="ro1">
          <table:table-cell office:value-type="float" office:value="60.5" table:style-name="ce1">
            <text:p>60,5</text:p>
          </table:table-cell>
          <table:table-cell office:value-type="float" office:value="1.87804850562307" table:style-name="ce1">
            <text:p>1,878048506</text:p>
          </table:table-cell>
          <table:table-cell office:value-type="float" office:value="0.81034838874872395" table:style-name="ce1">
            <text:p>0,810348389</text:p>
          </table:table-cell>
          <table:table-cell office:value-type="float" office:value="-0.15932127851449401" table:style-name="ce1">
            <text:p>-0,159321279</text:p>
          </table:table-cell>
          <table:table-cell office:value-type="float" office:value="0.80861269454930296" table:style-name="ce1">
            <text:p>0,808612695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.9130148055845" table:style-name="ce1">
            <text:p>1,913014806</text:p>
          </table:table-cell>
          <table:table-cell office:value-type="float" office:value="0.809564294847951" table:style-name="ce1">
            <text:p>0,809564295</text:p>
          </table:table-cell>
          <table:table-cell office:value-type="float" office:value="-0.29432051330822201" table:style-name="ce1">
            <text:p>-0,294320513</text:p>
          </table:table-cell>
          <table:table-cell office:value-type="float" office:value="0.78384314720947101" table:style-name="ce1">
            <text:p>0,783843147</text:p>
          </table:table-cell>
          <table:table-cell table:number-columns-repeated="16379"/>
        </table:table-row>
        <table:table-row table:style-name="ro1">
          <table:table-cell office:value-type="float" office:value="61.5" table:style-name="ce1">
            <text:p>61,5</text:p>
          </table:table-cell>
          <table:table-cell office:value-type="float" office:value="2.0456178377850298" table:style-name="ce1">
            <text:p>2,045617838</text:p>
          </table:table-cell>
          <table:table-cell office:value-type="float" office:value="0.77253591955783696" table:style-name="ce1">
            <text:p>0,77253592</text:p>
          </table:table-cell>
          <table:table-cell office:value-type="float" office:value="-0.36610061942097899" table:style-name="ce1">
            <text:p>-0,366100619</text:p>
          </table:table-cell>
          <table:table-cell office:value-type="float" office:value="0.72468252763802599" table:style-name="ce1">
            <text:p>0,724682528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.8655990921949199" table:style-name="ce1">
            <text:p>1,865599092</text:p>
          </table:table-cell>
          <table:table-cell office:value-type="float" office:value="0.82348994149653099" table:style-name="ce1">
            <text:p>0,823489941</text:p>
          </table:table-cell>
          <table:table-cell office:value-type="float" office:value="-0.13753783031665501" table:style-name="ce1">
            <text:p>-0,13753783</text:p>
          </table:table-cell>
          <table:table-cell office:value-type="float" office:value="0.83333312428472295" table:style-name="ce1">
            <text:p>0,833333124</text:p>
          </table:table-cell>
          <table:table-cell table:number-columns-repeated="16379"/>
        </table:table-row>
        <table:table-row table:style-name="ro1">
          <table:table-cell office:value-type="float" office:value="62.5" table:style-name="ce1">
            <text:p>62,5</text:p>
          </table:table-cell>
          <table:table-cell office:value-type="float" office:value="1.83647516722848" table:style-name="ce1">
            <text:p>1,836475167</text:p>
          </table:table-cell>
          <table:table-cell office:value-type="float" office:value="0.81278312666311403" table:style-name="ce1">
            <text:p>0,812783127</text:p>
          </table:table-cell>
          <table:table-cell office:value-type="float" office:value="-0.227792235058909" table:style-name="ce1">
            <text:p>-0,227792235</text:p>
          </table:table-cell>
          <table:table-cell office:value-type="float" office:value="0.79190917689871299" table:style-name="ce1">
            <text:p>0,791909177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.0146840060146398" table:style-name="ce1">
            <text:p>2,014684006</text:p>
          </table:table-cell>
          <table:table-cell office:value-type="float" office:value="0.77725054492185397" table:style-name="ce1">
            <text:p>0,777250545</text:p>
          </table:table-cell>
          <table:table-cell office:value-type="float" office:value="-0.426108405701287" table:style-name="ce1">
            <text:p>-0,426108406</text:p>
          </table:table-cell>
          <table:table-cell office:value-type="float" office:value="0.71771567369188505" table:style-name="ce1">
            <text:p>0,717715674</text:p>
          </table:table-cell>
          <table:table-cell table:number-columns-repeated="16379"/>
        </table:table-row>
        <table:table-row table:style-name="ro1">
          <table:table-cell office:value-type="float" office:value="63.5" table:style-name="ce1">
            <text:p>63,5</text:p>
          </table:table-cell>
          <table:table-cell office:value-type="float" office:value="1.89743511574665" table:style-name="ce1">
            <text:p>1,897435116</text:p>
          </table:table-cell>
          <table:table-cell office:value-type="float" office:value="0.80283762142466597" table:style-name="ce1">
            <text:p>0,802837621</text:p>
          </table:table-cell>
          <table:table-cell office:value-type="float" office:value="-0.18704497722488" table:style-name="ce1">
            <text:p>-0,187044977</text:p>
          </table:table-cell>
          <table:table-cell office:value-type="float" office:value="0.79175217145413701" table:style-name="ce1">
            <text:p>0,791752171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.93237612913704" table:style-name="ce1">
            <text:p>1,932376129</text:p>
          </table:table-cell>
          <table:table-cell office:value-type="float" office:value="0.79423431576379699" table:style-name="ce1">
            <text:p>0,794234316</text:p>
          </table:table-cell>
          <table:table-cell office:value-type="float" office:value="-0.34226876404776801" table:style-name="ce1">
            <text:p>-0,342268764</text:p>
          </table:table-cell>
          <table:table-cell office:value-type="float" office:value="0.74864204851290905" table:style-name="ce1">
            <text:p>0,748642049</text:p>
          </table:table-cell>
          <table:table-cell table:number-columns-repeated="16379"/>
        </table:table-row>
        <table:table-row table:style-name="ro1">
          <table:table-cell office:value-type="float" office:value="64.5" table:style-name="ce1">
            <text:p>64,5</text:p>
          </table:table-cell>
          <table:table-cell office:value-type="float" office:value="2.0780464722210201" table:style-name="ce1">
            <text:p>2,078046472</text:p>
          </table:table-cell>
          <table:table-cell office:value-type="float" office:value="0.779549945524176" table:style-name="ce1">
            <text:p>0,779549946</text:p>
          </table:table-cell>
          <table:table-cell office:value-type="float" office:value="-0.43706943059172798" table:style-name="ce1">
            <text:p>-0,437069431</text:p>
          </table:table-cell>
          <table:table-cell office:value-type="float" office:value="0.72365259530102599" table:style-name="ce1">
            <text:p>0,72365259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.9381452900246501" table:style-name="ce1">
            <text:p>1,93814529</text:p>
          </table:table-cell>
          <table:table-cell office:value-type="float" office:value="0.80183443333298599" table:style-name="ce1">
            <text:p>0,801834433</text:p>
          </table:table-cell>
          <table:table-cell office:value-type="float" office:value="-0.236036389203404" table:style-name="ce1">
            <text:p>-0,236036389</text:p>
          </table:table-cell>
          <table:table-cell office:value-type="float" office:value="0.78767942953579995" table:style-name="ce1">
            <text:p>0,78767943</text:p>
          </table:table-cell>
          <table:table-cell table:number-columns-repeated="16379"/>
        </table:table-row>
        <table:table-row table:style-name="ro1">
          <table:table-cell office:value-type="float" office:value="65.5" table:style-name="ce1">
            <text:p>65,5</text:p>
          </table:table-cell>
          <table:table-cell office:value-type="float" office:value="1.9189061083557899" table:style-name="ce1">
            <text:p>1,918906108</text:p>
          </table:table-cell>
          <table:table-cell office:value-type="float" office:value="0.79838507605075903" table:style-name="ce1">
            <text:p>0,798385076</text:p>
          </table:table-cell>
          <table:table-cell office:value-type="float" office:value="-0.30854318423377097" table:style-name="ce1">
            <text:p>-0,308543184</text:p>
          </table:table-cell>
          <table:table-cell office:value-type="float" office:value="0.76619748846260005" table:style-name="ce1">
            <text:p>0,766197488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.9811417085537699" table:style-name="ce1">
            <text:p>1,981141709</text:p>
          </table:table-cell>
          <table:table-cell office:value-type="float" office:value="0.78934096266947595" table:style-name="ce1">
            <text:p>0,789340963</text:p>
          </table:table-cell>
          <table:table-cell office:value-type="float" office:value="-0.34468248797281598" table:style-name="ce1">
            <text:p>-0,344682488</text:p>
          </table:table-cell>
          <table:table-cell office:value-type="float" office:value="0.74987409702580099" table:style-name="ce1">
            <text:p>0,749874097</text:p>
          </table:table-cell>
          <table:table-cell table:number-columns-repeated="16379"/>
        </table:table-row>
        <table:table-row table:style-name="ro1">
          <table:table-cell office:value-type="float" office:value="66.5" table:style-name="ce1">
            <text:p>66,5</text:p>
          </table:table-cell>
          <table:table-cell office:value-type="float" office:value="2.0575900527631701" table:style-name="ce1">
            <text:p>2,057590053</text:p>
          </table:table-cell>
          <table:table-cell office:value-type="float" office:value="0.77628519243922101" table:style-name="ce1">
            <text:p>0,776285192</text:p>
          </table:table-cell>
          <table:table-cell office:value-type="float" office:value="-0.41295154625302999" table:style-name="ce1">
            <text:p>-0,412951546</text:p>
          </table:table-cell>
          <table:table-cell office:value-type="float" office:value="0.72748691695799605" table:style-name="ce1">
            <text:p>0,727486917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.16178774401331" table:style-name="ce1">
            <text:p>2,161787744</text:p>
          </table:table-cell>
          <table:table-cell office:value-type="float" office:value="0.75145671239526901" table:style-name="ce1">
            <text:p>0,751456712</text:p>
          </table:table-cell>
          <table:table-cell office:value-type="float" office:value="-0.49028491966732102" table:style-name="ce1">
            <text:p>-0,49028492</text:p>
          </table:table-cell>
          <table:table-cell office:value-type="float" office:value="0.677892767220859" table:style-name="ce1">
            <text:p>0,677892767</text:p>
          </table:table-cell>
          <table:table-cell table:number-columns-repeated="16379"/>
        </table:table-row>
        <table:table-row table:style-name="ro1">
          <table:table-cell office:value-type="float" office:value="67.5" table:style-name="ce1">
            <text:p>67,5</text:p>
          </table:table-cell>
          <table:table-cell office:value-type="float" office:value="2.0444893762087899" table:style-name="ce1">
            <text:p>2,044489376</text:p>
          </table:table-cell>
          <table:table-cell office:value-type="float" office:value="0.78131231253755395" table:style-name="ce1">
            <text:p>0,781312313</text:p>
          </table:table-cell>
          <table:table-cell office:value-type="float" office:value="-0.35689522544270202" table:style-name="ce1">
            <text:p>-0,356895225</text:p>
          </table:table-cell>
          <table:table-cell office:value-type="float" office:value="0.74205118319423902" table:style-name="ce1">
            <text:p>0,742051183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.1952953783099298" table:style-name="ce1">
            <text:p>2,195295378</text:p>
          </table:table-cell>
          <table:table-cell office:value-type="float" office:value="0.76668003407686403" table:style-name="ce1">
            <text:p>0,766680034</text:p>
          </table:table-cell>
          <table:table-cell office:value-type="float" office:value="-0.35736768098588001" table:style-name="ce1">
            <text:p>-0,357367681</text:p>
          </table:table-cell>
          <table:table-cell office:value-type="float" office:value="0.73230219620053005" table:style-name="ce1">
            <text:p>0,732302196</text:p>
          </table:table-cell>
          <table:table-cell table:number-columns-repeated="16379"/>
        </table:table-row>
        <table:table-row table:style-name="ro1">
          <table:table-cell office:value-type="float" office:value="68.5" table:style-name="ce1">
            <text:p>68,5</text:p>
          </table:table-cell>
          <table:table-cell office:value-type="float" office:value="2.0694291501633901" table:style-name="ce1">
            <text:p>2,06942915</text:p>
          </table:table-cell>
          <table:table-cell office:value-type="float" office:value="0.77306313812271299" table:style-name="ce1">
            <text:p>0,773063138</text:p>
          </table:table-cell>
          <table:table-cell office:value-type="float" office:value="-0.30669002964272501" table:style-name="ce1">
            <text:p>-0,30669003</text:p>
          </table:table-cell>
          <table:table-cell office:value-type="float" office:value="0.74239997493225196" table:style-name="ce1">
            <text:p>0,74239997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.0214655696122499" table:style-name="ce1">
            <text:p>2,02146557</text:p>
          </table:table-cell>
          <table:table-cell office:value-type="float" office:value="0.79372379858351805" table:style-name="ce1">
            <text:p>0,793723799</text:p>
          </table:table-cell>
          <table:table-cell office:value-type="float" office:value="-0.22255444317786599" table:style-name="ce1">
            <text:p>-0,222554443</text:p>
          </table:table-cell>
          <table:table-cell office:value-type="float" office:value="0.78529893440229503" table:style-name="ce1">
            <text:p>0,785298934</text:p>
          </table:table-cell>
          <table:table-cell table:number-columns-repeated="16379"/>
        </table:table-row>
        <table:table-row table:style-name="ro1">
          <table:table-cell office:value-type="float" office:value="69.5" table:style-name="ce1">
            <text:p>69,5</text:p>
          </table:table-cell>
          <table:table-cell office:value-type="float" office:value="2.19383284576999" table:style-name="ce1">
            <text:p>2,193832846</text:p>
          </table:table-cell>
          <table:table-cell office:value-type="float" office:value="0.77273684044520996" table:style-name="ce1">
            <text:p>0,77273684</text:p>
          </table:table-cell>
          <table:table-cell office:value-type="float" office:value="-0.27347330842413298" table:style-name="ce1">
            <text:p>-0,273473308</text:p>
          </table:table-cell>
          <table:table-cell office:value-type="float" office:value="0.76353309122895496" table:style-name="ce1">
            <text:p>0,76353309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.0803582524732098" table:style-name="ce1">
            <text:p>2,080358252</text:p>
          </table:table-cell>
          <table:table-cell office:value-type="float" office:value="0.77966305209694797" table:style-name="ce1">
            <text:p>0,779663052</text:p>
          </table:table-cell>
          <table:table-cell office:value-type="float" office:value="-0.340604754185165" table:style-name="ce1">
            <text:p>-0,340604754</text:p>
          </table:table-cell>
          <table:table-cell office:value-type="float" office:value="0.74737974773050897" table:style-name="ce1">
            <text:p>0,747379748</text:p>
          </table:table-cell>
          <table:table-cell table:number-columns-repeated="16379"/>
        </table:table-row>
        <table:table-row table:style-name="ro1">
          <table:table-cell office:value-type="float" office:value="70.5" table:style-name="ce1">
            <text:p>70,5</text:p>
          </table:table-cell>
          <table:table-cell office:value-type="float" office:value="1.9809536578954501" table:style-name="ce1">
            <text:p>1,980953658</text:p>
          </table:table-cell>
          <table:table-cell office:value-type="float" office:value="0.80055185781753302" table:style-name="ce1">
            <text:p>0,800551858</text:p>
          </table:table-cell>
          <table:table-cell office:value-type="float" office:value="-0.26340412450723599" table:style-name="ce1">
            <text:p>-0,263404125</text:p>
          </table:table-cell>
          <table:table-cell office:value-type="float" office:value="0.78388507101863503" table:style-name="ce1">
            <text:p>0,783885071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.2570937548075301" table:style-name="ce1">
            <text:p>2,257093755</text:p>
          </table:table-cell>
          <table:table-cell office:value-type="float" office:value="0.74464764279884799" table:style-name="ce1">
            <text:p>0,744647643</text:p>
          </table:table-cell>
          <table:table-cell office:value-type="float" office:value="-0.47770184110725999" table:style-name="ce1">
            <text:p>-0,477701841</text:p>
          </table:table-cell>
          <table:table-cell office:value-type="float" office:value="0.677457222970826" table:style-name="ce1">
            <text:p>0,677457223</text:p>
          </table:table-cell>
          <table:table-cell table:number-columns-repeated="16379"/>
        </table:table-row>
        <table:table-row table:style-name="ro1">
          <table:table-cell office:value-type="float" office:value="71.5" table:style-name="ce1">
            <text:p>71,5</text:p>
          </table:table-cell>
          <table:table-cell office:value-type="float" office:value="2.14578136495301" table:style-name="ce1">
            <text:p>2,145781365</text:p>
          </table:table-cell>
          <table:table-cell office:value-type="float" office:value="0.76429342360621499" table:style-name="ce1">
            <text:p>0,764293424</text:p>
          </table:table-cell>
          <table:table-cell office:value-type="float" office:value="-0.372486262284561" table:style-name="ce1">
            <text:p>-0,372486262</text:p>
          </table:table-cell>
          <table:table-cell office:value-type="float" office:value="0.72339029400353005" table:style-name="ce1">
            <text:p>0,723390294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.1889484022162899" table:style-name="ce1">
            <text:p>2,188948402</text:p>
          </table:table-cell>
          <table:table-cell office:value-type="float" office:value="0.76104075262653803" table:style-name="ce1">
            <text:p>0,761040753</text:p>
          </table:table-cell>
          <table:table-cell office:value-type="float" office:value="-0.39578738704116101" table:style-name="ce1">
            <text:p>-0,395787387</text:p>
          </table:table-cell>
          <table:table-cell office:value-type="float" office:value="0.71790221558352196" table:style-name="ce1">
            <text:p>0,717902216</text:p>
          </table:table-cell>
          <table:table-cell table:number-columns-repeated="16379"/>
        </table:table-row>
        <table:table-row table:style-name="ro1">
          <table:table-cell office:value-type="float" office:value="72.5" table:style-name="ce1">
            <text:p>72,5</text:p>
          </table:table-cell>
          <table:table-cell office:value-type="float" office:value="2.2119962690531301" table:style-name="ce1">
            <text:p>2,211996269</text:p>
          </table:table-cell>
          <table:table-cell office:value-type="float" office:value="0.76159551868909903" table:style-name="ce1">
            <text:p>0,761595519</text:p>
          </table:table-cell>
          <table:table-cell office:value-type="float" office:value="-0.48398496415103598" table:style-name="ce1">
            <text:p>-0,483984964</text:p>
          </table:table-cell>
          <table:table-cell office:value-type="float" office:value="0.69810576662677903" table:style-name="ce1">
            <text:p>0,698105767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.3562980245790999" table:style-name="ce1">
            <text:p>2,356298025</text:p>
          </table:table-cell>
          <table:table-cell office:value-type="float" office:value="0.73919985903066399" table:style-name="ce1">
            <text:p>0,739199859</text:p>
          </table:table-cell>
          <table:table-cell office:value-type="float" office:value="-0.53551082852395804" table:style-name="ce1">
            <text:p>-0,535510829</text:p>
          </table:table-cell>
          <table:table-cell office:value-type="float" office:value="0.66280978715215699" table:style-name="ce1">
            <text:p>0,662809787</text:p>
          </table:table-cell>
          <table:table-cell table:number-columns-repeated="16379"/>
        </table:table-row>
        <table:table-row table:style-name="ro1">
          <table:table-cell office:value-type="float" office:value="73.5" table:style-name="ce1">
            <text:p>73,5</text:p>
          </table:table-cell>
          <table:table-cell office:value-type="float" office:value="2.2467120471152899" table:style-name="ce1">
            <text:p>2,246712047</text:p>
          </table:table-cell>
          <table:table-cell office:value-type="float" office:value="0.74332729192015301" table:style-name="ce1">
            <text:p>0,743327292</text:p>
          </table:table-cell>
          <table:table-cell office:value-type="float" office:value="-0.54088873286196903" table:style-name="ce1">
            <text:p>-0,540888733</text:p>
          </table:table-cell>
          <table:table-cell office:value-type="float" office:value="0.66113051041897397" table:style-name="ce1">
            <text:p>0,66113051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.40085560241172" table:style-name="ce1">
            <text:p>2,400855602</text:p>
          </table:table-cell>
          <table:table-cell office:value-type="float" office:value="0.73323559549962403" table:style-name="ce1">
            <text:p>0,733235595</text:p>
          </table:table-cell>
          <table:table-cell office:value-type="float" office:value="-0.54758882827410005" table:style-name="ce1">
            <text:p>-0,547588828</text:p>
          </table:table-cell>
          <table:table-cell office:value-type="float" office:value="0.657079807977899" table:style-name="ce1">
            <text:p>0,657079808</text:p>
          </table:table-cell>
          <table:table-cell table:number-columns-repeated="16379"/>
        </table:table-row>
        <table:table-row table:style-name="ro1">
          <table:table-cell office:value-type="float" office:value="74.5" table:style-name="ce1">
            <text:p>74,5</text:p>
          </table:table-cell>
          <table:table-cell office:value-type="float" office:value="2.2912306092411199" table:style-name="ce1">
            <text:p>2,291230609</text:p>
          </table:table-cell>
          <table:table-cell office:value-type="float" office:value="0.737674205544394" table:style-name="ce1">
            <text:p>0,737674206</text:p>
          </table:table-cell>
          <table:table-cell office:value-type="float" office:value="-0.48516772558819599" table:style-name="ce1">
            <text:p>-0,485167726</text:p>
          </table:table-cell>
          <table:table-cell office:value-type="float" office:value="0.67016542025279602" table:style-name="ce1">
            <text:p>0,67016542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.2602273001853099" table:style-name="ce1">
            <text:p>2,2602273</text:p>
          </table:table-cell>
          <table:table-cell office:value-type="float" office:value="0.75267364480875598" table:style-name="ce1">
            <text:p>0,752673645</text:p>
          </table:table-cell>
          <table:table-cell office:value-type="float" office:value="-0.43904845716423602" table:style-name="ce1">
            <text:p>-0,439048457</text:p>
          </table:table-cell>
          <table:table-cell office:value-type="float" office:value="0.70088604178892699" table:style-name="ce1">
            <text:p>0,700886042</text:p>
          </table:table-cell>
          <table:table-cell table:number-columns-repeated="16379"/>
        </table:table-row>
        <table:table-row table:style-name="ro1">
          <table:table-cell office:value-type="float" office:value="75.5" table:style-name="ce1">
            <text:p>75,5</text:p>
          </table:table-cell>
          <table:table-cell office:value-type="float" office:value="2.3015947053800501" table:style-name="ce1">
            <text:p>2,301594705</text:p>
          </table:table-cell>
          <table:table-cell office:value-type="float" office:value="0.74131089082965496" table:style-name="ce1">
            <text:p>0,741310891</text:p>
          </table:table-cell>
          <table:table-cell office:value-type="float" office:value="-0.57400469823338496" table:style-name="ce1">
            <text:p>-0,574004698</text:p>
          </table:table-cell>
          <table:table-cell office:value-type="float" office:value="0.65324533551471098" table:style-name="ce1">
            <text:p>0,653245336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.3318171862314898" table:style-name="ce1">
            <text:p>2,331817186</text:p>
          </table:table-cell>
          <table:table-cell office:value-type="float" office:value="0.74308486704848598" table:style-name="ce1">
            <text:p>0,743084867</text:p>
          </table:table-cell>
          <table:table-cell office:value-type="float" office:value="-0.50624366183733605" table:style-name="ce1">
            <text:p>-0,506243662</text:p>
          </table:table-cell>
          <table:table-cell office:value-type="float" office:value="0.67609138044911299" table:style-name="ce1">
            <text:p>0,67609138</text:p>
          </table:table-cell>
          <table:table-cell table:number-columns-repeated="16379"/>
        </table:table-row>
        <table:table-row table:style-name="ro1">
          <table:table-cell office:value-type="float" office:value="76.5" table:style-name="ce1">
            <text:p>76,5</text:p>
          </table:table-cell>
          <table:table-cell office:value-type="float" office:value="2.3432894131797601" table:style-name="ce1">
            <text:p>2,343289413</text:p>
          </table:table-cell>
          <table:table-cell office:value-type="float" office:value="0.72722657764223697" table:style-name="ce1">
            <text:p>0,727226578</text:p>
          </table:table-cell>
          <table:table-cell office:value-type="float" office:value="-0.65251291437893" table:style-name="ce1">
            <text:p>-0,652512914</text:p>
          </table:table-cell>
          <table:table-cell office:value-type="float" office:value="0.61968954354971495" table:style-name="ce1">
            <text:p>0,619689544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.34889743991637" table:style-name="ce1">
            <text:p>2,34889744</text:p>
          </table:table-cell>
          <table:table-cell office:value-type="float" office:value="0.74169933603555904" table:style-name="ce1">
            <text:p>0,741699336</text:p>
          </table:table-cell>
          <table:table-cell office:value-type="float" office:value="-0.50609942138015995" table:style-name="ce1">
            <text:p>-0,506099421</text:p>
          </table:table-cell>
          <table:table-cell office:value-type="float" office:value="0.67610803298378097" table:style-name="ce1">
            <text:p>0,676108033</text:p>
          </table:table-cell>
          <table:table-cell table:number-columns-repeated="16379"/>
        </table:table-row>
        <table:table-row table:style-name="ro1">
          <table:table-cell office:value-type="float" office:value="77.5" table:style-name="ce1">
            <text:p>77,5</text:p>
          </table:table-cell>
          <table:table-cell office:value-type="float" office:value="2.2936588400073998" table:style-name="ce1">
            <text:p>2,29365884</text:p>
          </table:table-cell>
          <table:table-cell office:value-type="float" office:value="0.76310128530270904" table:style-name="ce1">
            <text:p>0,763101285</text:p>
          </table:table-cell>
          <table:table-cell office:value-type="float" office:value="-0.41401331690631799" table:style-name="ce1">
            <text:p>-0,414013317</text:p>
          </table:table-cell>
          <table:table-cell office:value-type="float" office:value="0.72417973543810799" table:style-name="ce1">
            <text:p>0,72417973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.4269835479679398" table:style-name="ce1">
            <text:p>2,426983548</text:p>
          </table:table-cell>
          <table:table-cell office:value-type="float" office:value="0.71583069447072301" table:style-name="ce1">
            <text:p>0,715830694</text:p>
          </table:table-cell>
          <table:table-cell office:value-type="float" office:value="-0.70736635833225903" table:style-name="ce1">
            <text:p>-0,707366358</text:p>
          </table:table-cell>
          <table:table-cell office:value-type="float" office:value="0.59244003368022502" table:style-name="ce1">
            <text:p>0,592440034</text:p>
          </table:table-cell>
          <table:table-cell table:number-columns-repeated="16379"/>
        </table:table-row>
        <table:table-row table:style-name="ro1">
          <table:table-cell office:value-type="float" office:value="78.5" table:style-name="ce1">
            <text:p>78,5</text:p>
          </table:table-cell>
          <table:table-cell office:value-type="float" office:value="2.4794668622921501" table:style-name="ce1">
            <text:p>2,479466862</text:p>
          </table:table-cell>
          <table:table-cell office:value-type="float" office:value="0.70696293532712495" table:style-name="ce1">
            <text:p>0,706962935</text:p>
          </table:table-cell>
          <table:table-cell office:value-type="float" office:value="-0.72122023603966101" table:style-name="ce1">
            <text:p>-0,721220236</text:p>
          </table:table-cell>
          <table:table-cell office:value-type="float" office:value="0.581341514875652" table:style-name="ce1">
            <text:p>0,581341515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.32756209926595" table:style-name="ce1">
            <text:p>2,327562099</text:p>
          </table:table-cell>
          <table:table-cell office:value-type="float" office:value="0.73592207213481398" table:style-name="ce1">
            <text:p>0,735922072</text:p>
          </table:table-cell>
          <table:table-cell office:value-type="float" office:value="-0.537442460258446" table:style-name="ce1">
            <text:p>-0,53744246</text:p>
          </table:table-cell>
          <table:table-cell office:value-type="float" office:value="0.65991276738156901" table:style-name="ce1">
            <text:p>0,659912767</text:p>
          </table:table-cell>
          <table:table-cell table:number-columns-repeated="16379"/>
        </table:table-row>
        <table:table-row table:style-name="ro1">
          <table:table-cell office:value-type="float" office:value="79.5" table:style-name="ce1">
            <text:p>79,5</text:p>
          </table:table-cell>
          <table:table-cell office:value-type="float" office:value="2.3499038779608199" table:style-name="ce1">
            <text:p>2,349903878</text:p>
          </table:table-cell>
          <table:table-cell office:value-type="float" office:value="0.73744191611272902" table:style-name="ce1">
            <text:p>0,737441916</text:p>
          </table:table-cell>
          <table:table-cell office:value-type="float" office:value="-0.587536310215934" table:style-name="ce1">
            <text:p>-0,58753631</text:p>
          </table:table-cell>
          <table:table-cell office:value-type="float" office:value="0.64984453002584197" table:style-name="ce1">
            <text:p>0,64984453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.4445146577518999" table:style-name="ce1">
            <text:p>2,444514658</text:p>
          </table:table-cell>
          <table:table-cell office:value-type="float" office:value="0.72102290369521405" table:style-name="ce1">
            <text:p>0,721022904</text:p>
          </table:table-cell>
          <table:table-cell office:value-type="float" office:value="-0.64044269732859604" table:style-name="ce1">
            <text:p>-0,640442697</text:p>
          </table:table-cell>
          <table:table-cell office:value-type="float" office:value="0.61917532770784101" table:style-name="ce1">
            <text:p>0,619175328</text:p>
          </table:table-cell>
          <table:table-cell table:number-columns-repeated="16379"/>
        </table:table-row>
        <table:table-row table:style-name="ro1">
          <table:table-cell office:value-type="float" office:value="80.5" table:style-name="ce1">
            <text:p>80,5</text:p>
          </table:table-cell>
          <table:table-cell office:value-type="float" office:value="2.3841150846387902" table:style-name="ce1">
            <text:p>2,384115085</text:p>
          </table:table-cell>
          <table:table-cell office:value-type="float" office:value="0.72121415802253497" table:style-name="ce1">
            <text:p>0,721214158</text:p>
          </table:table-cell>
          <table:table-cell office:value-type="float" office:value="-0.60314565529548503" table:style-name="ce1">
            <text:p>-0,603145655</text:p>
          </table:table-cell>
          <table:table-cell office:value-type="float" office:value="0.62583569597478395" table:style-name="ce1">
            <text:p>0,625835696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.2194958064183199" table:style-name="ce1">
            <text:p>2,219495806</text:p>
          </table:table-cell>
          <table:table-cell office:value-type="float" office:value="0.74950677127748899" table:style-name="ce1">
            <text:p>0,749506771</text:p>
          </table:table-cell>
          <table:table-cell office:value-type="float" office:value="-0.49806571123132898" table:style-name="ce1">
            <text:p>-0,498065711</text:p>
          </table:table-cell>
          <table:table-cell office:value-type="float" office:value="0.67944862975711096" table:style-name="ce1">
            <text:p>0,67944863</text:p>
          </table:table-cell>
          <table:table-cell table:number-columns-repeated="16379"/>
        </table:table-row>
        <table:table-row table:style-name="ro1">
          <table:table-cell office:value-type="float" office:value="81.5" table:style-name="ce1">
            <text:p>81,5</text:p>
          </table:table-cell>
          <table:table-cell office:value-type="float" office:value="2.50443716040777" table:style-name="ce1">
            <text:p>2,50443716</text:p>
          </table:table-cell>
          <table:table-cell office:value-type="float" office:value="0.70240702666528698" table:style-name="ce1">
            <text:p>0,702407027</text:p>
          </table:table-cell>
          <table:table-cell office:value-type="float" office:value="-0.66754928546019099" table:style-name="ce1">
            <text:p>-0,667549285</text:p>
          </table:table-cell>
          <table:table-cell office:value-type="float" office:value="0.59355229772889595" table:style-name="ce1">
            <text:p>0,593552298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.5533940093804701" table:style-name="ce1">
            <text:p>2,553394009</text:p>
          </table:table-cell>
          <table:table-cell office:value-type="float" office:value="0.70855303817973903" table:style-name="ce1">
            <text:p>0,708553038</text:p>
          </table:table-cell>
          <table:table-cell office:value-type="float" office:value="-0.62429892334112602" table:style-name="ce1">
            <text:p>-0,624298923</text:p>
          </table:table-cell>
          <table:table-cell office:value-type="float" office:value="0.61748648486872704" table:style-name="ce1">
            <text:p>0,617486485</text:p>
          </table:table-cell>
          <table:table-cell table:number-columns-repeated="16379"/>
        </table:table-row>
        <table:table-row table:style-name="ro1">
          <table:table-cell office:value-type="float" office:value="82.5" table:style-name="ce1">
            <text:p>82,5</text:p>
          </table:table-cell>
          <table:table-cell office:value-type="float" office:value="2.6350303138284699" table:style-name="ce1">
            <text:p>2,635030314</text:p>
          </table:table-cell>
          <table:table-cell office:value-type="float" office:value="0.68513097606760398" table:style-name="ce1">
            <text:p>0,685130976</text:p>
          </table:table-cell>
          <table:table-cell office:value-type="float" office:value="-0.77165390382036203" table:style-name="ce1">
            <text:p>-0,771653904</text:p>
          </table:table-cell>
          <table:table-cell office:value-type="float" office:value="0.54983647552408499" table:style-name="ce1">
            <text:p>0,549836476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.57872510757328" table:style-name="ce1">
            <text:p>2,578725108</text:p>
          </table:table-cell>
          <table:table-cell office:value-type="float" office:value="0.70232940694914503" table:style-name="ce1">
            <text:p>0,702329407</text:p>
          </table:table-cell>
          <table:table-cell office:value-type="float" office:value="-0.71795838347810803" table:style-name="ce1">
            <text:p>-0,717958383</text:p>
          </table:table-cell>
          <table:table-cell office:value-type="float" office:value="0.58432639684654797" table:style-name="ce1">
            <text:p>0,584326397</text:p>
          </table:table-cell>
          <table:table-cell table:number-columns-repeated="16379"/>
        </table:table-row>
        <table:table-row table:style-name="ro1">
          <table:table-cell office:value-type="float" office:value="83.5" table:style-name="ce1">
            <text:p>83,5</text:p>
          </table:table-cell>
          <table:table-cell office:value-type="float" office:value="2.5843183864671699" table:style-name="ce1">
            <text:p>2,584318386</text:p>
          </table:table-cell>
          <table:table-cell office:value-type="float" office:value="0.68869948176627604" table:style-name="ce1">
            <text:p>0,688699482</text:p>
          </table:table-cell>
          <table:table-cell office:value-type="float" office:value="-0.75469673493207301" table:style-name="ce1">
            <text:p>-0,754696735</text:p>
          </table:table-cell>
          <table:table-cell office:value-type="float" office:value="0.55588907134310195" table:style-name="ce1">
            <text:p>0,555889071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.7162730213951001" table:style-name="ce1">
            <text:p>2,716273021</text:p>
          </table:table-cell>
          <table:table-cell office:value-type="float" office:value="0.67670015446232101" table:style-name="ce1">
            <text:p>0,676700154</text:p>
          </table:table-cell>
          <table:table-cell office:value-type="float" office:value="-0.79572271445712905" table:style-name="ce1">
            <text:p>-0,795722714</text:p>
          </table:table-cell>
          <table:table-cell office:value-type="float" office:value="0.53550883494546997" table:style-name="ce1">
            <text:p>0,535508835</text:p>
          </table:table-cell>
          <table:table-cell table:number-columns-repeated="16379"/>
        </table:table-row>
        <table:table-row table:style-name="ro1">
          <table:table-cell office:value-type="float" office:value="84.5" table:style-name="ce1">
            <text:p>84,5</text:p>
          </table:table-cell>
          <table:table-cell office:value-type="float" office:value="2.6640771177593101" table:style-name="ce1">
            <text:p>2,664077118</text:p>
          </table:table-cell>
          <table:table-cell office:value-type="float" office:value="0.68593234670409597" table:style-name="ce1">
            <text:p>0,685932347</text:p>
          </table:table-cell>
          <table:table-cell office:value-type="float" office:value="-0.76794983248294701" table:style-name="ce1">
            <text:p>-0,767949832</text:p>
          </table:table-cell>
          <table:table-cell office:value-type="float" office:value="0.55336400759429405" table:style-name="ce1">
            <text:p>0,553364008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.6073077587545601" table:style-name="ce1">
            <text:p>2,607307759</text:p>
          </table:table-cell>
          <table:table-cell office:value-type="float" office:value="0.69161014376451302" table:style-name="ce1">
            <text:p>0,691610144</text:p>
          </table:table-cell>
          <table:table-cell office:value-type="float" office:value="-0.74078066076466298" table:style-name="ce1">
            <text:p>-0,740780661</text:p>
          </table:table-cell>
          <table:table-cell office:value-type="float" office:value="0.56982273138589601" table:style-name="ce1">
            <text:p>0,569822731</text:p>
          </table:table-cell>
          <table:table-cell table:number-columns-repeated="16379"/>
        </table:table-row>
        <table:table-row table:style-name="ro1">
          <table:table-cell office:value-type="float" office:value="85.5" table:style-name="ce1">
            <text:p>85,5</text:p>
          </table:table-cell>
          <table:table-cell office:value-type="float" office:value="2.65449101811951" table:style-name="ce1">
            <text:p>2,654491018</text:p>
          </table:table-cell>
          <table:table-cell office:value-type="float" office:value="0.68593744890477903" table:style-name="ce1">
            <text:p>0,685937449</text:p>
          </table:table-cell>
          <table:table-cell office:value-type="float" office:value="-0.769290741409835" table:style-name="ce1">
            <text:p>-0,769290741</text:p>
          </table:table-cell>
          <table:table-cell office:value-type="float" office:value="0.55488406760463305" table:style-name="ce1">
            <text:p>0,554884068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.8039962058946402" table:style-name="ce1">
            <text:p>2,803996206</text:p>
          </table:table-cell>
          <table:table-cell office:value-type="float" office:value="0.66737709065375606" table:style-name="ce1">
            <text:p>0,667377091</text:p>
          </table:table-cell>
          <table:table-cell office:value-type="float" office:value="-0.83949443228646403" table:style-name="ce1">
            <text:p>-0,839494432</text:p>
          </table:table-cell>
          <table:table-cell office:value-type="float" office:value="0.51680925911873898" table:style-name="ce1">
            <text:p>0,516809259</text:p>
          </table:table-cell>
          <table:table-cell table:number-columns-repeated="16379"/>
        </table:table-row>
        <table:table-row table:style-name="ro1">
          <table:table-cell office:value-type="float" office:value="86.5" table:style-name="ce1">
            <text:p>86,5</text:p>
          </table:table-cell>
          <table:table-cell office:value-type="float" office:value="2.63150554591122" table:style-name="ce1">
            <text:p>2,631505546</text:p>
          </table:table-cell>
          <table:table-cell office:value-type="float" office:value="0.68693201305082097" table:style-name="ce1">
            <text:p>0,686932013</text:p>
          </table:table-cell>
          <table:table-cell office:value-type="float" office:value="-0.75106861288004101" table:style-name="ce1">
            <text:p>-0,751068613</text:p>
          </table:table-cell>
          <table:table-cell office:value-type="float" office:value="0.55923338308312698" table:style-name="ce1">
            <text:p>0,559233383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.7559216091444498" table:style-name="ce1">
            <text:p>2,755921609</text:p>
          </table:table-cell>
          <table:table-cell office:value-type="float" office:value="0.66653306554791802" table:style-name="ce1">
            <text:p>0,666533066</text:p>
          </table:table-cell>
          <table:table-cell office:value-type="float" office:value="-0.81684131292604101" table:style-name="ce1">
            <text:p>-0,816841313</text:p>
          </table:table-cell>
          <table:table-cell office:value-type="float" office:value="0.52082171880329597" table:style-name="ce1">
            <text:p>0,520821719</text:p>
          </table:table-cell>
          <table:table-cell table:number-columns-repeated="16379"/>
        </table:table-row>
        <table:table-row table:style-name="ro1">
          <table:table-cell office:value-type="float" office:value="87.5" table:style-name="ce1">
            <text:p>87,5</text:p>
          </table:table-cell>
          <table:table-cell office:value-type="float" office:value="2.5754528401041701" table:style-name="ce1">
            <text:p>2,57545284</text:p>
          </table:table-cell>
          <table:table-cell office:value-type="float" office:value="0.69906123426103395" table:style-name="ce1">
            <text:p>0,699061234</text:p>
          </table:table-cell>
          <table:table-cell office:value-type="float" office:value="-0.74036345028267803" table:style-name="ce1">
            <text:p>-0,74036345</text:p>
          </table:table-cell>
          <table:table-cell office:value-type="float" office:value="0.57109848741660896" table:style-name="ce1">
            <text:p>0,571098487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.5314427599345701" table:style-name="ce1">
            <text:p>2,53144276</text:p>
          </table:table-cell>
          <table:table-cell office:value-type="float" office:value="0.69876160947561805" table:style-name="ce1">
            <text:p>0,698761609</text:p>
          </table:table-cell>
          <table:table-cell office:value-type="float" office:value="-0.75001592737032197" table:style-name="ce1">
            <text:p>-0,750015927</text:p>
          </table:table-cell>
          <table:table-cell office:value-type="float" office:value="0.568075972749578" table:style-name="ce1">
            <text:p>0,568075973</text:p>
          </table:table-cell>
          <table:table-cell table:number-columns-repeated="16379"/>
        </table:table-row>
        <table:table-row table:style-name="ro1">
          <table:table-cell office:value-type="float" office:value="88.5" table:style-name="ce1">
            <text:p>88,5</text:p>
          </table:table-cell>
          <table:table-cell office:value-type="float" office:value="2.8344624814629" table:style-name="ce1">
            <text:p>2,834462481</text:p>
          </table:table-cell>
          <table:table-cell office:value-type="float" office:value="0.66175970878097801" table:style-name="ce1">
            <text:p>0,661759709</text:p>
          </table:table-cell>
          <table:table-cell office:value-type="float" office:value="-0.84847165637724098" table:style-name="ce1">
            <text:p>-0,848471656</text:p>
          </table:table-cell>
          <table:table-cell office:value-type="float" office:value="0.51191715045742903" table:style-name="ce1">
            <text:p>0,51191715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.7585845378443201" table:style-name="ce1">
            <text:p>2,758584538</text:p>
          </table:table-cell>
          <table:table-cell office:value-type="float" office:value="0.67652217955597604" table:style-name="ce1">
            <text:p>0,67652218</text:p>
          </table:table-cell>
          <table:table-cell office:value-type="float" office:value="-0.79859492967270496" table:style-name="ce1">
            <text:p>-0,79859493</text:p>
          </table:table-cell>
          <table:table-cell office:value-type="float" office:value="0.53856545983427795" table:style-name="ce1">
            <text:p>0,53856546</text:p>
          </table:table-cell>
          <table:table-cell table:number-columns-repeated="16379"/>
        </table:table-row>
        <table:table-row table:style-name="ro1">
          <table:table-cell office:value-type="float" office:value="89.5" table:style-name="ce1">
            <text:p>89,5</text:p>
          </table:table-cell>
          <table:table-cell office:value-type="float" office:value="2.6647226500731498" table:style-name="ce1">
            <text:p>2,66472265</text:p>
          </table:table-cell>
          <table:table-cell office:value-type="float" office:value="0.69128977879907605" table:style-name="ce1">
            <text:p>0,691289779</text:p>
          </table:table-cell>
          <table:table-cell office:value-type="float" office:value="-0.70758214394090002" table:style-name="ce1">
            <text:p>-0,707582144</text:p>
          </table:table-cell>
          <table:table-cell office:value-type="float" office:value="0.57654399156458802" table:style-name="ce1">
            <text:p>0,576543992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.6600390155470599" table:style-name="ce1">
            <text:p>2,660039016</text:p>
          </table:table-cell>
          <table:table-cell office:value-type="float" office:value="0.68339724467623597" table:style-name="ce1">
            <text:p>0,683397245</text:p>
          </table:table-cell>
          <table:table-cell office:value-type="float" office:value="-0.79448885173462702" table:style-name="ce1">
            <text:p>-0,794488852</text:p>
          </table:table-cell>
          <table:table-cell office:value-type="float" office:value="0.54596938891685798" table:style-name="ce1">
            <text:p>0,545969389</text:p>
          </table:table-cell>
          <table:table-cell table:number-columns-repeated="16379"/>
        </table:table-row>
        <table:table-row table:style-name="ro1">
          <table:table-cell office:value-type="float" office:value="90.5" table:style-name="ce1">
            <text:p>90,5</text:p>
          </table:table-cell>
          <table:table-cell office:value-type="float" office:value="2.7199596073524601" table:style-name="ce1">
            <text:p>2,719959607</text:p>
          </table:table-cell>
          <table:table-cell office:value-type="float" office:value="0.68301833815077695" table:style-name="ce1">
            <text:p>0,683018338</text:p>
          </table:table-cell>
          <table:table-cell office:value-type="float" office:value="-0.78747540840183605" table:style-name="ce1">
            <text:p>-0,787475408</text:p>
          </table:table-cell>
          <table:table-cell office:value-type="float" office:value="0.54813502886289101" table:style-name="ce1">
            <text:p>0,548135029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.9753737866524501" table:style-name="ce1">
            <text:p>2,975373787</text:p>
          </table:table-cell>
          <table:table-cell office:value-type="float" office:value="0.63815830811793495" table:style-name="ce1">
            <text:p>0,638158308</text:p>
          </table:table-cell>
          <table:table-cell office:value-type="float" office:value="-0.92754633754022198" table:style-name="ce1">
            <text:p>-0,927546338</text:p>
          </table:table-cell>
          <table:table-cell office:value-type="float" office:value="0.46703849863367802" table:style-name="ce1">
            <text:p>0,467038499</text:p>
          </table:table-cell>
          <table:table-cell table:number-columns-repeated="16379"/>
        </table:table-row>
        <table:table-row table:style-name="ro1">
          <table:table-cell office:value-type="float" office:value="91.5" table:style-name="ce1">
            <text:p>91,5</text:p>
          </table:table-cell>
          <table:table-cell office:value-type="float" office:value="2.8625095255144601" table:style-name="ce1">
            <text:p>2,862509526</text:p>
          </table:table-cell>
          <table:table-cell office:value-type="float" office:value="0.66156046052142303" table:style-name="ce1">
            <text:p>0,661560461</text:p>
          </table:table-cell>
          <table:table-cell office:value-type="float" office:value="-0.85886084145127195" table:style-name="ce1">
            <text:p>-0,858860841</text:p>
          </table:table-cell>
          <table:table-cell office:value-type="float" office:value="0.50974194969170095" table:style-name="ce1">
            <text:p>0,50974195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.8826484230341398" table:style-name="ce1">
            <text:p>2,882648423</text:p>
          </table:table-cell>
          <table:table-cell office:value-type="float" office:value="0.65297626090913796" table:style-name="ce1">
            <text:p>0,652976261</text:p>
          </table:table-cell>
          <table:table-cell office:value-type="float" office:value="-0.87366654656370302" table:style-name="ce1">
            <text:p>-0,873666547</text:p>
          </table:table-cell>
          <table:table-cell office:value-type="float" office:value="0.49469180444420802" table:style-name="ce1">
            <text:p>0,494691804</text:p>
          </table:table-cell>
          <table:table-cell table:number-columns-repeated="16379"/>
        </table:table-row>
        <table:table-row table:style-name="ro1">
          <table:table-cell office:value-type="float" office:value="92.5" table:style-name="ce1">
            <text:p>92,5</text:p>
          </table:table-cell>
          <table:table-cell office:value-type="float" office:value="2.76414526117575" table:style-name="ce1">
            <text:p>2,764145261</text:p>
          </table:table-cell>
          <table:table-cell office:value-type="float" office:value="0.66615202974332999" table:style-name="ce1">
            <text:p>0,66615203</text:p>
          </table:table-cell>
          <table:table-cell office:value-type="float" office:value="-0.83802891893867204" table:style-name="ce1">
            <text:p>-0,838028919</text:p>
          </table:table-cell>
          <table:table-cell office:value-type="float" office:value="0.51380517374103096" table:style-name="ce1">
            <text:p>0,513805174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.7851564953469898" table:style-name="ce1">
            <text:p>2,785156495</text:p>
          </table:table-cell>
          <table:table-cell office:value-type="float" office:value="0.66164621179661798" table:style-name="ce1">
            <text:p>0,661646212</text:p>
          </table:table-cell>
          <table:table-cell office:value-type="float" office:value="-0.84004120760311596" table:style-name="ce1">
            <text:p>-0,840041208</text:p>
          </table:table-cell>
          <table:table-cell office:value-type="float" office:value="0.51299421129026201" table:style-name="ce1">
            <text:p>0,512994211</text:p>
          </table:table-cell>
          <table:table-cell table:number-columns-repeated="16379"/>
        </table:table-row>
        <table:table-row table:style-name="ro1">
          <table:table-cell office:value-type="float" office:value="93.5" table:style-name="ce1">
            <text:p>93,5</text:p>
          </table:table-cell>
          <table:table-cell office:value-type="float" office:value="2.7258640569138901" table:style-name="ce1">
            <text:p>2,725864057</text:p>
          </table:table-cell>
          <table:table-cell office:value-type="float" office:value="0.67548505447402196" table:style-name="ce1">
            <text:p>0,675485054</text:p>
          </table:table-cell>
          <table:table-cell office:value-type="float" office:value="-0.79553567074401599" table:style-name="ce1">
            <text:p>-0,795535671</text:p>
          </table:table-cell>
          <table:table-cell office:value-type="float" office:value="0.53628079017389696" table:style-name="ce1">
            <text:p>0,53628079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.9242687385443902" table:style-name="ce1">
            <text:p>2,924268739</text:p>
          </table:table-cell>
          <table:table-cell office:value-type="float" office:value="0.64983137711559302" table:style-name="ce1">
            <text:p>0,649831377</text:p>
          </table:table-cell>
          <table:table-cell office:value-type="float" office:value="-0.86797851902650103" table:style-name="ce1">
            <text:p>-0,867978519</text:p>
          </table:table-cell>
          <table:table-cell office:value-type="float" office:value="0.494030290771791" table:style-name="ce1">
            <text:p>0,494030291</text:p>
          </table:table-cell>
          <table:table-cell table:number-columns-repeated="16379"/>
        </table:table-row>
        <table:table-row table:style-name="ro1">
          <table:table-cell office:value-type="float" office:value="94.5" table:style-name="ce1">
            <text:p>94,5</text:p>
          </table:table-cell>
          <table:table-cell office:value-type="float" office:value="2.84959175488898" table:style-name="ce1">
            <text:p>2,849591755</text:p>
          </table:table-cell>
          <table:table-cell office:value-type="float" office:value="0.65987191517504296" table:style-name="ce1">
            <text:p>0,659871915</text:p>
          </table:table-cell>
          <table:table-cell office:value-type="float" office:value="-0.86483130098312999" table:style-name="ce1">
            <text:p>-0,864831301</text:p>
          </table:table-cell>
          <table:table-cell office:value-type="float" office:value="0.50518379479328801" table:style-name="ce1">
            <text:p>0,505183795</text:p>
          </table:table-cell>
          <table:table-cell table:number-columns-repeated="1637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.81504696388106" table:style-name="ce1">
            <text:p>2,815046964</text:p>
          </table:table-cell>
          <table:table-cell office:value-type="float" office:value="0.667549626708278" table:style-name="ce1">
            <text:p>0,667549627</text:p>
          </table:table-cell>
          <table:table-cell office:value-type="float" office:value="-0.83581528006568895" table:style-name="ce1">
            <text:p>-0,83581528</text:p>
          </table:table-cell>
          <table:table-cell office:value-type="float" office:value="0.523719923510649" table:style-name="ce1">
            <text:p>0,523719924</text:p>
          </table:table-cell>
          <table:table-cell table:number-columns-repeated="16379"/>
        </table:table-row>
        <table:table-row table:style-name="ro1">
          <table:table-cell office:value-type="float" office:value="95.5" table:style-name="ce1">
            <text:p>95,5</text:p>
          </table:table-cell>
          <table:table-cell office:value-type="float" office:value="3.0107844142420701" table:style-name="ce1">
            <text:p>3,010784414</text:p>
          </table:table-cell>
          <table:table-cell office:value-type="float" office:value="0.63908176151007801" table:style-name="ce1">
            <text:p>0,639081762</text:p>
          </table:table-cell>
          <table:table-cell office:value-type="float" office:value="-0.95488759557529301" table:style-name="ce1">
            <text:p>-0,954887596</text:p>
          </table:table-cell>
          <table:table-cell office:value-type="float" office:value="0.46197419582217197" table:style-name="ce1">
            <text:p>0,461974196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.0906794782100699" table:style-name="ce1">
            <text:p>3,090679478</text:p>
          </table:table-cell>
          <table:table-cell office:value-type="float" office:value="0.62929392681643703" table:style-name="ce1">
            <text:p>0,629293927</text:p>
          </table:table-cell>
          <table:table-cell office:value-type="float" office:value="-0.94527363476501103" table:style-name="ce1">
            <text:p>-0,945273635</text:p>
          </table:table-cell>
          <table:table-cell office:value-type="float" office:value="0.45335191328543101" table:style-name="ce1">
            <text:p>0,453351913</text:p>
          </table:table-cell>
          <table:table-cell table:number-columns-repeated="16379"/>
        </table:table-row>
        <table:table-row table:style-name="ro1">
          <table:table-cell office:value-type="float" office:value="96.5" table:style-name="ce1">
            <text:p>96,5</text:p>
          </table:table-cell>
          <table:table-cell office:value-type="float" office:value="2.7485418032706499" table:style-name="ce1">
            <text:p>2,748541803</text:p>
          </table:table-cell>
          <table:table-cell office:value-type="float" office:value="0.67422490284856296" table:style-name="ce1">
            <text:p>0,674224903</text:p>
          </table:table-cell>
          <table:table-cell office:value-type="float" office:value="-0.82948377164981502" table:style-name="ce1">
            <text:p>-0,829483772</text:p>
          </table:table-cell>
          <table:table-cell office:value-type="float" office:value="0.52691914914590299" table:style-name="ce1">
            <text:p>0,526919149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3.0125052356256701" table:style-name="ce1">
            <text:p>3,012505236</text:p>
          </table:table-cell>
          <table:table-cell office:value-type="float" office:value="0.635659915897969" table:style-name="ce1">
            <text:p>0,635659916</text:p>
          </table:table-cell>
          <table:table-cell office:value-type="float" office:value="-0.95187904213288499" table:style-name="ce1">
            <text:p>-0,951879042</text:p>
          </table:table-cell>
          <table:table-cell office:value-type="float" office:value="0.45944295122397" table:style-name="ce1">
            <text:p>0,459442951</text:p>
          </table:table-cell>
          <table:table-cell table:number-columns-repeated="16379"/>
        </table:table-row>
        <table:table-row table:style-name="ro1">
          <table:table-cell office:value-type="float" office:value="97.5" table:style-name="ce1">
            <text:p>97,5</text:p>
          </table:table-cell>
          <table:table-cell office:value-type="float" office:value="3.0133031953198799" table:style-name="ce1">
            <text:p>3,013303195</text:p>
          </table:table-cell>
          <table:table-cell office:value-type="float" office:value="0.64170021412191303" table:style-name="ce1">
            <text:p>0,641700214</text:p>
          </table:table-cell>
          <table:table-cell office:value-type="float" office:value="-0.937492205710872" table:style-name="ce1">
            <text:p>-0,937492206</text:p>
          </table:table-cell>
          <table:table-cell office:value-type="float" office:value="0.46817946464334897" table:style-name="ce1">
            <text:p>0,468179465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.0592878660356" table:style-name="ce1">
            <text:p>3,059287866</text:p>
          </table:table-cell>
          <table:table-cell office:value-type="float" office:value="0.632702515982008" table:style-name="ce1">
            <text:p>0,632702516</text:p>
          </table:table-cell>
          <table:table-cell office:value-type="float" office:value="-0.96221552803983501" table:style-name="ce1">
            <text:p>-0,962215528</text:p>
          </table:table-cell>
          <table:table-cell office:value-type="float" office:value="0.45547298167135702" table:style-name="ce1">
            <text:p>0,455472982</text:p>
          </table:table-cell>
          <table:table-cell table:number-columns-repeated="16379"/>
        </table:table-row>
        <table:table-row table:style-name="ro1">
          <table:table-cell office:value-type="float" office:value="98.5" table:style-name="ce1">
            <text:p>98,5</text:p>
          </table:table-cell>
          <table:table-cell office:value-type="float" office:value="2.9556114477647899" table:style-name="ce1">
            <text:p>2,955611448</text:p>
          </table:table-cell>
          <table:table-cell office:value-type="float" office:value="0.64638805321165005" table:style-name="ce1">
            <text:p>0,646388053</text:p>
          </table:table-cell>
          <table:table-cell office:value-type="float" office:value="-0.91178708947125497" table:style-name="ce1">
            <text:p>-0,911787089</text:p>
          </table:table-cell>
          <table:table-cell office:value-type="float" office:value="0.47529444152227601" table:style-name="ce1">
            <text:p>0,475294442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.84772511659633" table:style-name="ce1">
            <text:p>2,847725117</text:p>
          </table:table-cell>
          <table:table-cell office:value-type="float" office:value="0.65798300072586202" table:style-name="ce1">
            <text:p>0,657983001</text:p>
          </table:table-cell>
          <table:table-cell office:value-type="float" office:value="-0.87756172264488697" table:style-name="ce1">
            <text:p>-0,877561723</text:p>
          </table:table-cell>
          <table:table-cell office:value-type="float" office:value="0.50087750479360904" table:style-name="ce1">
            <text:p>0,500877505</text:p>
          </table:table-cell>
          <table:table-cell table:number-columns-repeated="16379"/>
        </table:table-row>
        <table:table-row table:style-name="ro1">
          <table:table-cell office:value-type="float" office:value="99.5" table:style-name="ce1">
            <text:p>99,5</text:p>
          </table:table-cell>
          <table:table-cell office:value-type="float" office:value="3.1349587817154201" table:style-name="ce1">
            <text:p>3,134958782</text:p>
          </table:table-cell>
          <table:table-cell office:value-type="float" office:value="0.62486002400551699" table:style-name="ce1">
            <text:p>0,624860024</text:p>
          </table:table-cell>
          <table:table-cell office:value-type="float" office:value="-1.00329350806262" table:style-name="ce1">
            <text:p>-1,003293508</text:p>
          </table:table-cell>
          <table:table-cell office:value-type="float" office:value="0.43494487124863701" table:style-name="ce1">
            <text:p>0,434944871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.8483090284355002" table:style-name="ce1">
            <text:p>2,848309028</text:p>
          </table:table-cell>
          <table:table-cell office:value-type="float" office:value="0.66195476941258002" table:style-name="ce1">
            <text:p>0,661954769</text:p>
          </table:table-cell>
          <table:table-cell office:value-type="float" office:value="-0.87756100335383103" table:style-name="ce1">
            <text:p>-0,877561003</text:p>
          </table:table-cell>
          <table:table-cell office:value-type="float" office:value="0.50378911975173601" table:style-name="ce1">
            <text:p>0,50378912</text:p>
          </table:table-cell>
          <table:table-cell table:number-columns-repeated="16379"/>
        </table:table-row>
        <table:table-row table:style-name="ro1">
          <table:table-cell office:value-type="float" office:value="100.5" table:style-name="ce1">
            <text:p>100,5</text:p>
          </table:table-cell>
          <table:table-cell office:value-type="float" office:value="2.6702857722831301" table:style-name="ce1">
            <text:p>2,670285772</text:p>
          </table:table-cell>
          <table:table-cell office:value-type="float" office:value="0.673846429959295" table:style-name="ce1">
            <text:p>0,67384643</text:p>
          </table:table-cell>
          <table:table-cell office:value-type="float" office:value="-0.87502628237068403" table:style-name="ce1">
            <text:p>-0,875026282</text:p>
          </table:table-cell>
          <table:table-cell office:value-type="float" office:value="0.514781950946125" table:style-name="ce1">
            <text:p>0,514781951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.6788324143554698" table:style-name="ce1">
            <text:p>2,678832414</text:p>
          </table:table-cell>
          <table:table-cell office:value-type="float" office:value="0.67242535704996798" table:style-name="ce1">
            <text:p>0,672425357</text:p>
          </table:table-cell>
          <table:table-cell office:value-type="float" office:value="-0.87232904100838304" table:style-name="ce1">
            <text:p>-0,872329041</text:p>
          </table:table-cell>
          <table:table-cell office:value-type="float" office:value="0.51020028077516" table:style-name="ce1">
            <text:p>0,510200281</text:p>
          </table:table-cell>
          <table:table-cell table:number-columns-repeated="16379"/>
        </table:table-row>
        <table:table-row table:style-name="ro2">
          <table:table-cell office:value-type="float" office:value="101.5" table:style-name="ce1">
            <text:p>101,5</text:p>
          </table:table-cell>
          <table:table-cell office:value-type="float" office:value="2.70153107628337" table:style-name="ce1">
            <text:p>2,701531076</text:p>
          </table:table-cell>
          <table:table-cell office:value-type="float" office:value="0.66619821802833901" table:style-name="ce1">
            <text:p>0,666198218</text:p>
          </table:table-cell>
          <table:table-cell office:value-type="float" office:value="-0.91301125906341996" table:style-name="ce1">
            <text:p>-0,913011259</text:p>
          </table:table-cell>
          <table:table-cell office:value-type="float" office:value="0.49128462696362901" table:style-name="ce1">
            <text:p>0,491284627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.8209957505794598" table:style-name="ce1">
            <text:p>2,820995751</text:p>
          </table:table-cell>
          <table:table-cell office:value-type="float" office:value="0.65463655480062499" table:style-name="ce1">
            <text:p>0,654636555</text:p>
          </table:table-cell>
          <table:table-cell office:value-type="float" office:value="-0.95321341110411195" table:style-name="ce1">
            <text:p>-0,953213411</text:p>
          </table:table-cell>
          <table:table-cell office:value-type="float" office:value="0.47211580662935598" table:style-name="ce1">
            <text:p>0,472115807</text:p>
          </table:table-cell>
          <table:table-cell table:number-columns-repeated="16379"/>
        </table:table-row>
        <table:table-row table:style-name="ro1">
          <table:table-cell office:value-type="float" office:value="102.5" table:style-name="ce1">
            <text:p>102,5</text:p>
          </table:table-cell>
          <table:table-cell office:value-type="float" office:value="2.85374671611034" table:style-name="ce1">
            <text:p>2,853746716</text:p>
          </table:table-cell>
          <table:table-cell office:value-type="float" office:value="0.63839973991517596" table:style-name="ce1">
            <text:p>0,63839974</text:p>
          </table:table-cell>
          <table:table-cell office:value-type="float" office:value="-1.02448445668579" table:style-name="ce1">
            <text:p>-1,024484457</text:p>
          </table:table-cell>
          <table:table-cell office:value-type="float" office:value="0.43476117324586799" table:style-name="ce1">
            <text:p>0,434761173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.9742334389092902" table:style-name="ce1">
            <text:p>2,974233439</text:p>
          </table:table-cell>
          <table:table-cell office:value-type="float" office:value="0.63011429356841597" table:style-name="ce1">
            <text:p>0,630114294</text:p>
          </table:table-cell>
          <table:table-cell office:value-type="float" office:value="-1.03975634826119" table:style-name="ce1">
            <text:p>-1,039756348</text:p>
          </table:table-cell>
          <table:table-cell office:value-type="float" office:value="0.42239025821297399" table:style-name="ce1">
            <text:p>0,422390258</text:p>
          </table:table-cell>
          <table:table-cell table:number-columns-repeated="16379"/>
        </table:table-row>
        <table:table-row table:style-name="ro1">
          <table:table-cell office:value-type="float" office:value="103.5" table:style-name="ce1">
            <text:p>103,5</text:p>
          </table:table-cell>
          <table:table-cell office:value-type="float" office:value="2.9029062005503201" table:style-name="ce1">
            <text:p>2,902906201</text:p>
          </table:table-cell>
          <table:table-cell office:value-type="float" office:value="0.63631023160530398" table:style-name="ce1">
            <text:p>0,636310232</text:p>
          </table:table-cell>
          <table:table-cell office:value-type="float" office:value="-1.0303250909317001" table:style-name="ce1">
            <text:p>-1,030325091</text:p>
          </table:table-cell>
          <table:table-cell office:value-type="float" office:value="0.42842154118810399" table:style-name="ce1">
            <text:p>0,428421541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.7779069358311901" table:style-name="ce1">
            <text:p>2,777906936</text:p>
          </table:table-cell>
          <table:table-cell office:value-type="float" office:value="0.65576136943473895" table:style-name="ce1">
            <text:p>0,655761369</text:p>
          </table:table-cell>
          <table:table-cell office:value-type="float" office:value="-0.93853151065366502" table:style-name="ce1">
            <text:p>-0,938531511</text:p>
          </table:table-cell>
          <table:table-cell office:value-type="float" office:value="0.47544084156439798" table:style-name="ce1">
            <text:p>0,475440842</text:p>
          </table:table-cell>
          <table:table-cell table:number-columns-repeated="16379"/>
        </table:table-row>
        <table:table-row table:style-name="ro1">
          <table:table-cell office:value-type="float" office:value="104.5" table:style-name="ce1">
            <text:p>104,5</text:p>
          </table:table-cell>
          <table:table-cell office:value-type="float" office:value="2.94698940368415" table:style-name="ce1">
            <text:p>2,946989404</text:p>
          </table:table-cell>
          <table:table-cell office:value-type="float" office:value="0.63439877244368803" table:style-name="ce1">
            <text:p>0,634398772</text:p>
          </table:table-cell>
          <table:table-cell office:value-type="float" office:value="-1.04755467382266" table:style-name="ce1">
            <text:p>-1,047554674</text:p>
          </table:table-cell>
          <table:table-cell office:value-type="float" office:value="0.42588067512634498" table:style-name="ce1">
            <text:p>0,425880675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.9619098145520102" table:style-name="ce1">
            <text:p>2,961909815</text:p>
          </table:table-cell>
          <table:table-cell office:value-type="float" office:value="0.63419762450452" table:style-name="ce1">
            <text:p>0,634197625</text:p>
          </table:table-cell>
          <table:table-cell office:value-type="float" office:value="-1.0332190121300999" table:style-name="ce1">
            <text:p>-1,033219012</text:p>
          </table:table-cell>
          <table:table-cell office:value-type="float" office:value="0.42828813282691103" table:style-name="ce1">
            <text:p>0,428288133</text:p>
          </table:table-cell>
          <table:table-cell table:number-columns-repeated="16379"/>
        </table:table-row>
        <table:table-row table:style-name="ro1">
          <table:table-cell office:value-type="float" office:value="105.5" table:style-name="ce1">
            <text:p>105,5</text:p>
          </table:table-cell>
          <table:table-cell office:value-type="float" office:value="2.7659876973052802" table:style-name="ce1">
            <text:p>2,765987697</text:p>
          </table:table-cell>
          <table:table-cell office:value-type="float" office:value="0.66318534410809904" table:style-name="ce1">
            <text:p>0,663185344</text:p>
          </table:table-cell>
          <table:table-cell office:value-type="float" office:value="-0.93109743751519602" table:style-name="ce1">
            <text:p>-0,931097438</text:p>
          </table:table-cell>
          <table:table-cell office:value-type="float" office:value="0.485602583814504" table:style-name="ce1">
            <text:p>0,485602584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.8255626294554101" table:style-name="ce1">
            <text:p>2,825562629</text:p>
          </table:table-cell>
          <table:table-cell office:value-type="float" office:value="0.65464417828333499" table:style-name="ce1">
            <text:p>0,654644178</text:p>
          </table:table-cell>
          <table:table-cell office:value-type="float" office:value="-0.916213239657786" table:style-name="ce1">
            <text:p>-0,91621324</text:p>
          </table:table-cell>
          <table:table-cell office:value-type="float" office:value="0.48601119083488398" table:style-name="ce1">
            <text:p>0,486011191</text:p>
          </table:table-cell>
          <table:table-cell table:number-columns-repeated="16379"/>
        </table:table-row>
        <table:table-row table:style-name="ro1">
          <table:table-cell office:value-type="float" office:value="106.5" table:style-name="ce1">
            <text:p>106,5</text:p>
          </table:table-cell>
          <table:table-cell office:value-type="float" office:value="2.80957757108719" table:style-name="ce1">
            <text:p>2,809577571</text:p>
          </table:table-cell>
          <table:table-cell office:value-type="float" office:value="0.65409806707759499" table:style-name="ce1">
            <text:p>0,654098067</text:p>
          </table:table-cell>
          <table:table-cell office:value-type="float" office:value="-0.966610514070121" table:style-name="ce1">
            <text:p>-0,966610514</text:p>
          </table:table-cell>
          <table:table-cell office:value-type="float" office:value="0.46329370441296402" table:style-name="ce1">
            <text:p>0,463293704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.92671843313786" table:style-name="ce1">
            <text:p>2,926718433</text:p>
          </table:table-cell>
          <table:table-cell office:value-type="float" office:value="0.64154170013200995" table:style-name="ce1">
            <text:p>0,6415417</text:p>
          </table:table-cell>
          <table:table-cell office:value-type="float" office:value="-0.99220427738010197" table:style-name="ce1">
            <text:p>-0,992204277</text:p>
          </table:table-cell>
          <table:table-cell office:value-type="float" office:value="0.44676621620203999" table:style-name="ce1">
            <text:p>0,446766216</text:p>
          </table:table-cell>
          <table:table-cell table:number-columns-repeated="16379"/>
        </table:table-row>
        <table:table-row table:style-name="ro1">
          <table:table-cell office:value-type="float" office:value="107.5" table:style-name="ce1">
            <text:p>107,5</text:p>
          </table:table-cell>
          <table:table-cell office:value-type="float" office:value="2.9770698026596598" table:style-name="ce1">
            <text:p>2,977069803</text:p>
          </table:table-cell>
          <table:table-cell office:value-type="float" office:value="0.63270170142757698" table:style-name="ce1">
            <text:p>0,632701701</text:p>
          </table:table-cell>
          <table:table-cell office:value-type="float" office:value="-1.01806634868932" table:style-name="ce1">
            <text:p>-1,018066349</text:p>
          </table:table-cell>
          <table:table-cell office:value-type="float" office:value="0.43094857838015399" table:style-name="ce1">
            <text:p>0,430948578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.84023439717767" table:style-name="ce1">
            <text:p>2,840234397</text:p>
          </table:table-cell>
          <table:table-cell office:value-type="float" office:value="0.64864073217321405" table:style-name="ce1">
            <text:p>0,648640732</text:p>
          </table:table-cell>
          <table:table-cell office:value-type="float" office:value="-0.97416929685285802" table:style-name="ce1">
            <text:p>-0,974169297</text:p>
          </table:table-cell>
          <table:table-cell office:value-type="float" office:value="0.45878700923835503" table:style-name="ce1">
            <text:p>0,458787009</text:p>
          </table:table-cell>
          <table:table-cell table:number-columns-repeated="16379"/>
        </table:table-row>
        <table:table-row table:style-name="ro1">
          <table:table-cell office:value-type="float" office:value="108.5" table:style-name="ce1">
            <text:p>108,5</text:p>
          </table:table-cell>
          <table:table-cell office:value-type="float" office:value="2.8829728693984999" table:style-name="ce1">
            <text:p>2,882972869</text:p>
          </table:table-cell>
          <table:table-cell office:value-type="float" office:value="0.63607024184241701" table:style-name="ce1">
            <text:p>0,636070242</text:p>
          </table:table-cell>
          <table:table-cell office:value-type="float" office:value="-1.0259418782302501" table:style-name="ce1">
            <text:p>-1,025941878</text:p>
          </table:table-cell>
          <table:table-cell office:value-type="float" office:value="0.42971661578687798" table:style-name="ce1">
            <text:p>0,429716616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.0307622078856302" table:style-name="ce1">
            <text:p>3,030762208</text:p>
          </table:table-cell>
          <table:table-cell office:value-type="float" office:value="0.61876488935263996" table:style-name="ce1">
            <text:p>0,618764889</text:p>
          </table:table-cell>
          <table:table-cell office:value-type="float" office:value="-1.07556481879252" table:style-name="ce1">
            <text:p>-1,075564819</text:p>
          </table:table-cell>
          <table:table-cell office:value-type="float" office:value="0.40519685544373302" table:style-name="ce1">
            <text:p>0,405196855</text:p>
          </table:table-cell>
          <table:table-cell table:number-columns-repeated="16379"/>
        </table:table-row>
        <table:table-row table:style-name="ro1">
          <table:table-cell office:value-type="float" office:value="109.5" table:style-name="ce1">
            <text:p>109,5</text:p>
          </table:table-cell>
          <table:table-cell office:value-type="float" office:value="2.9403651021496202" table:style-name="ce1">
            <text:p>2,940365102</text:p>
          </table:table-cell>
          <table:table-cell office:value-type="float" office:value="0.63392300706660698" table:style-name="ce1">
            <text:p>0,633923007</text:p>
          </table:table-cell>
          <table:table-cell office:value-type="float" office:value="-1.01444739085087" table:style-name="ce1">
            <text:p>-1,014447391</text:p>
          </table:table-cell>
          <table:table-cell office:value-type="float" office:value="0.43473011880947698" table:style-name="ce1">
            <text:p>0,434730119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.0377914797643801" table:style-name="ce1">
            <text:p>3,03779148</text:p>
          </table:table-cell>
          <table:table-cell office:value-type="float" office:value="0.623088283237755" table:style-name="ce1">
            <text:p>0,623088283</text:p>
          </table:table-cell>
          <table:table-cell office:value-type="float" office:value="-1.05767995286226" table:style-name="ce1">
            <text:p>-1,057679953</text:p>
          </table:table-cell>
          <table:table-cell office:value-type="float" office:value="0.41483484692686601" table:style-name="ce1">
            <text:p>0,414834847</text:p>
          </table:table-cell>
          <table:table-cell table:number-columns-repeated="16379"/>
        </table:table-row>
        <table:table-row table:style-name="ro1">
          <table:table-cell office:value-type="float" office:value="110.5" table:style-name="ce1">
            <text:p>110,5</text:p>
          </table:table-cell>
          <table:table-cell office:value-type="float" office:value="2.9936599217846398" table:style-name="ce1">
            <text:p>2,993659922</text:p>
          </table:table-cell>
          <table:table-cell office:value-type="float" office:value="0.63381368865288701" table:style-name="ce1">
            <text:p>0,633813689</text:p>
          </table:table-cell>
          <table:table-cell office:value-type="float" office:value="-1.0162969152773" table:style-name="ce1">
            <text:p>-1,016296915</text:p>
          </table:table-cell>
          <table:table-cell office:value-type="float" office:value="0.43614514995436199" table:style-name="ce1">
            <text:p>0,43614515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.0058715274343699" table:style-name="ce1">
            <text:p>3,005871527</text:p>
          </table:table-cell>
          <table:table-cell office:value-type="float" office:value="0.621976863561857" table:style-name="ce1">
            <text:p>0,621976864</text:p>
          </table:table-cell>
          <table:table-cell office:value-type="float" office:value="-1.0777473909413799" table:style-name="ce1">
            <text:p>-1,077747391</text:p>
          </table:table-cell>
          <table:table-cell office:value-type="float" office:value="0.40760464224509502" table:style-name="ce1">
            <text:p>0,407604642</text:p>
          </table:table-cell>
          <table:table-cell table:number-columns-repeated="16379"/>
        </table:table-row>
        <table:table-row table:style-name="ro1">
          <table:table-cell office:value-type="float" office:value="111.5" table:style-name="ce1">
            <text:p>111,5</text:p>
          </table:table-cell>
          <table:table-cell office:value-type="float" office:value="3.2516802414743098" table:style-name="ce1">
            <text:p>3,251680241</text:p>
          </table:table-cell>
          <table:table-cell office:value-type="float" office:value="0.59411594598180695" table:style-name="ce1">
            <text:p>0,594115946</text:p>
          </table:table-cell>
          <table:table-cell office:value-type="float" office:value="-1.1546328899488401" table:style-name="ce1">
            <text:p>-1,15463289</text:p>
          </table:table-cell>
          <table:table-cell office:value-type="float" office:value="0.36291388090969001" table:style-name="ce1">
            <text:p>0,362913881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.0525801743128702" table:style-name="ce1">
            <text:p>3,052580174</text:p>
          </table:table-cell>
          <table:table-cell office:value-type="float" office:value="0.61737953266012202" table:style-name="ce1">
            <text:p>0,617379533</text:p>
          </table:table-cell>
          <table:table-cell office:value-type="float" office:value="-1.0697836750183001" table:style-name="ce1">
            <text:p>-1,069783675</text:p>
          </table:table-cell>
          <table:table-cell office:value-type="float" office:value="0.40599941428956499" table:style-name="ce1">
            <text:p>0,405999414</text:p>
          </table:table-cell>
          <table:table-cell table:number-columns-repeated="16379"/>
        </table:table-row>
        <table:table-row table:style-name="ro1">
          <table:table-cell office:value-type="float" office:value="112.5" table:style-name="ce1">
            <text:p>112,5</text:p>
          </table:table-cell>
          <table:table-cell office:value-type="float" office:value="3.0464896179979699" table:style-name="ce1">
            <text:p>3,046489618</text:p>
          </table:table-cell>
          <table:table-cell office:value-type="float" office:value="0.61731929143532904" table:style-name="ce1">
            <text:p>0,617319291</text:p>
          </table:table-cell>
          <table:table-cell office:value-type="float" office:value="-1.0717773698342301" table:style-name="ce1">
            <text:p>-1,07177737</text:p>
          </table:table-cell>
          <table:table-cell office:value-type="float" office:value="0.40388748110754402" table:style-name="ce1">
            <text:p>0,403887481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.2346689785104998" table:style-name="ce1">
            <text:p>3,234668979</text:p>
          </table:table-cell>
          <table:table-cell office:value-type="float" office:value="0.59387298235769703" table:style-name="ce1">
            <text:p>0,593872982</text:p>
          </table:table-cell>
          <table:table-cell office:value-type="float" office:value="-1.17767153945322" table:style-name="ce1">
            <text:p>-1,177671539</text:p>
          </table:table-cell>
          <table:table-cell office:value-type="float" office:value="0.35119292187620299" table:style-name="ce1">
            <text:p>0,351192922</text:p>
          </table:table-cell>
          <table:table-cell table:number-columns-repeated="16379"/>
        </table:table-row>
        <table:table-row table:style-name="ro1">
          <table:table-cell office:value-type="float" office:value="113.5" table:style-name="ce1">
            <text:p>113,5</text:p>
          </table:table-cell>
          <table:table-cell office:value-type="float" office:value="3.0863005655212201" table:style-name="ce1">
            <text:p>3,086300566</text:p>
          </table:table-cell>
          <table:table-cell office:value-type="float" office:value="0.61390825564890406" table:style-name="ce1">
            <text:p>0,613908256</text:p>
          </table:table-cell>
          <table:table-cell office:value-type="float" office:value="-1.0958281811877999" table:style-name="ce1">
            <text:p>-1,095828181</text:p>
          </table:table-cell>
          <table:table-cell office:value-type="float" office:value="0.39466040178369299" table:style-name="ce1">
            <text:p>0,394660402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.10259131538188" table:style-name="ce1">
            <text:p>3,102591315</text:p>
          </table:table-cell>
          <table:table-cell office:value-type="float" office:value="0.61203074511384303" table:style-name="ce1">
            <text:p>0,612030745</text:p>
          </table:table-cell>
          <table:table-cell office:value-type="float" office:value="-1.1182652096834" table:style-name="ce1">
            <text:p>-1,11826521</text:p>
          </table:table-cell>
          <table:table-cell office:value-type="float" office:value="0.38630685869692599" table:style-name="ce1">
            <text:p>0,386306859</text:p>
          </table:table-cell>
          <table:table-cell table:number-columns-repeated="16379"/>
        </table:table-row>
        <table:table-row table:style-name="ro1">
          <table:table-cell office:value-type="float" office:value="114.5" table:style-name="ce1">
            <text:p>114,5</text:p>
          </table:table-cell>
          <table:table-cell office:value-type="float" office:value="3.0880014537414699" table:style-name="ce1">
            <text:p>3,088001454</text:p>
          </table:table-cell>
          <table:table-cell office:value-type="float" office:value="0.621126530160514" table:style-name="ce1">
            <text:p>0,62112653</text:p>
          </table:table-cell>
          <table:table-cell office:value-type="float" office:value="-1.05959994677571" table:style-name="ce1">
            <text:p>-1,059599947</text:p>
          </table:table-cell>
          <table:table-cell office:value-type="float" office:value="0.41200939642740497" table:style-name="ce1">
            <text:p>0,412009396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.0029633216242999" table:style-name="ce1">
            <text:p>3,002963322</text:p>
          </table:table-cell>
          <table:table-cell office:value-type="float" office:value="0.62571813139701205" table:style-name="ce1">
            <text:p>0,625718131</text:p>
          </table:table-cell>
          <table:table-cell office:value-type="float" office:value="-1.06214359568009" table:style-name="ce1">
            <text:p>-1,062143596</text:p>
          </table:table-cell>
          <table:table-cell office:value-type="float" office:value="0.41298555619895799" table:style-name="ce1">
            <text:p>0,412985556</text:p>
          </table:table-cell>
          <table:table-cell table:number-columns-repeated="16379"/>
        </table:table-row>
        <table:table-row table:style-name="ro1">
          <table:table-cell office:value-type="float" office:value="115.5" table:style-name="ce1">
            <text:p>115,5</text:p>
          </table:table-cell>
          <table:table-cell office:value-type="float" office:value="3.0744650960100799" table:style-name="ce1">
            <text:p>3,074465096</text:p>
          </table:table-cell>
          <table:table-cell office:value-type="float" office:value="0.61632954595732303" table:style-name="ce1">
            <text:p>0,616329546</text:p>
          </table:table-cell>
          <table:table-cell office:value-type="float" office:value="-1.08671995630176" table:style-name="ce1">
            <text:p>-1,086719956</text:p>
          </table:table-cell>
          <table:table-cell office:value-type="float" office:value="0.40023968366823498" table:style-name="ce1">
            <text:p>0,400239684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.16855137526708" table:style-name="ce1">
            <text:p>3,168551375</text:p>
          </table:table-cell>
          <table:table-cell office:value-type="float" office:value="0.60314136500148696" table:style-name="ce1">
            <text:p>0,603141365</text:p>
          </table:table-cell>
          <table:table-cell office:value-type="float" office:value="-1.14131121065154" table:style-name="ce1">
            <text:p>-1,141311211</text:p>
          </table:table-cell>
          <table:table-cell office:value-type="float" office:value="0.37484008555304399" table:style-name="ce1">
            <text:p>0,374840086</text:p>
          </table:table-cell>
          <table:table-cell table:number-columns-repeated="16379"/>
        </table:table-row>
        <table:table-row table:style-name="ro1">
          <table:table-cell office:value-type="float" office:value="116.5" table:style-name="ce1">
            <text:p>116,5</text:p>
          </table:table-cell>
          <table:table-cell office:value-type="float" office:value="3.1954801355454499" table:style-name="ce1">
            <text:p>3,195480136</text:p>
          </table:table-cell>
          <table:table-cell office:value-type="float" office:value="0.601116956838189" table:style-name="ce1">
            <text:p>0,601116957</text:p>
          </table:table-cell>
          <table:table-cell office:value-type="float" office:value="-1.13961166969699" table:style-name="ce1">
            <text:p>-1,13961167</text:p>
          </table:table-cell>
          <table:table-cell office:value-type="float" office:value="0.36907015649010799" table:style-name="ce1">
            <text:p>0,369070156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.18039708094194" table:style-name="ce1">
            <text:p>3,180397081</text:p>
          </table:table-cell>
          <table:table-cell office:value-type="float" office:value="0.60186547734073603" table:style-name="ce1">
            <text:p>0,601865477</text:p>
          </table:table-cell>
          <table:table-cell office:value-type="float" office:value="-1.14640693595524" table:style-name="ce1">
            <text:p>-1,146406936</text:p>
          </table:table-cell>
          <table:table-cell office:value-type="float" office:value="0.36910258197477902" table:style-name="ce1">
            <text:p>0,369102582</text:p>
          </table:table-cell>
          <table:table-cell table:number-columns-repeated="16379"/>
        </table:table-row>
        <table:table-row table:style-name="ro1">
          <table:table-cell office:value-type="float" office:value="117.5" table:style-name="ce1">
            <text:p>117,5</text:p>
          </table:table-cell>
          <table:table-cell office:value-type="float" office:value="3.0996775782798198" table:style-name="ce1">
            <text:p>3,099677578</text:p>
          </table:table-cell>
          <table:table-cell office:value-type="float" office:value="0.60570157948293102" table:style-name="ce1">
            <text:p>0,605701579</text:p>
          </table:table-cell>
          <table:table-cell office:value-type="float" office:value="-1.1530243885263001" table:style-name="ce1">
            <text:p>-1,153024389</text:p>
          </table:table-cell>
          <table:table-cell office:value-type="float" office:value="0.36929114309097799" table:style-name="ce1">
            <text:p>0,369291143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.1096093364231199" table:style-name="ce1">
            <text:p>3,109609336</text:p>
          </table:table-cell>
          <table:table-cell office:value-type="float" office:value="0.61897659362316804" table:style-name="ce1">
            <text:p>0,618976594</text:p>
          </table:table-cell>
          <table:table-cell office:value-type="float" office:value="-1.0768962404442199" table:style-name="ce1">
            <text:p>-1,07689624</text:p>
          </table:table-cell>
          <table:table-cell office:value-type="float" office:value="0.40639012762646598" table:style-name="ce1">
            <text:p>0,406390128</text:p>
          </table:table-cell>
          <table:table-cell table:number-columns-repeated="16379"/>
        </table:table-row>
        <table:table-row table:style-name="ro1">
          <table:table-cell office:value-type="float" office:value="118.5" table:style-name="ce1">
            <text:p>118,5</text:p>
          </table:table-cell>
          <table:table-cell office:value-type="float" office:value="3.18778186543652" table:style-name="ce1">
            <text:p>3,187781865</text:p>
          </table:table-cell>
          <table:table-cell office:value-type="float" office:value="0.60225133464870995" table:style-name="ce1">
            <text:p>0,602251335</text:p>
          </table:table-cell>
          <table:table-cell office:value-type="float" office:value="-1.1508091290684499" table:style-name="ce1">
            <text:p>-1,150809129</text:p>
          </table:table-cell>
          <table:table-cell office:value-type="float" office:value="0.36276658402332701" table:style-name="ce1">
            <text:p>0,362766584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.2418360938786401" table:style-name="ce1">
            <text:p>3,241836094</text:p>
          </table:table-cell>
          <table:table-cell office:value-type="float" office:value="0.59464476185605397" table:style-name="ce1">
            <text:p>0,594644762</text:p>
          </table:table-cell>
          <table:table-cell office:value-type="float" office:value="-1.1704868084486" table:style-name="ce1">
            <text:p>-1,170486808</text:p>
          </table:table-cell>
          <table:table-cell office:value-type="float" office:value="0.352092232107315" table:style-name="ce1">
            <text:p>0,352092232</text:p>
          </table:table-cell>
          <table:table-cell table:number-columns-repeated="16379"/>
        </table:table-row>
        <table:table-row table:style-name="ro1">
          <table:table-cell office:value-type="float" office:value="119.5" table:style-name="ce1">
            <text:p>119,5</text:p>
          </table:table-cell>
          <table:table-cell office:value-type="float" office:value="3.2758182764855301" table:style-name="ce1">
            <text:p>3,275818276</text:p>
          </table:table-cell>
          <table:table-cell office:value-type="float" office:value="0.59370353989732605" table:style-name="ce1">
            <text:p>0,59370354</text:p>
          </table:table-cell>
          <table:table-cell office:value-type="float" office:value="-1.1905483683651401" table:style-name="ce1">
            <text:p>-1,190548368</text:p>
          </table:table-cell>
          <table:table-cell office:value-type="float" office:value="0.34785761014722999" table:style-name="ce1">
            <text:p>0,34785761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3.2048383554375302" table:style-name="ce1">
            <text:p>3,204838355</text:p>
          </table:table-cell>
          <table:table-cell office:value-type="float" office:value="0.60349883577772701" table:style-name="ce1">
            <text:p>0,603498836</text:p>
          </table:table-cell>
          <table:table-cell office:value-type="float" office:value="-1.13557186107877" table:style-name="ce1">
            <text:p>-1,135571861</text:p>
          </table:table-cell>
          <table:table-cell office:value-type="float" office:value="0.37361748245752202" table:style-name="ce1">
            <text:p>0,373617482</text:p>
          </table:table-cell>
          <table:table-cell table:number-columns-repeated="16379"/>
        </table:table-row>
        <table:table-row table:style-name="ro1">
          <table:table-cell office:value-type="float" office:value="120.5" table:style-name="ce1">
            <text:p>120,5</text:p>
          </table:table-cell>
          <table:table-cell office:value-type="float" office:value="3.2538119186388301" table:style-name="ce1">
            <text:p>3,253811919</text:p>
          </table:table-cell>
          <table:table-cell office:value-type="float" office:value="0.59308303197963097" table:style-name="ce1">
            <text:p>0,593083032</text:p>
          </table:table-cell>
          <table:table-cell office:value-type="float" office:value="-1.1837183585753299" table:style-name="ce1">
            <text:p>-1,183718359</text:p>
          </table:table-cell>
          <table:table-cell office:value-type="float" office:value="0.3504602029551" table:style-name="ce1">
            <text:p>0,350460203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.2457277669779301" table:style-name="ce1">
            <text:p>3,245727767</text:p>
          </table:table-cell>
          <table:table-cell office:value-type="float" office:value="0.59438952247137999" table:style-name="ce1">
            <text:p>0,594389522</text:p>
          </table:table-cell>
          <table:table-cell office:value-type="float" office:value="-1.17876205698882" table:style-name="ce1">
            <text:p>-1,178762057</text:p>
          </table:table-cell>
          <table:table-cell office:value-type="float" office:value="0.35134880255248901" table:style-name="ce1">
            <text:p>0,351348803</text:p>
          </table:table-cell>
          <table:table-cell table:number-columns-repeated="16379"/>
        </table:table-row>
        <table:table-row table:style-name="ro1">
          <table:table-cell office:value-type="float" office:value="121.5" table:style-name="ce1">
            <text:p>121,5</text:p>
          </table:table-cell>
          <table:table-cell office:value-type="float" office:value="3.23491413888445" table:style-name="ce1">
            <text:p>3,234914139</text:p>
          </table:table-cell>
          <table:table-cell office:value-type="float" office:value="0.59580971863152299" table:style-name="ce1">
            <text:p>0,595809719</text:p>
          </table:table-cell>
          <table:table-cell office:value-type="float" office:value="-1.1852324073832601" table:style-name="ce1">
            <text:p>-1,185232407</text:p>
          </table:table-cell>
          <table:table-cell office:value-type="float" office:value="0.34798590243580302" table:style-name="ce1">
            <text:p>0,347985902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3.2383837502185102" table:style-name="ce1">
            <text:p>3,23838375</text:p>
          </table:table-cell>
          <table:table-cell office:value-type="float" office:value="0.59930907353616003" table:style-name="ce1">
            <text:p>0,599309074</text:p>
          </table:table-cell>
          <table:table-cell office:value-type="float" office:value="-1.1605230734476899" table:style-name="ce1">
            <text:p>-1,160523073</text:p>
          </table:table-cell>
          <table:table-cell office:value-type="float" office:value="0.36404579977123902" table:style-name="ce1">
            <text:p>0,3640458</text:p>
          </table:table-cell>
          <table:table-cell table:number-columns-repeated="16379"/>
        </table:table-row>
        <table:table-row table:style-name="ro1">
          <table:table-cell office:value-type="float" office:value="122.5" table:style-name="ce1">
            <text:p>122,5</text:p>
          </table:table-cell>
          <table:table-cell office:value-type="float" office:value="3.2725648903309499" table:style-name="ce1">
            <text:p>3,27256489</text:p>
          </table:table-cell>
          <table:table-cell office:value-type="float" office:value="0.59730350503409502" table:style-name="ce1">
            <text:p>0,597303505</text:p>
          </table:table-cell>
          <table:table-cell office:value-type="float" office:value="-1.1546323149137501" table:style-name="ce1">
            <text:p>-1,154632315</text:p>
          </table:table-cell>
          <table:table-cell office:value-type="float" office:value="0.36220854677822101" table:style-name="ce1">
            <text:p>0,362208547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.2926909664794302" table:style-name="ce1">
            <text:p>3,292690966</text:p>
          </table:table-cell>
          <table:table-cell office:value-type="float" office:value="0.58932452252315404" table:style-name="ce1">
            <text:p>0,589324523</text:p>
          </table:table-cell>
          <table:table-cell office:value-type="float" office:value="-1.19299351090677" table:style-name="ce1">
            <text:p>-1,192993511</text:p>
          </table:table-cell>
          <table:table-cell office:value-type="float" office:value="0.34566859345127199" table:style-name="ce1">
            <text:p>0,345668593</text:p>
          </table:table-cell>
          <table:table-cell table:number-columns-repeated="16379"/>
        </table:table-row>
        <table:table-row table:style-name="ro1">
          <table:table-cell office:value-type="float" office:value="123.5" table:style-name="ce1">
            <text:p>123,5</text:p>
          </table:table-cell>
          <table:table-cell office:value-type="float" office:value="3.3474652721857998" table:style-name="ce1">
            <text:p>3,347465272</text:p>
          </table:table-cell>
          <table:table-cell office:value-type="float" office:value="0.58151409965549095" table:style-name="ce1">
            <text:p>0,5815141</text:p>
          </table:table-cell>
          <table:table-cell office:value-type="float" office:value="-1.22040729640521" table:style-name="ce1">
            <text:p>-1,220407296</text:p>
          </table:table-cell>
          <table:table-cell office:value-type="float" office:value="0.32970979515713" table:style-name="ce1">
            <text:p>0,32970979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.3872099171265" table:style-name="ce1">
            <text:p>3,387209917</text:p>
          </table:table-cell>
          <table:table-cell office:value-type="float" office:value="0.57537571951392796" table:style-name="ce1">
            <text:p>0,57537572</text:p>
          </table:table-cell>
          <table:table-cell office:value-type="float" office:value="-1.2414076282600801" table:style-name="ce1">
            <text:p>-1,241407628</text:p>
          </table:table-cell>
          <table:table-cell office:value-type="float" office:value="0.32150931944754302" table:style-name="ce1">
            <text:p>0,321509319</text:p>
          </table:table-cell>
          <table:table-cell table:number-columns-repeated="16379"/>
        </table:table-row>
        <table:table-row table:style-name="ro1">
          <table:table-cell office:value-type="float" office:value="124.5" table:style-name="ce1">
            <text:p>124,5</text:p>
          </table:table-cell>
          <table:table-cell office:value-type="float" office:value="3.3186601253130799" table:style-name="ce1">
            <text:p>3,318660125</text:p>
          </table:table-cell>
          <table:table-cell office:value-type="float" office:value="0.589374647129287" table:style-name="ce1">
            <text:p>0,589374647</text:p>
          </table:table-cell>
          <table:table-cell office:value-type="float" office:value="-1.19873398755426" table:style-name="ce1">
            <text:p>-1,198733988</text:p>
          </table:table-cell>
          <table:table-cell office:value-type="float" office:value="0.34250129581376998" table:style-name="ce1">
            <text:p>0,342501296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.28078633239102" table:style-name="ce1">
            <text:p>3,280786332</text:p>
          </table:table-cell>
          <table:table-cell office:value-type="float" office:value="0.58882734322708297" table:style-name="ce1">
            <text:p>0,588827343</text:p>
          </table:table-cell>
          <table:table-cell office:value-type="float" office:value="-1.1993316229739599" table:style-name="ce1">
            <text:p>-1,199331623</text:p>
          </table:table-cell>
          <table:table-cell office:value-type="float" office:value="0.34130248684289699" table:style-name="ce1">
            <text:p>0,341302487</text:p>
          </table:table-cell>
          <table:table-cell table:number-columns-repeated="16379"/>
        </table:table-row>
        <table:table-row table:style-name="ro1">
          <table:table-cell office:value-type="float" office:value="125.5" table:style-name="ce1">
            <text:p>125,5</text:p>
          </table:table-cell>
          <table:table-cell office:value-type="float" office:value="3.4134231930369601" table:style-name="ce1">
            <text:p>3,413423193</text:p>
          </table:table-cell>
          <table:table-cell office:value-type="float" office:value="0.57688578283416603" table:style-name="ce1">
            <text:p>0,576885783</text:p>
          </table:table-cell>
          <table:table-cell office:value-type="float" office:value="-1.2393609242856201" table:style-name="ce1">
            <text:p>-1,239360924</text:p>
          </table:table-cell>
          <table:table-cell office:value-type="float" office:value="0.32180307995049101" table:style-name="ce1">
            <text:p>0,32180308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.3502650154298301" table:style-name="ce1">
            <text:p>3,350265015</text:p>
          </table:table-cell>
          <table:table-cell office:value-type="float" office:value="0.58622647410170603" table:style-name="ce1">
            <text:p>0,586226474</text:p>
          </table:table-cell>
          <table:table-cell office:value-type="float" office:value="-1.19955546696965" table:style-name="ce1">
            <text:p>-1,199555467</text:p>
          </table:table-cell>
          <table:table-cell office:value-type="float" office:value="0.340246564436961" table:style-name="ce1">
            <text:p>0,340246564</text:p>
          </table:table-cell>
          <table:table-cell table:number-columns-repeated="16379"/>
        </table:table-row>
        <table:table-row table:style-name="ro1">
          <table:table-cell office:value-type="float" office:value="126.5" table:style-name="ce1">
            <text:p>126,5</text:p>
          </table:table-cell>
          <table:table-cell office:value-type="float" office:value="3.2770968755631298" table:style-name="ce1">
            <text:p>3,277096876</text:p>
          </table:table-cell>
          <table:table-cell office:value-type="float" office:value="0.59091977632560799" table:style-name="ce1">
            <text:p>0,590919776</text:p>
          </table:table-cell>
          <table:table-cell office:value-type="float" office:value="-1.1930277697702301" table:style-name="ce1">
            <text:p>-1,19302777</text:p>
          </table:table-cell>
          <table:table-cell office:value-type="float" office:value="0.34707946124734801" table:style-name="ce1">
            <text:p>0,347079461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.3788284748329498" table:style-name="ce1">
            <text:p>3,378828475</text:p>
          </table:table-cell>
          <table:table-cell office:value-type="float" office:value="0.57367273694751098" table:style-name="ce1">
            <text:p>0,573672737</text:p>
          </table:table-cell>
          <table:table-cell office:value-type="float" office:value="-1.2575839510145601" table:style-name="ce1">
            <text:p>-1,257583951</text:p>
          </table:table-cell>
          <table:table-cell office:value-type="float" office:value="0.31358788711528102" table:style-name="ce1">
            <text:p>0,313587887</text:p>
          </table:table-cell>
          <table:table-cell table:number-columns-repeated="16379"/>
        </table:table-row>
        <table:table-row table:style-name="ro1">
          <table:table-cell office:value-type="float" office:value="127.5" table:style-name="ce1">
            <text:p>127,5</text:p>
          </table:table-cell>
          <table:table-cell office:value-type="float" office:value="3.46865274815395" table:style-name="ce1">
            <text:p>3,468652748</text:p>
          </table:table-cell>
          <table:table-cell office:value-type="float" office:value="0.56804217655366895" table:style-name="ce1">
            <text:p>0,568042177</text:p>
          </table:table-cell>
          <table:table-cell office:value-type="float" office:value="-1.2498679442721199" table:style-name="ce1">
            <text:p>-1,249867944</text:p>
          </table:table-cell>
          <table:table-cell office:value-type="float" office:value="0.31316874569654901" table:style-name="ce1">
            <text:p>0,313168746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.3953307793894298" table:style-name="ce1">
            <text:p>3,395330779</text:p>
          </table:table-cell>
          <table:table-cell office:value-type="float" office:value="0.57986881030181803" table:style-name="ce1">
            <text:p>0,57986881</text:p>
          </table:table-cell>
          <table:table-cell office:value-type="float" office:value="-1.2204510182278701" table:style-name="ce1">
            <text:p>-1,220451018</text:p>
          </table:table-cell>
          <table:table-cell office:value-type="float" office:value="0.33280383836688099" table:style-name="ce1">
            <text:p>0,332803838</text:p>
          </table:table-cell>
          <table:table-cell table:number-columns-repeated="16379"/>
        </table:table-row>
        <table:table-row table:style-name="ro1">
          <table:table-cell office:value-type="float" office:value="128.5" table:style-name="ce1">
            <text:p>128,5</text:p>
          </table:table-cell>
          <table:table-cell office:value-type="float" office:value="3.4065835848696899" table:style-name="ce1">
            <text:p>3,406583585</text:p>
          </table:table-cell>
          <table:table-cell office:value-type="float" office:value="0.57367692228129497" table:style-name="ce1">
            <text:p>0,573676922</text:p>
          </table:table-cell>
          <table:table-cell office:value-type="float" office:value="-1.2539262201567301" table:style-name="ce1">
            <text:p>-1,25392622</text:p>
          </table:table-cell>
          <table:table-cell office:value-type="float" office:value="0.31288076115657099" table:style-name="ce1">
            <text:p>0,312880761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3.4179646780697301" table:style-name="ce1">
            <text:p>3,417964678</text:p>
          </table:table-cell>
          <table:table-cell office:value-type="float" office:value="0.57660824315946002" table:style-name="ce1">
            <text:p>0,576608243</text:p>
          </table:table-cell>
          <table:table-cell office:value-type="float" office:value="-1.24240175912567" table:style-name="ce1">
            <text:p>-1,242401759</text:p>
          </table:table-cell>
          <table:table-cell office:value-type="float" office:value="0.32073224014917101" table:style-name="ce1">
            <text:p>0,32073224</text:p>
          </table:table-cell>
          <table:table-cell table:number-columns-repeated="16379"/>
        </table:table-row>
        <table:table-row table:style-name="ro1">
          <table:table-cell office:value-type="float" office:value="129.5" table:style-name="ce1">
            <text:p>129,5</text:p>
          </table:table-cell>
          <table:table-cell office:value-type="float" office:value="3.3782593027189201" table:style-name="ce1">
            <text:p>3,378259303</text:p>
          </table:table-cell>
          <table:table-cell office:value-type="float" office:value="0.579852407927687" table:style-name="ce1">
            <text:p>0,579852408</text:p>
          </table:table-cell>
          <table:table-cell office:value-type="float" office:value="-1.2187033028243901" table:style-name="ce1">
            <text:p>-1,218703303</text:p>
          </table:table-cell>
          <table:table-cell office:value-type="float" office:value="0.33312849603056099" table:style-name="ce1">
            <text:p>0,333128496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3.4246255549126499" table:style-name="ce1">
            <text:p>3,424625555</text:p>
          </table:table-cell>
          <table:table-cell office:value-type="float" office:value="0.57218844304257999" table:style-name="ce1">
            <text:p>0,572188443</text:p>
          </table:table-cell>
          <table:table-cell office:value-type="float" office:value="-1.2547867322811299" table:style-name="ce1">
            <text:p>-1,254786732</text:p>
          </table:table-cell>
          <table:table-cell office:value-type="float" office:value="0.31274823496294901" table:style-name="ce1">
            <text:p>0,312748235</text:p>
          </table:table-cell>
          <table:table-cell table:number-columns-repeated="16379"/>
        </table:table-row>
        <table:table-row table:style-name="ro1">
          <table:table-cell office:value-type="float" office:value="130.5" table:style-name="ce1">
            <text:p>130,5</text:p>
          </table:table-cell>
          <table:table-cell office:value-type="float" office:value="3.44992159972263" table:style-name="ce1">
            <text:p>3,4499216</text:p>
          </table:table-cell>
          <table:table-cell office:value-type="float" office:value="0.56866519525293102" table:style-name="ce1">
            <text:p>0,568665195</text:p>
          </table:table-cell>
          <table:table-cell office:value-type="float" office:value="-1.2650370501295101" table:style-name="ce1">
            <text:p>-1,26503705</text:p>
          </table:table-cell>
          <table:table-cell office:value-type="float" office:value="0.30784384964878703" table:style-name="ce1">
            <text:p>0,30784385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.5019851581959101" table:style-name="ce1">
            <text:p>3,501985158</text:p>
          </table:table-cell>
          <table:table-cell office:value-type="float" office:value="0.56217957152356002" table:style-name="ce1">
            <text:p>0,562179572</text:p>
          </table:table-cell>
          <table:table-cell office:value-type="float" office:value="-1.2902947793241299" table:style-name="ce1">
            <text:p>-1,290294779</text:p>
          </table:table-cell>
          <table:table-cell office:value-type="float" office:value="0.29540158078859802" table:style-name="ce1">
            <text:p>0,295401581</text:p>
          </table:table-cell>
          <table:table-cell table:number-columns-repeated="16379"/>
        </table:table-row>
        <table:table-row table:style-name="ro1">
          <table:table-cell office:value-type="float" office:value="131.5" table:style-name="ce1">
            <text:p>131,5</text:p>
          </table:table-cell>
          <table:table-cell office:value-type="float" office:value="3.3542860990533798" table:style-name="ce1">
            <text:p>3,354286099</text:p>
          </table:table-cell>
          <table:table-cell office:value-type="float" office:value="0.57992883713816801" table:style-name="ce1">
            <text:p>0,579928837</text:p>
          </table:table-cell>
          <table:table-cell office:value-type="float" office:value="-1.23232338396646" table:style-name="ce1">
            <text:p>-1,232323384</text:p>
          </table:table-cell>
          <table:table-cell office:value-type="float" office:value="0.32792062766636099" table:style-name="ce1">
            <text:p>0,327920628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.41490245777424" table:style-name="ce1">
            <text:p>3,414902458</text:p>
          </table:table-cell>
          <table:table-cell office:value-type="float" office:value="0.57668561382667005" table:style-name="ce1">
            <text:p>0,576685614</text:p>
          </table:table-cell>
          <table:table-cell office:value-type="float" office:value="-1.24194514752171" table:style-name="ce1">
            <text:p>-1,241945148</text:p>
          </table:table-cell>
          <table:table-cell office:value-type="float" office:value="0.32301576377496699" table:style-name="ce1">
            <text:p>0,323015764</text:p>
          </table:table-cell>
          <table:table-cell table:number-columns-repeated="16379"/>
        </table:table-row>
        <table:table-row table:style-name="ro1">
          <table:table-cell office:value-type="float" office:value="132.5" table:style-name="ce1">
            <text:p>132,5</text:p>
          </table:table-cell>
          <table:table-cell office:value-type="float" office:value="3.4903385004046399" table:style-name="ce1">
            <text:p>3,4903385</text:p>
          </table:table-cell>
          <table:table-cell office:value-type="float" office:value="0.56560525197851097" table:style-name="ce1">
            <text:p>0,565605252</text:p>
          </table:table-cell>
          <table:table-cell office:value-type="float" office:value="-1.28277332217408" table:style-name="ce1">
            <text:p>-1,282773322</text:p>
          </table:table-cell>
          <table:table-cell office:value-type="float" office:value="0.29789452079293399" table:style-name="ce1">
            <text:p>0,297894521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.46689783133347" table:style-name="ce1">
            <text:p>3,466897831</text:p>
          </table:table-cell>
          <table:table-cell office:value-type="float" office:value="0.57106372790365401" table:style-name="ce1">
            <text:p>0,571063728</text:p>
          </table:table-cell>
          <table:table-cell office:value-type="float" office:value="-1.2624919820304701" table:style-name="ce1">
            <text:p>-1,262491982</text:p>
          </table:table-cell>
          <table:table-cell office:value-type="float" office:value="0.31088365357832498" table:style-name="ce1">
            <text:p>0,310883654</text:p>
          </table:table-cell>
          <table:table-cell table:number-columns-repeated="16379"/>
        </table:table-row>
        <table:table-row table:style-name="ro1">
          <table:table-cell office:value-type="float" office:value="133.5" table:style-name="ce1">
            <text:p>133,5</text:p>
          </table:table-cell>
          <table:table-cell office:value-type="float" office:value="3.47518475404727" table:style-name="ce1">
            <text:p>3,475184754</text:p>
          </table:table-cell>
          <table:table-cell office:value-type="float" office:value="0.56973901765808199" table:style-name="ce1">
            <text:p>0,569739018</text:p>
          </table:table-cell>
          <table:table-cell office:value-type="float" office:value="-1.2515153801953001" table:style-name="ce1">
            <text:p>-1,25151538</text:p>
          </table:table-cell>
          <table:table-cell office:value-type="float" office:value="0.310175869056318" table:style-name="ce1">
            <text:p>0,310175869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3.4294333551415002" table:style-name="ce1">
            <text:p>3,429433355</text:p>
          </table:table-cell>
          <table:table-cell office:value-type="float" office:value="0.57258717016202099" table:style-name="ce1">
            <text:p>0,57258717</text:p>
          </table:table-cell>
          <table:table-cell office:value-type="float" office:value="-1.2518029475380901" table:style-name="ce1">
            <text:p>-1,251802948</text:p>
          </table:table-cell>
          <table:table-cell office:value-type="float" office:value="0.31917499967513302" table:style-name="ce1">
            <text:p>0,319175</text:p>
          </table:table-cell>
          <table:table-cell table:number-columns-repeated="16379"/>
        </table:table-row>
        <table:table-row table:style-name="ro1">
          <table:table-cell office:value-type="float" office:value="134.5" table:style-name="ce1">
            <text:p>134,5</text:p>
          </table:table-cell>
          <table:table-cell office:value-type="float" office:value="3.4626213768201102" table:style-name="ce1">
            <text:p>3,462621377</text:p>
          </table:table-cell>
          <table:table-cell office:value-type="float" office:value="0.56897971942613002" table:style-name="ce1">
            <text:p>0,568979719</text:p>
          </table:table-cell>
          <table:table-cell office:value-type="float" office:value="-1.2753127800572901" table:style-name="ce1">
            <text:p>-1,27531278</text:p>
          </table:table-cell>
          <table:table-cell office:value-type="float" office:value="0.305359913721509" table:style-name="ce1">
            <text:p>0,305359914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.5747500405645298" table:style-name="ce1">
            <text:p>3,574750041</text:p>
          </table:table-cell>
          <table:table-cell office:value-type="float" office:value="0.55557484534299095" table:style-name="ce1">
            <text:p>0,555574845</text:p>
          </table:table-cell>
          <table:table-cell office:value-type="float" office:value="-1.3123623161881399" table:style-name="ce1">
            <text:p>-1,312362316</text:p>
          </table:table-cell>
          <table:table-cell office:value-type="float" office:value="0.28213004811742598" table:style-name="ce1">
            <text:p>0,282130048</text:p>
          </table:table-cell>
          <table:table-cell table:number-columns-repeated="16379"/>
        </table:table-row>
        <table:table-row table:style-name="ro1">
          <table:table-cell office:value-type="float" office:value="135.5" table:style-name="ce1">
            <text:p>135,5</text:p>
          </table:table-cell>
          <table:table-cell office:value-type="float" office:value="3.5033454746685702" table:style-name="ce1">
            <text:p>3,503345475</text:p>
          </table:table-cell>
          <table:table-cell office:value-type="float" office:value="0.56743764588241197" table:style-name="ce1">
            <text:p>0,567437646</text:p>
          </table:table-cell>
          <table:table-cell office:value-type="float" office:value="-1.2770803706816001" table:style-name="ce1">
            <text:p>-1,277080371</text:p>
          </table:table-cell>
          <table:table-cell office:value-type="float" office:value="0.30417485066760103" table:style-name="ce1">
            <text:p>0,304174851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.5533551636849898" table:style-name="ce1">
            <text:p>3,553355164</text:p>
          </table:table-cell>
          <table:table-cell office:value-type="float" office:value="0.55877962269604098" table:style-name="ce1">
            <text:p>0,558779623</text:p>
          </table:table-cell>
          <table:table-cell office:value-type="float" office:value="-1.3044770144083699" table:style-name="ce1">
            <text:p>-1,304477014</text:p>
          </table:table-cell>
          <table:table-cell office:value-type="float" office:value="0.28889211413408999" table:style-name="ce1">
            <text:p>0,288892114</text:p>
          </table:table-cell>
          <table:table-cell table:number-columns-repeated="16379"/>
        </table:table-row>
        <table:table-row table:style-name="ro1">
          <table:table-cell office:value-type="float" office:value="136.5" table:style-name="ce1">
            <text:p>136,5</text:p>
          </table:table-cell>
          <table:table-cell office:value-type="float" office:value="3.4078740452752601" table:style-name="ce1">
            <text:p>3,407874045</text:p>
          </table:table-cell>
          <table:table-cell office:value-type="float" office:value="0.57946233217368504" table:style-name="ce1">
            <text:p>0,579462332</text:p>
          </table:table-cell>
          <table:table-cell office:value-type="float" office:value="-1.2329976573966801" table:style-name="ce1">
            <text:p>-1,232997657</text:p>
          </table:table-cell>
          <table:table-cell office:value-type="float" office:value="0.32462789376223" table:style-name="ce1">
            <text:p>0,324627894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.4978574230416601" table:style-name="ce1">
            <text:p>3,497857423</text:p>
          </table:table-cell>
          <table:table-cell office:value-type="float" office:value="0.56418413659532496" table:style-name="ce1">
            <text:p>0,564184137</text:p>
          </table:table-cell>
          <table:table-cell office:value-type="float" office:value="-1.2976768003096399" table:style-name="ce1">
            <text:p>-1,2976768</text:p>
          </table:table-cell>
          <table:table-cell office:value-type="float" office:value="0.29734954153379001" table:style-name="ce1">
            <text:p>0,297349542</text:p>
          </table:table-cell>
          <table:table-cell table:number-columns-repeated="16379"/>
        </table:table-row>
        <table:table-row table:style-name="ro1">
          <table:table-cell office:value-type="float" office:value="137.5" table:style-name="ce1">
            <text:p>137,5</text:p>
          </table:table-cell>
          <table:table-cell office:value-type="float" office:value="3.5029545682263898" table:style-name="ce1">
            <text:p>3,502954568</text:p>
          </table:table-cell>
          <table:table-cell office:value-type="float" office:value="0.56152015845659897" table:style-name="ce1">
            <text:p>0,561520158</text:p>
          </table:table-cell>
          <table:table-cell office:value-type="float" office:value="-1.29146464012398" table:style-name="ce1">
            <text:p>-1,29146464</text:p>
          </table:table-cell>
          <table:table-cell office:value-type="float" office:value="0.293813079303958" table:style-name="ce1">
            <text:p>0,293813079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.5250881540434502" table:style-name="ce1">
            <text:p>3,525088154</text:p>
          </table:table-cell>
          <table:table-cell office:value-type="float" office:value="0.56099708803797399" table:style-name="ce1">
            <text:p>0,560997088</text:p>
          </table:table-cell>
          <table:table-cell office:value-type="float" office:value="-1.2996284280171" table:style-name="ce1">
            <text:p>-1,299628428</text:p>
          </table:table-cell>
          <table:table-cell office:value-type="float" office:value="0.29514269814531002" table:style-name="ce1">
            <text:p>0,295142698</text:p>
          </table:table-cell>
          <table:table-cell table:number-columns-repeated="16379"/>
        </table:table-row>
        <table:table-row table:style-name="ro1">
          <table:table-cell office:value-type="float" office:value="138.5" table:style-name="ce1">
            <text:p>138,5</text:p>
          </table:table-cell>
          <table:table-cell office:value-type="float" office:value="3.6005858898532899" table:style-name="ce1">
            <text:p>3,60058589</text:p>
          </table:table-cell>
          <table:table-cell office:value-type="float" office:value="0.55255993034548401" table:style-name="ce1">
            <text:p>0,55255993</text:p>
          </table:table-cell>
          <table:table-cell office:value-type="float" office:value="-1.3224239401768101" table:style-name="ce1">
            <text:p>-1,32242394</text:p>
          </table:table-cell>
          <table:table-cell office:value-type="float" office:value="0.27439959773795902" table:style-name="ce1">
            <text:p>0,274399598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.4983158574726598" table:style-name="ce1">
            <text:p>3,498315857</text:p>
          </table:table-cell>
          <table:table-cell office:value-type="float" office:value="0.56473151781311903" table:style-name="ce1">
            <text:p>0,564731518</text:p>
          </table:table-cell>
          <table:table-cell office:value-type="float" office:value="-1.2920268628765601" table:style-name="ce1">
            <text:p>-1,292026863</text:p>
          </table:table-cell>
          <table:table-cell office:value-type="float" office:value="0.29306101438019599" table:style-name="ce1">
            <text:p>0,293061014</text:p>
          </table:table-cell>
          <table:table-cell table:number-columns-repeated="16379"/>
        </table:table-row>
        <table:table-row table:style-name="ro1">
          <table:table-cell office:value-type="float" office:value="139.5" table:style-name="ce1">
            <text:p>139,5</text:p>
          </table:table-cell>
          <table:table-cell office:value-type="float" office:value="3.6277403058567401" table:style-name="ce1">
            <text:p>3,627740306</text:p>
          </table:table-cell>
          <table:table-cell office:value-type="float" office:value="0.55046351923639603" table:style-name="ce1">
            <text:p>0,550463519</text:p>
          </table:table-cell>
          <table:table-cell office:value-type="float" office:value="-1.3131146546313901" table:style-name="ce1">
            <text:p>-1,313114655</text:p>
          </table:table-cell>
          <table:table-cell office:value-type="float" office:value="0.274938996313976" table:style-name="ce1">
            <text:p>0,274938996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.4901549880088698" table:style-name="ce1">
            <text:p>3,490154988</text:p>
          </table:table-cell>
          <table:table-cell office:value-type="float" office:value="0.56346135837422795" table:style-name="ce1">
            <text:p>0,563461358</text:p>
          </table:table-cell>
          <table:table-cell office:value-type="float" office:value="-1.29234441086019" table:style-name="ce1">
            <text:p>-1,292344411</text:p>
          </table:table-cell>
          <table:table-cell office:value-type="float" office:value="0.30018690918192498" table:style-name="ce1">
            <text:p>0,300186909</text:p>
          </table:table-cell>
          <table:table-cell table:number-columns-repeated="16379"/>
        </table:table-row>
        <table:table-row table:style-name="ro1">
          <table:table-cell office:value-type="float" office:value="140.5" table:style-name="ce1">
            <text:p>140,5</text:p>
          </table:table-cell>
          <table:table-cell office:value-type="float" office:value="3.54526500603045" table:style-name="ce1">
            <text:p>3,545265006</text:p>
          </table:table-cell>
          <table:table-cell office:value-type="float" office:value="0.55614522340502703" table:style-name="ce1">
            <text:p>0,556145223</text:p>
          </table:table-cell>
          <table:table-cell office:value-type="float" office:value="-1.3132752517522499" table:style-name="ce1">
            <text:p>-1,313275252</text:p>
          </table:table-cell>
          <table:table-cell office:value-type="float" office:value="0.280150919784589" table:style-name="ce1">
            <text:p>0,28015092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3.5631316090158802" table:style-name="ce1">
            <text:p>3,563131609</text:p>
          </table:table-cell>
          <table:table-cell office:value-type="float" office:value="0.55665031431971101" table:style-name="ce1">
            <text:p>0,556650314</text:p>
          </table:table-cell>
          <table:table-cell office:value-type="float" office:value="-1.3245266647612299" table:style-name="ce1">
            <text:p>-1,324526665</text:p>
          </table:table-cell>
          <table:table-cell office:value-type="float" office:value="0.283975062050903" table:style-name="ce1">
            <text:p>0,283975062</text:p>
          </table:table-cell>
          <table:table-cell table:number-columns-repeated="16379"/>
        </table:table-row>
        <table:table-row table:style-name="ro1">
          <table:table-cell office:value-type="float" office:value="141.5" table:style-name="ce1">
            <text:p>141,5</text:p>
          </table:table-cell>
          <table:table-cell office:value-type="float" office:value="3.50256042631761" table:style-name="ce1">
            <text:p>3,502560426</text:p>
          </table:table-cell>
          <table:table-cell office:value-type="float" office:value="0.563688647594492" table:style-name="ce1">
            <text:p>0,563688648</text:p>
          </table:table-cell>
          <table:table-cell office:value-type="float" office:value="-1.30266543645933" table:style-name="ce1">
            <text:p>-1,302665436</text:p>
          </table:table-cell>
          <table:table-cell office:value-type="float" office:value="0.29071310796942001" table:style-name="ce1">
            <text:p>0,290713108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3.53218274023547" table:style-name="ce1">
            <text:p>3,53218274</text:p>
          </table:table-cell>
          <table:table-cell office:value-type="float" office:value="0.55679586742135401" table:style-name="ce1">
            <text:p>0,556795867</text:p>
          </table:table-cell>
          <table:table-cell office:value-type="float" office:value="-1.3187129267317199" table:style-name="ce1">
            <text:p>-1,318712927</text:p>
          </table:table-cell>
          <table:table-cell office:value-type="float" office:value="0.28001057975181398" table:style-name="ce1">
            <text:p>0,28001058</text:p>
          </table:table-cell>
          <table:table-cell table:number-columns-repeated="16379"/>
        </table:table-row>
        <table:table-row table:style-name="ro1">
          <table:table-cell office:value-type="float" office:value="142.5" table:style-name="ce1">
            <text:p>142,5</text:p>
          </table:table-cell>
          <table:table-cell office:value-type="float" office:value="3.5984186996980001" table:style-name="ce1">
            <text:p>3,5984187</text:p>
          </table:table-cell>
          <table:table-cell office:value-type="float" office:value="0.55499569473398203" table:style-name="ce1">
            <text:p>0,554995695</text:p>
          </table:table-cell>
          <table:table-cell office:value-type="float" office:value="-1.32425927135262" table:style-name="ce1">
            <text:p>-1,324259271</text:p>
          </table:table-cell>
          <table:table-cell office:value-type="float" office:value="0.28232223543875701" table:style-name="ce1">
            <text:p>0,282322235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.4932673485195598" table:style-name="ce1">
            <text:p>3,493267349</text:p>
          </table:table-cell>
          <table:table-cell office:value-type="float" office:value="0.56813380390617496" table:style-name="ce1">
            <text:p>0,568133804</text:p>
          </table:table-cell>
          <table:table-cell office:value-type="float" office:value="-1.28110840094945" table:style-name="ce1">
            <text:p>-1,281108401</text:p>
          </table:table-cell>
          <table:table-cell office:value-type="float" office:value="0.29935906765246001" table:style-name="ce1">
            <text:p>0,299359068</text:p>
          </table:table-cell>
          <table:table-cell table:number-columns-repeated="16379"/>
        </table:table-row>
        <table:table-row table:style-name="ro1">
          <table:table-cell office:value-type="float" office:value="143.5" table:style-name="ce1">
            <text:p>143,5</text:p>
          </table:table-cell>
          <table:table-cell office:value-type="float" office:value="3.5418386473236598" table:style-name="ce1">
            <text:p>3,541838647</text:p>
          </table:table-cell>
          <table:table-cell office:value-type="float" office:value="0.55947325911701795" table:style-name="ce1">
            <text:p>0,559473259</text:p>
          </table:table-cell>
          <table:table-cell office:value-type="float" office:value="-1.30718467579207" table:style-name="ce1">
            <text:p>-1,307184676</text:p>
          </table:table-cell>
          <table:table-cell office:value-type="float" office:value="0.28833991083305799" table:style-name="ce1">
            <text:p>0,288339911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.6069803662286302" table:style-name="ce1">
            <text:p>3,606980366</text:p>
          </table:table-cell>
          <table:table-cell office:value-type="float" office:value="0.55433844146344602" table:style-name="ce1">
            <text:p>0,554338441</text:p>
          </table:table-cell>
          <table:table-cell office:value-type="float" office:value="-1.3319638222658401" table:style-name="ce1">
            <text:p>-1,331963822</text:p>
          </table:table-cell>
          <table:table-cell office:value-type="float" office:value="0.276422783781266" table:style-name="ce1">
            <text:p>0,276422784</text:p>
          </table:table-cell>
          <table:table-cell table:number-columns-repeated="16379"/>
        </table:table-row>
        <table:table-row table:style-name="ro1">
          <table:table-cell office:value-type="float" office:value="144.5" table:style-name="ce1">
            <text:p>144,5</text:p>
          </table:table-cell>
          <table:table-cell office:value-type="float" office:value="3.58338113879987" table:style-name="ce1">
            <text:p>3,583381139</text:p>
          </table:table-cell>
          <table:table-cell office:value-type="float" office:value="0.55547352263920502" table:style-name="ce1">
            <text:p>0,555473523</text:p>
          </table:table-cell>
          <table:table-cell office:value-type="float" office:value="-1.32106917895054" table:style-name="ce1">
            <text:p>-1,321069179</text:p>
          </table:table-cell>
          <table:table-cell office:value-type="float" office:value="0.28358200133976502" table:style-name="ce1">
            <text:p>0,283582001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.5906190067619899" table:style-name="ce1">
            <text:p>3,590619007</text:p>
          </table:table-cell>
          <table:table-cell office:value-type="float" office:value="0.55309088542038598" table:style-name="ce1">
            <text:p>0,553090885</text:p>
          </table:table-cell>
          <table:table-cell office:value-type="float" office:value="-1.33618960840923" table:style-name="ce1">
            <text:p>-1,336189608</text:p>
          </table:table-cell>
          <table:table-cell office:value-type="float" office:value="0.27280183555260801" table:style-name="ce1">
            <text:p>0,272801836</text:p>
          </table:table-cell>
          <table:table-cell table:number-columns-repeated="16379"/>
        </table:table-row>
        <table:table-row table:style-name="ro1">
          <table:table-cell office:value-type="float" office:value="145.5" table:style-name="ce1">
            <text:p>145,5</text:p>
          </table:table-cell>
          <table:table-cell office:value-type="float" office:value="3.5586939433384499" table:style-name="ce1">
            <text:p>3,558693943</text:p>
          </table:table-cell>
          <table:table-cell office:value-type="float" office:value="0.55560782428129696" table:style-name="ce1">
            <text:p>0,555607824</text:p>
          </table:table-cell>
          <table:table-cell office:value-type="float" office:value="-1.3457328010890299" table:style-name="ce1">
            <text:p>-1,345732801</text:p>
          </table:table-cell>
          <table:table-cell office:value-type="float" office:value="0.27436400348090201" table:style-name="ce1">
            <text:p>0,274364003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.6004079755079701" table:style-name="ce1">
            <text:p>3,600407976</text:p>
          </table:table-cell>
          <table:table-cell office:value-type="float" office:value="0.55419634319608702" table:style-name="ce1">
            <text:p>0,554196343</text:p>
          </table:table-cell>
          <table:table-cell office:value-type="float" office:value="-1.32548835530033" table:style-name="ce1">
            <text:p>-1,325488355</text:p>
          </table:table-cell>
          <table:table-cell office:value-type="float" office:value="0.27671432114522299" table:style-name="ce1">
            <text:p>0,276714321</text:p>
          </table:table-cell>
          <table:table-cell table:number-columns-repeated="16379"/>
        </table:table-row>
        <table:table-row table:style-name="ro1">
          <table:table-cell office:value-type="float" office:value="146.5" table:style-name="ce1">
            <text:p>146,5</text:p>
          </table:table-cell>
          <table:table-cell office:value-type="float" office:value="3.6308244168022399" table:style-name="ce1">
            <text:p>3,630824417</text:p>
          </table:table-cell>
          <table:table-cell office:value-type="float" office:value="0.54867552021430199" table:style-name="ce1">
            <text:p>0,54867552</text:p>
          </table:table-cell>
          <table:table-cell office:value-type="float" office:value="-1.34742875094337" table:style-name="ce1">
            <text:p>-1,347428751</text:p>
          </table:table-cell>
          <table:table-cell office:value-type="float" office:value="0.27053146013717499" table:style-name="ce1">
            <text:p>0,27053146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.6248833207483999" table:style-name="ce1">
            <text:p>3,624883321</text:p>
          </table:table-cell>
          <table:table-cell office:value-type="float" office:value="0.54888586814268903" table:style-name="ce1">
            <text:p>0,548885868</text:p>
          </table:table-cell>
          <table:table-cell office:value-type="float" office:value="-1.34381553381279" table:style-name="ce1">
            <text:p>-1,343815534</text:p>
          </table:table-cell>
          <table:table-cell office:value-type="float" office:value="0.27119841929319399" table:style-name="ce1">
            <text:p>0,271198419</text:p>
          </table:table-cell>
          <table:table-cell table:number-columns-repeated="16379"/>
        </table:table-row>
        <table:table-row table:style-name="ro1">
          <table:table-cell office:value-type="float" office:value="147.5" table:style-name="ce1">
            <text:p>147,5</text:p>
          </table:table-cell>
          <table:table-cell office:value-type="float" office:value="3.5907156315964901" table:style-name="ce1">
            <text:p>3,590715632</text:p>
          </table:table-cell>
          <table:table-cell office:value-type="float" office:value="0.55124405460625703" table:style-name="ce1">
            <text:p>0,551244055</text:p>
          </table:table-cell>
          <table:table-cell office:value-type="float" office:value="-1.3412509204821901" table:style-name="ce1">
            <text:p>-1,34125092</text:p>
          </table:table-cell>
          <table:table-cell office:value-type="float" office:value="0.27328627637089398" table:style-name="ce1">
            <text:p>0,273286276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3.6173348226427802" table:style-name="ce1">
            <text:p>3,617334823</text:p>
          </table:table-cell>
          <table:table-cell office:value-type="float" office:value="0.54985328126645805" table:style-name="ce1">
            <text:p>0,549853281</text:p>
          </table:table-cell>
          <table:table-cell office:value-type="float" office:value="-1.35139102837457" table:style-name="ce1">
            <text:p>-1,351391028</text:p>
          </table:table-cell>
          <table:table-cell office:value-type="float" office:value="0.26871338670928102" table:style-name="ce1">
            <text:p>0,268713387</text:p>
          </table:table-cell>
          <table:table-cell table:number-columns-repeated="16379"/>
        </table:table-row>
        <table:table-row table:style-name="ro1">
          <table:table-cell office:value-type="float" office:value="148.5" table:style-name="ce1">
            <text:p>148,5</text:p>
          </table:table-cell>
          <table:table-cell office:value-type="float" office:value="3.5990130951239299" table:style-name="ce1">
            <text:p>3,599013095</text:p>
          </table:table-cell>
          <table:table-cell office:value-type="float" office:value="0.550697254042257" table:style-name="ce1">
            <text:p>0,550697254</text:p>
          </table:table-cell>
          <table:table-cell office:value-type="float" office:value="-1.3486864815858399" table:style-name="ce1">
            <text:p>-1,348686482</text:p>
          </table:table-cell>
          <table:table-cell office:value-type="float" office:value="0.26794736256850998" table:style-name="ce1">
            <text:p>0,267947363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.6079917970660502" table:style-name="ce1">
            <text:p>3,607991797</text:p>
          </table:table-cell>
          <table:table-cell office:value-type="float" office:value="0.55395448569161299" table:style-name="ce1">
            <text:p>0,553954486</text:p>
          </table:table-cell>
          <table:table-cell office:value-type="float" office:value="-1.3287659915537" table:style-name="ce1">
            <text:p>-1,328765992</text:p>
          </table:table-cell>
          <table:table-cell office:value-type="float" office:value="0.27706013931819801" table:style-name="ce1">
            <text:p>0,277060139</text:p>
          </table:table-cell>
          <table:table-cell table:number-columns-repeated="16379"/>
        </table:table-row>
        <table:table-row table:style-name="ro1">
          <table:table-cell office:value-type="float" office:value="149.5" table:style-name="ce1">
            <text:p>149,5</text:p>
          </table:table-cell>
          <table:table-cell office:value-type="float" office:value="3.6188066521836402" table:style-name="ce1">
            <text:p>3,618806652</text:p>
          </table:table-cell>
          <table:table-cell office:value-type="float" office:value="0.55121969467624199" table:style-name="ce1">
            <text:p>0,551219695</text:p>
          </table:table-cell>
          <table:table-cell office:value-type="float" office:value="-1.31189359471485" table:style-name="ce1">
            <text:p>-1,311893595</text:p>
          </table:table-cell>
          <table:table-cell office:value-type="float" office:value="0.28654165635345802" table:style-name="ce1">
            <text:p>0,286541656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3.55230055626095" table:style-name="ce1">
            <text:p>3,552300556</text:p>
          </table:table-cell>
          <table:table-cell office:value-type="float" office:value="0.55618468525986497" table:style-name="ce1">
            <text:p>0,556184685</text:p>
          </table:table-cell>
          <table:table-cell office:value-type="float" office:value="-1.33213363021252" table:style-name="ce1">
            <text:p>-1,33213363</text:p>
          </table:table-cell>
          <table:table-cell office:value-type="float" office:value="0.27961268296977898" table:style-name="ce1">
            <text:p>0,279612683</text:p>
          </table:table-cell>
          <table:table-cell table:number-columns-repeated="16379"/>
        </table:table-row>
        <table:table-row table:style-name="ro1">
          <table:table-cell office:value-type="float" office:value="150.5" table:style-name="ce1">
            <text:p>150,5</text:p>
          </table:table-cell>
          <table:table-cell office:value-type="float" office:value="3.6045688548572201" table:style-name="ce1">
            <text:p>3,604568855</text:p>
          </table:table-cell>
          <table:table-cell office:value-type="float" office:value="0.54830280126386099" table:style-name="ce1">
            <text:p>0,548302801</text:p>
          </table:table-cell>
          <table:table-cell office:value-type="float" office:value="-1.34596666867249" table:style-name="ce1">
            <text:p>-1,345966669</text:p>
          </table:table-cell>
          <table:table-cell office:value-type="float" office:value="0.27069513350540098" table:style-name="ce1">
            <text:p>0,270695134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3.6373125117260501" table:style-name="ce1">
            <text:p>3,637312512</text:p>
          </table:table-cell>
          <table:table-cell office:value-type="float" office:value="0.54572469636863397" table:style-name="ce1">
            <text:p>0,545724696</text:p>
          </table:table-cell>
          <table:table-cell office:value-type="float" office:value="-1.3684632685121301" table:style-name="ce1">
            <text:p>-1,368463269</text:p>
          </table:table-cell>
          <table:table-cell office:value-type="float" office:value="0.259387151339392" table:style-name="ce1">
            <text:p>0,259387151</text:p>
          </table:table-cell>
          <table:table-cell table:number-columns-repeated="16379"/>
        </table:table-row>
        <table:table-row table:style-name="ro1">
          <table:table-cell office:value-type="float" office:value="151.5" table:style-name="ce1">
            <text:p>151,5</text:p>
          </table:table-cell>
          <table:table-cell office:value-type="float" office:value="3.6713472520911901" table:style-name="ce1">
            <text:p>3,671347252</text:p>
          </table:table-cell>
          <table:table-cell office:value-type="float" office:value="0.54434736486227098" table:style-name="ce1">
            <text:p>0,544347365</text:p>
          </table:table-cell>
          <table:table-cell office:value-type="float" office:value="-1.36845636973976" table:style-name="ce1">
            <text:p>-1,36845637</text:p>
          </table:table-cell>
          <table:table-cell office:value-type="float" office:value="0.25728985355037498" table:style-name="ce1">
            <text:p>0,257289854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.6760552939104798" table:style-name="ce1">
            <text:p>3,676055294</text:p>
          </table:table-cell>
          <table:table-cell office:value-type="float" office:value="0.54407524174410204" table:style-name="ce1">
            <text:p>0,544075242</text:p>
          </table:table-cell>
          <table:table-cell office:value-type="float" office:value="-1.36280783659612" table:style-name="ce1">
            <text:p>-1,362807837</text:p>
          </table:table-cell>
          <table:table-cell office:value-type="float" office:value="0.26043117535325" table:style-name="ce1">
            <text:p>0,260431175</text:p>
          </table:table-cell>
          <table:table-cell table:number-columns-repeated="16379"/>
        </table:table-row>
        <table:table-row table:style-name="ro1">
          <table:table-cell office:value-type="float" office:value="152.5" table:style-name="ce1">
            <text:p>152,5</text:p>
          </table:table-cell>
          <table:table-cell office:value-type="float" office:value="3.6413479926167498" table:style-name="ce1">
            <text:p>3,641347993</text:p>
          </table:table-cell>
          <table:table-cell office:value-type="float" office:value="0.54745067085321297" table:style-name="ce1">
            <text:p>0,547450671</text:p>
          </table:table-cell>
          <table:table-cell office:value-type="float" office:value="-1.3603847436655601" table:style-name="ce1">
            <text:p>-1,360384744</text:p>
          </table:table-cell>
          <table:table-cell office:value-type="float" office:value="0.25864552849622302" table:style-name="ce1">
            <text:p>0,258645528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.6710841747573699" table:style-name="ce1">
            <text:p>3,671084175</text:p>
          </table:table-cell>
          <table:table-cell office:value-type="float" office:value="0.54519776384218099" table:style-name="ce1">
            <text:p>0,545197764</text:p>
          </table:table-cell>
          <table:table-cell office:value-type="float" office:value="-1.3739430627189799" table:style-name="ce1">
            <text:p>-1,373943063</text:p>
          </table:table-cell>
          <table:table-cell office:value-type="float" office:value="0.25999937598476902" table:style-name="ce1">
            <text:p>0,259999376</text:p>
          </table:table-cell>
          <table:table-cell table:number-columns-repeated="16379"/>
        </table:table-row>
        <table:table-row table:style-name="ro1">
          <table:table-cell office:value-type="float" office:value="153.5" table:style-name="ce1">
            <text:p>153,5</text:p>
          </table:table-cell>
          <table:table-cell office:value-type="float" office:value="3.6014750223776502" table:style-name="ce1">
            <text:p>3,601475022</text:p>
          </table:table-cell>
          <table:table-cell office:value-type="float" office:value="0.54970035632617198" table:style-name="ce1">
            <text:p>0,549700356</text:p>
          </table:table-cell>
          <table:table-cell office:value-type="float" office:value="-1.3387639368044399" table:style-name="ce1">
            <text:p>-1,338763937</text:p>
          </table:table-cell>
          <table:table-cell office:value-type="float" office:value="0.27046435732055002" table:style-name="ce1">
            <text:p>0,270464357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.6030087130016102" table:style-name="ce1">
            <text:p>3,603008713</text:p>
          </table:table-cell>
          <table:table-cell office:value-type="float" office:value="0.55155579530222099" table:style-name="ce1">
            <text:p>0,551555795</text:p>
          </table:table-cell>
          <table:table-cell office:value-type="float" office:value="-1.3519868074717001" table:style-name="ce1">
            <text:p>-1,351986807</text:p>
          </table:table-cell>
          <table:table-cell office:value-type="float" office:value="0.26511084785668998" table:style-name="ce1">
            <text:p>0,265110848</text:p>
          </table:table-cell>
          <table:table-cell table:number-columns-repeated="16379"/>
        </table:table-row>
        <table:table-row table:style-name="ro1">
          <table:table-cell office:value-type="float" office:value="154.5" table:style-name="ce1">
            <text:p>154,5</text:p>
          </table:table-cell>
          <table:table-cell office:value-type="float" office:value="3.6615335579591002" table:style-name="ce1">
            <text:p>3,661533558</text:p>
          </table:table-cell>
          <table:table-cell office:value-type="float" office:value="0.54556923452208805" table:style-name="ce1">
            <text:p>0,545569235</text:p>
          </table:table-cell>
          <table:table-cell office:value-type="float" office:value="-1.3763343020254" table:style-name="ce1">
            <text:p>-1,376334302</text:p>
          </table:table-cell>
          <table:table-cell office:value-type="float" office:value="0.258431438474303" table:style-name="ce1">
            <text:p>0,258431438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.6145798160984799" table:style-name="ce1">
            <text:p>3,614579816</text:p>
          </table:table-cell>
          <table:table-cell office:value-type="float" office:value="0.55079565215237503" table:style-name="ce1">
            <text:p>0,550795652</text:p>
          </table:table-cell>
          <table:table-cell office:value-type="float" office:value="-1.3392654434377" table:style-name="ce1">
            <text:p>-1,339265443</text:p>
          </table:table-cell>
          <table:table-cell office:value-type="float" office:value="0.27386187590587002" table:style-name="ce1">
            <text:p>0,273861876</text:p>
          </table:table-cell>
          <table:table-cell table:number-columns-repeated="16379"/>
        </table:table-row>
        <table:table-row table:style-name="ro1">
          <table:table-cell office:value-type="float" office:value="155.5" table:style-name="ce1">
            <text:p>155,5</text:p>
          </table:table-cell>
          <table:table-cell office:value-type="float" office:value="3.6830955256173401" table:style-name="ce1">
            <text:p>3,683095526</text:p>
          </table:table-cell>
          <table:table-cell office:value-type="float" office:value="0.54178678830848603" table:style-name="ce1">
            <text:p>0,541786788</text:p>
          </table:table-cell>
          <table:table-cell office:value-type="float" office:value="-1.3734963328483301" table:style-name="ce1">
            <text:p>-1,373496333</text:p>
          </table:table-cell>
          <table:table-cell office:value-type="float" office:value="0.252718522521578" table:style-name="ce1">
            <text:p>0,252718523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.5941285932571798" table:style-name="ce1">
            <text:p>3,594128593</text:p>
          </table:table-cell>
          <table:table-cell office:value-type="float" office:value="0.55362453509600895" table:style-name="ce1">
            <text:p>0,553624535</text:p>
          </table:table-cell>
          <table:table-cell office:value-type="float" office:value="-1.3542760778894301" table:style-name="ce1">
            <text:p>-1,354276078</text:p>
          </table:table-cell>
          <table:table-cell office:value-type="float" office:value="0.27351233246631002" table:style-name="ce1">
            <text:p>0,273512332</text:p>
          </table:table-cell>
          <table:table-cell table:number-columns-repeated="16379"/>
        </table:table-row>
        <table:table-row table:style-name="ro1">
          <table:table-cell office:value-type="float" office:value="156.5" table:style-name="ce1">
            <text:p>156,5</text:p>
          </table:table-cell>
          <table:table-cell office:value-type="float" office:value="3.6327768215485201" table:style-name="ce1">
            <text:p>3,632776822</text:p>
          </table:table-cell>
          <table:table-cell office:value-type="float" office:value="0.54669551701304198" table:style-name="ce1">
            <text:p>0,546695517</text:p>
          </table:table-cell>
          <table:table-cell office:value-type="float" office:value="-1.36294489946743" table:style-name="ce1">
            <text:p>-1,362944899</text:p>
          </table:table-cell>
          <table:table-cell office:value-type="float" office:value="0.25981405048149903" table:style-name="ce1">
            <text:p>0,25981405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.65344093289854" table:style-name="ce1">
            <text:p>3,653440933</text:p>
          </table:table-cell>
          <table:table-cell office:value-type="float" office:value="0.54510873281088001" table:style-name="ce1">
            <text:p>0,545108733</text:p>
          </table:table-cell>
          <table:table-cell office:value-type="float" office:value="-1.37862898687823" table:style-name="ce1">
            <text:p>-1,378628987</text:p>
          </table:table-cell>
          <table:table-cell office:value-type="float" office:value="0.25873638894446499" table:style-name="ce1">
            <text:p>0,258736389</text:p>
          </table:table-cell>
          <table:table-cell table:number-columns-repeated="16379"/>
        </table:table-row>
        <table:table-row table:style-name="ro1">
          <table:table-cell office:value-type="float" office:value="157.5" table:style-name="ce1">
            <text:p>157,5</text:p>
          </table:table-cell>
          <table:table-cell office:value-type="float" office:value="3.6390703474875701" table:style-name="ce1">
            <text:p>3,639070347</text:p>
          </table:table-cell>
          <table:table-cell office:value-type="float" office:value="0.54924982959648505" table:style-name="ce1">
            <text:p>0,54924983</text:p>
          </table:table-cell>
          <table:table-cell office:value-type="float" office:value="-1.3440978963632499" table:style-name="ce1">
            <text:p>-1,344097896</text:p>
          </table:table-cell>
          <table:table-cell office:value-type="float" office:value="0.27020382258514197" table:style-name="ce1">
            <text:p>0,270203823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3.6560711653132199" table:style-name="ce1">
            <text:p>3,656071165</text:p>
          </table:table-cell>
          <table:table-cell office:value-type="float" office:value="0.54694589181942299" table:style-name="ce1">
            <text:p>0,546945892</text:p>
          </table:table-cell>
          <table:table-cell office:value-type="float" office:value="-1.3727358818966899" table:style-name="ce1">
            <text:p>-1,372735882</text:p>
          </table:table-cell>
          <table:table-cell office:value-type="float" office:value="0.26016511713504098" table:style-name="ce1">
            <text:p>0,260165117</text:p>
          </table:table-cell>
          <table:table-cell table:number-columns-repeated="16379"/>
        </table:table-row>
        <table:table-row table:style-name="ro1">
          <table:table-cell office:value-type="float" office:value="158.5" table:style-name="ce1">
            <text:p>158,5</text:p>
          </table:table-cell>
          <table:table-cell office:value-type="float" office:value="3.6174179699658602" table:style-name="ce1">
            <text:p>3,61741797</text:p>
          </table:table-cell>
          <table:table-cell office:value-type="float" office:value="0.54740074994368504" table:style-name="ce1">
            <text:p>0,54740075</text:p>
          </table:table-cell>
          <table:table-cell office:value-type="float" office:value="-1.3648903399380199" table:style-name="ce1">
            <text:p>-1,36489034</text:p>
          </table:table-cell>
          <table:table-cell office:value-type="float" office:value="0.264151688699376" table:style-name="ce1">
            <text:p>0,264151689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3.6480837596545199" table:style-name="ce1">
            <text:p>3,64808376</text:p>
          </table:table-cell>
          <table:table-cell office:value-type="float" office:value="0.54692860521119702" table:style-name="ce1">
            <text:p>0,546928605</text:p>
          </table:table-cell>
          <table:table-cell office:value-type="float" office:value="-1.3749891201390201" table:style-name="ce1">
            <text:p>-1,37498912</text:p>
          </table:table-cell>
          <table:table-cell office:value-type="float" office:value="0.25968113407572402" table:style-name="ce1">
            <text:p>0,259681134</text:p>
          </table:table-cell>
          <table:table-cell table:number-columns-repeated="16379"/>
        </table:table-row>
        <table:table-row table:style-name="ro1">
          <table:table-cell office:value-type="float" office:value="159.5" table:style-name="ce1">
            <text:p>159,5</text:p>
          </table:table-cell>
          <table:table-cell office:value-type="float" office:value="3.6415601489276201" table:style-name="ce1">
            <text:p>3,641560149</text:p>
          </table:table-cell>
          <table:table-cell office:value-type="float" office:value="0.54593880117516602" table:style-name="ce1">
            <text:p>0,545938801</text:p>
          </table:table-cell>
          <table:table-cell office:value-type="float" office:value="-1.3583007928267501" table:style-name="ce1">
            <text:p>-1,358300793</text:p>
          </table:table-cell>
          <table:table-cell office:value-type="float" office:value="0.26332708575918401" table:style-name="ce1">
            <text:p>0,263327086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.5918507243501301" table:style-name="ce1">
            <text:p>3,591850724</text:p>
          </table:table-cell>
          <table:table-cell office:value-type="float" office:value="0.55269162836471597" table:style-name="ce1">
            <text:p>0,552691628</text:p>
          </table:table-cell>
          <table:table-cell office:value-type="float" office:value="-1.35499189095196" table:style-name="ce1">
            <text:p>-1,354991891</text:p>
          </table:table-cell>
          <table:table-cell office:value-type="float" office:value="0.27659262120706501" table:style-name="ce1">
            <text:p>0,276592621</text:p>
          </table:table-cell>
          <table:table-cell table:number-columns-repeated="16379"/>
        </table:table-row>
        <table:table-row table:style-name="ro1">
          <table:table-cell office:value-type="float" office:value="160.5" table:style-name="ce1">
            <text:p>160,5</text:p>
          </table:table-cell>
          <table:table-cell office:value-type="float" office:value="3.5948049653179202" table:style-name="ce1">
            <text:p>3,594804965</text:p>
          </table:table-cell>
          <table:table-cell office:value-type="float" office:value="0.55329992804884698" table:style-name="ce1">
            <text:p>0,553299928</text:p>
          </table:table-cell>
          <table:table-cell office:value-type="float" office:value="-1.34891517557661" table:style-name="ce1">
            <text:p>-1,348915176</text:p>
          </table:table-cell>
          <table:table-cell office:value-type="float" office:value="0.27568099563432302" table:style-name="ce1">
            <text:p>0,275680996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.6386747319450201" table:style-name="ce1">
            <text:p>3,638674732</text:p>
          </table:table-cell>
          <table:table-cell office:value-type="float" office:value="0.54662414709109797" table:style-name="ce1">
            <text:p>0,546624147</text:p>
          </table:table-cell>
          <table:table-cell office:value-type="float" office:value="-1.37896819707125" table:style-name="ce1">
            <text:p>-1,378968197</text:p>
          </table:table-cell>
          <table:table-cell office:value-type="float" office:value="0.25620261968164898" table:style-name="ce1">
            <text:p>0,25620262</text:p>
          </table:table-cell>
          <table:table-cell table:number-columns-repeated="16379"/>
        </table:table-row>
        <table:table-row table:style-name="ro1">
          <table:table-cell office:value-type="float" office:value="161.5" table:style-name="ce1">
            <text:p>161,5</text:p>
          </table:table-cell>
          <table:table-cell office:value-type="float" office:value="3.642338663891" table:style-name="ce1">
            <text:p>3,642338664</text:p>
          </table:table-cell>
          <table:table-cell office:value-type="float" office:value="0.54541445109976405" table:style-name="ce1">
            <text:p>0,545414451</text:p>
          </table:table-cell>
          <table:table-cell office:value-type="float" office:value="-1.3670458856534" table:style-name="ce1">
            <text:p>-1,367045886</text:p>
          </table:table-cell>
          <table:table-cell office:value-type="float" office:value="0.26263082137541799" table:style-name="ce1">
            <text:p>0,262630821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.6501766608091" table:style-name="ce1">
            <text:p>3,650176661</text:p>
          </table:table-cell>
          <table:table-cell office:value-type="float" office:value="0.54482207327371901" table:style-name="ce1">
            <text:p>0,544822073</text:p>
          </table:table-cell>
          <table:table-cell office:value-type="float" office:value="-1.3753914271068499" table:style-name="ce1">
            <text:p>-1,375391427</text:p>
          </table:table-cell>
          <table:table-cell office:value-type="float" office:value="0.25704224727685199" table:style-name="ce1">
            <text:p>0,257042247</text:p>
          </table:table-cell>
          <table:table-cell table:number-columns-repeated="16379"/>
        </table:table-row>
        <table:table-row table:style-name="ro1">
          <table:table-cell office:value-type="float" office:value="162.5" table:style-name="ce1">
            <text:p>162,5</text:p>
          </table:table-cell>
          <table:table-cell office:value-type="float" office:value="3.62203578831391" table:style-name="ce1">
            <text:p>3,622035788</text:p>
          </table:table-cell>
          <table:table-cell office:value-type="float" office:value="0.54774552029081203" table:style-name="ce1">
            <text:p>0,54774552</text:p>
          </table:table-cell>
          <table:table-cell office:value-type="float" office:value="-1.3642529431709001" table:style-name="ce1">
            <text:p>-1,364252943</text:p>
          </table:table-cell>
          <table:table-cell office:value-type="float" office:value="0.26389680960283601" table:style-name="ce1">
            <text:p>0,26389681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.6247613894374799" table:style-name="ce1">
            <text:p>3,624761389</text:p>
          </table:table-cell>
          <table:table-cell office:value-type="float" office:value="0.54769241660443302" table:style-name="ce1">
            <text:p>0,547692417</text:p>
          </table:table-cell>
          <table:table-cell office:value-type="float" office:value="-1.3659088226007301" table:style-name="ce1">
            <text:p>-1,365908823</text:p>
          </table:table-cell>
          <table:table-cell office:value-type="float" office:value="0.26302245256373502" table:style-name="ce1">
            <text:p>0,263022453</text:p>
          </table:table-cell>
          <table:table-cell table:number-columns-repeated="16379"/>
        </table:table-row>
        <table:table-row table:style-name="ro1">
          <table:table-cell office:value-type="float" office:value="163.5" table:style-name="ce1">
            <text:p>163,5</text:p>
          </table:table-cell>
          <table:table-cell office:value-type="float" office:value="3.6372901171341998" table:style-name="ce1">
            <text:p>3,637290117</text:p>
          </table:table-cell>
          <table:table-cell office:value-type="float" office:value="0.54729420232193604" table:style-name="ce1">
            <text:p>0,547294202</text:p>
          </table:table-cell>
          <table:table-cell office:value-type="float" office:value="-1.3676133196889899" table:style-name="ce1">
            <text:p>-1,36761332</text:p>
          </table:table-cell>
          <table:table-cell office:value-type="float" office:value="0.26295063502284499" table:style-name="ce1">
            <text:p>0,262950635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.5733647179829102" table:style-name="ce1">
            <text:p>3,573364718</text:p>
          </table:table-cell>
          <table:table-cell office:value-type="float" office:value="0.55358732141110101" table:style-name="ce1">
            <text:p>0,553587321</text:p>
          </table:table-cell>
          <table:table-cell office:value-type="float" office:value="-1.34161094682636" table:style-name="ce1">
            <text:p>-1,341610947</text:p>
          </table:table-cell>
          <table:table-cell office:value-type="float" office:value="0.273448409439419" table:style-name="ce1">
            <text:p>0,273448409</text:p>
          </table:table-cell>
          <table:table-cell table:number-columns-repeated="16379"/>
        </table:table-row>
        <table:table-row table:style-name="ro1">
          <table:table-cell office:value-type="float" office:value="164.5" table:style-name="ce1">
            <text:p>164,5</text:p>
          </table:table-cell>
          <table:table-cell office:value-type="float" office:value="3.6220684119853299" table:style-name="ce1">
            <text:p>3,622068412</text:p>
          </table:table-cell>
          <table:table-cell office:value-type="float" office:value="0.54744979698646901" table:style-name="ce1">
            <text:p>0,547449797</text:p>
          </table:table-cell>
          <table:table-cell office:value-type="float" office:value="-1.3806045186495399" table:style-name="ce1">
            <text:p>-1,380604519</text:p>
          </table:table-cell>
          <table:table-cell office:value-type="float" office:value="0.26159393274935799" table:style-name="ce1">
            <text:p>0,261593933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.5687306863165098" table:style-name="ce1">
            <text:p>3,568730686</text:p>
          </table:table-cell>
          <table:table-cell office:value-type="float" office:value="0.55535380954707603" table:style-name="ce1">
            <text:p>0,55535381</text:p>
          </table:table-cell>
          <table:table-cell office:value-type="float" office:value="-1.32937003976984" table:style-name="ce1">
            <text:p>-1,32937004</text:p>
          </table:table-cell>
          <table:table-cell office:value-type="float" office:value="0.27924548173269198" table:style-name="ce1">
            <text:p>0,279245482</text:p>
          </table:table-cell>
          <table:table-cell table:number-columns-repeated="16379"/>
        </table:table-row>
        <table:table-row table:style-name="ro1">
          <table:table-cell office:value-type="float" office:value="165.5" table:style-name="ce1">
            <text:p>165,5</text:p>
          </table:table-cell>
          <table:table-cell office:value-type="float" office:value="3.5625146137607699" table:style-name="ce1">
            <text:p>3,562514614</text:p>
          </table:table-cell>
          <table:table-cell office:value-type="float" office:value="0.55572200069554301" table:style-name="ce1">
            <text:p>0,555722001</text:p>
          </table:table-cell>
          <table:table-cell office:value-type="float" office:value="-1.33895661234734" table:style-name="ce1">
            <text:p>-1,338956612</text:p>
          </table:table-cell>
          <table:table-cell office:value-type="float" office:value="0.27574271835667302" table:style-name="ce1">
            <text:p>0,275742718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.60931598592295" table:style-name="ce1">
            <text:p>3,609315986</text:p>
          </table:table-cell>
          <table:table-cell office:value-type="float" office:value="0.54910645549019399" table:style-name="ce1">
            <text:p>0,549106455</text:p>
          </table:table-cell>
          <table:table-cell office:value-type="float" office:value="-1.3640552029686399" table:style-name="ce1">
            <text:p>-1,364055203</text:p>
          </table:table-cell>
          <table:table-cell office:value-type="float" office:value="0.26195349593287698" table:style-name="ce1">
            <text:p>0,261953496</text:p>
          </table:table-cell>
          <table:table-cell table:number-columns-repeated="16379"/>
        </table:table-row>
        <table:table-row table:style-name="ro1">
          <table:table-cell office:value-type="float" office:value="166.5" table:style-name="ce1">
            <text:p>166,5</text:p>
          </table:table-cell>
          <table:table-cell office:value-type="float" office:value="3.57602344205237" table:style-name="ce1">
            <text:p>3,576023442</text:p>
          </table:table-cell>
          <table:table-cell office:value-type="float" office:value="0.55339575934757701" table:style-name="ce1">
            <text:p>0,553395759</text:p>
          </table:table-cell>
          <table:table-cell office:value-type="float" office:value="-1.3486254622132201" table:style-name="ce1">
            <text:p>-1,348625462</text:p>
          </table:table-cell>
          <table:table-cell office:value-type="float" office:value="0.27584645343150599" table:style-name="ce1">
            <text:p>0,275846453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3.59808869487876" table:style-name="ce1">
            <text:p>3,598088695</text:p>
          </table:table-cell>
          <table:table-cell office:value-type="float" office:value="0.55039802687208095" table:style-name="ce1">
            <text:p>0,550398027</text:p>
          </table:table-cell>
          <table:table-cell office:value-type="float" office:value="-1.3604733740159201" table:style-name="ce1">
            <text:p>-1,360473374</text:p>
          </table:table-cell>
          <table:table-cell office:value-type="float" office:value="0.26478495114029499" table:style-name="ce1">
            <text:p>0,264784951</text:p>
          </table:table-cell>
          <table:table-cell table:number-columns-repeated="16379"/>
        </table:table-row>
        <table:table-row table:style-name="ro1">
          <table:table-cell office:value-type="float" office:value="167.5" table:style-name="ce1">
            <text:p>167,5</text:p>
          </table:table-cell>
          <table:table-cell office:value-type="float" office:value="3.5999473212001698" table:style-name="ce1">
            <text:p>3,599947321</text:p>
          </table:table-cell>
          <table:table-cell office:value-type="float" office:value="0.54943603492859705" table:style-name="ce1">
            <text:p>0,549436035</text:p>
          </table:table-cell>
          <table:table-cell office:value-type="float" office:value="-1.35826562992725" table:style-name="ce1">
            <text:p>-1,35826563</text:p>
          </table:table-cell>
          <table:table-cell office:value-type="float" office:value="0.26547856357307698" table:style-name="ce1">
            <text:p>0,265478564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.60053876831393" table:style-name="ce1">
            <text:p>3,600538768</text:p>
          </table:table-cell>
          <table:table-cell office:value-type="float" office:value="0.54890445094891505" table:style-name="ce1">
            <text:p>0,548904451</text:p>
          </table:table-cell>
          <table:table-cell office:value-type="float" office:value="-1.3717750128763699" table:style-name="ce1">
            <text:p>-1,371775013</text:p>
          </table:table-cell>
          <table:table-cell office:value-type="float" office:value="0.259927008699332" table:style-name="ce1">
            <text:p>0,259927009</text:p>
          </table:table-cell>
          <table:table-cell table:number-columns-repeated="16379"/>
        </table:table-row>
        <table:table-row table:style-name="ro1">
          <table:table-cell office:value-type="float" office:value="168.5" table:style-name="ce1">
            <text:p>168,5</text:p>
          </table:table-cell>
          <table:table-cell office:value-type="float" office:value="3.6405997698525199" table:style-name="ce1">
            <text:p>3,64059977</text:p>
          </table:table-cell>
          <table:table-cell office:value-type="float" office:value="0.54612944789191198" table:style-name="ce1">
            <text:p>0,546129448</text:p>
          </table:table-cell>
          <table:table-cell office:value-type="float" office:value="-1.3886060417896999" table:style-name="ce1">
            <text:p>-1,388606042</text:p>
          </table:table-cell>
          <table:table-cell office:value-type="float" office:value="0.25380797364128399" table:style-name="ce1">
            <text:p>0,253807974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3.59597786014452" table:style-name="ce1">
            <text:p>3,59597786</text:p>
          </table:table-cell>
          <table:table-cell office:value-type="float" office:value="0.54945188148093005" table:style-name="ce1">
            <text:p>0,549451881</text:p>
          </table:table-cell>
          <table:table-cell office:value-type="float" office:value="-1.37586409079301" table:style-name="ce1">
            <text:p>-1,375864091</text:p>
          </table:table-cell>
          <table:table-cell office:value-type="float" office:value="0.260138437144667" table:style-name="ce1">
            <text:p>0,260138437</text:p>
          </table:table-cell>
          <table:table-cell table:number-columns-repeated="16379"/>
        </table:table-row>
        <table:table-row table:style-name="ro1">
          <table:table-cell office:value-type="float" office:value="169.5" table:style-name="ce1">
            <text:p>169,5</text:p>
          </table:table-cell>
          <table:table-cell office:value-type="float" office:value="3.57138949476666" table:style-name="ce1">
            <text:p>3,571389495</text:p>
          </table:table-cell>
          <table:table-cell office:value-type="float" office:value="0.55434020452342003" table:style-name="ce1">
            <text:p>0,554340205</text:p>
          </table:table-cell>
          <table:table-cell office:value-type="float" office:value="-1.3445192360873399" table:style-name="ce1">
            <text:p>-1,344519236</text:p>
          </table:table-cell>
          <table:table-cell office:value-type="float" office:value="0.27296702873199702" table:style-name="ce1">
            <text:p>0,272967029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.5747015292445101" table:style-name="ce1">
            <text:p>3,574701529</text:p>
          </table:table-cell>
          <table:table-cell office:value-type="float" office:value="0.55183944573254395" table:style-name="ce1">
            <text:p>0,551839446</text:p>
          </table:table-cell>
          <table:table-cell office:value-type="float" office:value="-1.3684879502302401" table:style-name="ce1">
            <text:p>-1,36848795</text:p>
          </table:table-cell>
          <table:table-cell office:value-type="float" office:value="0.26307011622513399" table:style-name="ce1">
            <text:p>0,263070116</text:p>
          </table:table-cell>
          <table:table-cell table:number-columns-repeated="16379"/>
        </table:table-row>
        <table:table-row table:style-name="ro1">
          <table:table-cell office:value-type="float" office:value="170.5" table:style-name="ce1">
            <text:p>170,5</text:p>
          </table:table-cell>
          <table:table-cell office:value-type="float" office:value="3.6090687202380098" table:style-name="ce1">
            <text:p>3,60906872</text:p>
          </table:table-cell>
          <table:table-cell office:value-type="float" office:value="0.54982831730287596" table:style-name="ce1">
            <text:p>0,549828317</text:p>
          </table:table-cell>
          <table:table-cell office:value-type="float" office:value="-1.3632603868503901" table:style-name="ce1">
            <text:p>-1,363260387</text:p>
          </table:table-cell>
          <table:table-cell office:value-type="float" office:value="0.26522182176597198" table:style-name="ce1">
            <text:p>0,265221822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3.5604265625081699" table:style-name="ce1">
            <text:p>3,560426563</text:p>
          </table:table-cell>
          <table:table-cell office:value-type="float" office:value="0.55331253301612704" table:style-name="ce1">
            <text:p>0,553312533</text:p>
          </table:table-cell>
          <table:table-cell office:value-type="float" office:value="-1.34879130960581" table:style-name="ce1">
            <text:p>-1,34879131</text:p>
          </table:table-cell>
          <table:table-cell office:value-type="float" office:value="0.272292376229258" table:style-name="ce1">
            <text:p>0,272292376</text:p>
          </table:table-cell>
          <table:table-cell table:number-columns-repeated="16379"/>
        </table:table-row>
        <table:table-row table:style-name="ro1">
          <table:table-cell office:value-type="float" office:value="171.5" table:style-name="ce1">
            <text:p>171,5</text:p>
          </table:table-cell>
          <table:table-cell office:value-type="float" office:value="3.5883842640160601" table:style-name="ce1">
            <text:p>3,588384264</text:p>
          </table:table-cell>
          <table:table-cell office:value-type="float" office:value="0.55179241691013803" table:style-name="ce1">
            <text:p>0,551792417</text:p>
          </table:table-cell>
          <table:table-cell office:value-type="float" office:value="-1.35193536131248" table:style-name="ce1">
            <text:p>-1,351935361</text:p>
          </table:table-cell>
          <table:table-cell office:value-type="float" office:value="0.26814915964357799" table:style-name="ce1">
            <text:p>0,26814916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3.5581251469146" table:style-name="ce1">
            <text:p>3,558125147</text:p>
          </table:table-cell>
          <table:table-cell office:value-type="float" office:value="0.554399490405315" table:style-name="ce1">
            <text:p>0,55439949</text:p>
          </table:table-cell>
          <table:table-cell office:value-type="float" office:value="-1.3336496863262099" table:style-name="ce1">
            <text:p>-1,333649686</text:p>
          </table:table-cell>
          <table:table-cell office:value-type="float" office:value="0.278741133790122" table:style-name="ce1">
            <text:p>0,278741134</text:p>
          </table:table-cell>
          <table:table-cell table:number-columns-repeated="16379"/>
        </table:table-row>
        <table:table-row table:style-name="ro1">
          <table:table-cell office:value-type="float" office:value="172.5" table:style-name="ce1">
            <text:p>172,5</text:p>
          </table:table-cell>
          <table:table-cell office:value-type="float" office:value="3.5857268858578202" table:style-name="ce1">
            <text:p>3,585726886</text:p>
          </table:table-cell>
          <table:table-cell office:value-type="float" office:value="0.55290467148400302" table:style-name="ce1">
            <text:p>0,552904671</text:p>
          </table:table-cell>
          <table:table-cell office:value-type="float" office:value="-1.3403710470045" table:style-name="ce1">
            <text:p>-1,340371047</text:p>
          </table:table-cell>
          <table:table-cell office:value-type="float" office:value="0.27015059844842698" table:style-name="ce1">
            <text:p>0,270150598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.5451675892760099" table:style-name="ce1">
            <text:p>3,545167589</text:p>
          </table:table-cell>
          <table:table-cell office:value-type="float" office:value="0.55516173265672997" table:style-name="ce1">
            <text:p>0,555161733</text:p>
          </table:table-cell>
          <table:table-cell office:value-type="float" office:value="-1.3478949210867299" table:style-name="ce1">
            <text:p>-1,347894921</text:p>
          </table:table-cell>
          <table:table-cell office:value-type="float" office:value="0.271288776733348" table:style-name="ce1">
            <text:p>0,271288777</text:p>
          </table:table-cell>
          <table:table-cell table:number-columns-repeated="16379"/>
        </table:table-row>
        <table:table-row table:style-name="ro1">
          <table:table-cell office:value-type="float" office:value="173.5" table:style-name="ce1">
            <text:p>173,5</text:p>
          </table:table-cell>
          <table:table-cell office:value-type="float" office:value="3.5410422656431901" table:style-name="ce1">
            <text:p>3,541042266</text:p>
          </table:table-cell>
          <table:table-cell office:value-type="float" office:value="0.55676823673133602" table:style-name="ce1">
            <text:p>0,556768237</text:p>
          </table:table-cell>
          <table:table-cell office:value-type="float" office:value="-1.3388953381939499" table:style-name="ce1">
            <text:p>-1,338895338</text:p>
          </table:table-cell>
          <table:table-cell office:value-type="float" office:value="0.27866672219148603" table:style-name="ce1">
            <text:p>0,278666722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3.5717900277741901" table:style-name="ce1">
            <text:p>3,571790028</text:p>
          </table:table-cell>
          <table:table-cell office:value-type="float" office:value="0.55127929934859898" table:style-name="ce1">
            <text:p>0,551279299</text:p>
          </table:table-cell>
          <table:table-cell office:value-type="float" office:value="-1.3621521628205" table:style-name="ce1">
            <text:p>-1,362152163</text:p>
          </table:table-cell>
          <table:table-cell office:value-type="float" office:value="0.26670085753601003" table:style-name="ce1">
            <text:p>0,266700858</text:p>
          </table:table-cell>
          <table:table-cell table:number-columns-repeated="16379"/>
        </table:table-row>
        <table:table-row table:style-name="ro1">
          <table:table-cell office:value-type="float" office:value="174.5" table:style-name="ce1">
            <text:p>174,5</text:p>
          </table:table-cell>
          <table:table-cell office:value-type="float" office:value="3.4637355012056599" table:style-name="ce1">
            <text:p>3,463735501</text:p>
          </table:table-cell>
          <table:table-cell office:value-type="float" office:value="0.56304427197134899" table:style-name="ce1">
            <text:p>0,563044272</text:p>
          </table:table-cell>
          <table:table-cell office:value-type="float" office:value="-1.32528458241123" table:style-name="ce1">
            <text:p>-1,325284582</text:p>
          </table:table-cell>
          <table:table-cell office:value-type="float" office:value="0.28685026041686001" table:style-name="ce1">
            <text:p>0,28685026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.5432188090523802" table:style-name="ce1">
            <text:p>3,543218809</text:p>
          </table:table-cell>
          <table:table-cell office:value-type="float" office:value="0.55558875935540897" table:style-name="ce1">
            <text:p>0,555588759</text:p>
          </table:table-cell>
          <table:table-cell office:value-type="float" office:value="-1.3439183126988801" table:style-name="ce1">
            <text:p>-1,343918313</text:p>
          </table:table-cell>
          <table:table-cell office:value-type="float" office:value="0.27225510781450002" table:style-name="ce1">
            <text:p>0,272255108</text:p>
          </table:table-cell>
          <table:table-cell table:number-columns-repeated="16379"/>
        </table:table-row>
        <table:table-row table:style-name="ro1">
          <table:table-cell office:value-type="float" office:value="175.5" table:style-name="ce1">
            <text:p>175,5</text:p>
          </table:table-cell>
          <table:table-cell office:value-type="float" office:value="3.5027297271257698" table:style-name="ce1">
            <text:p>3,502729727</text:p>
          </table:table-cell>
          <table:table-cell office:value-type="float" office:value="0.56056074535794898" table:style-name="ce1">
            <text:p>0,560560745</text:p>
          </table:table-cell>
          <table:table-cell office:value-type="float" office:value="-1.31915732596555" table:style-name="ce1">
            <text:p>-1,319157326</text:p>
          </table:table-cell>
          <table:table-cell office:value-type="float" office:value="0.29123743927616402" table:style-name="ce1">
            <text:p>0,291237439</text:p>
          </table:table-cell>
          <table:table-cell table:number-columns-repeated="1637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3.5399349185832198" table:style-name="ce1">
            <text:p>3,539934919</text:p>
          </table:table-cell>
          <table:table-cell office:value-type="float" office:value="0.55647142498517299" table:style-name="ce1">
            <text:p>0,556471425</text:p>
          </table:table-cell>
          <table:table-cell office:value-type="float" office:value="-1.3479931851489599" table:style-name="ce1">
            <text:p>-1,347993185</text:p>
          </table:table-cell>
          <table:table-cell office:value-type="float" office:value="0.27537574475379001" table:style-name="ce1">
            <text:p>0,275375745</text:p>
          </table:table-cell>
          <table:table-cell table:number-columns-repeated="16379"/>
        </table:table-row>
        <table:table-row table:style-name="ro1">
          <table:table-cell office:value-type="float" office:value="176.5" table:style-name="ce1">
            <text:p>176,5</text:p>
          </table:table-cell>
          <table:table-cell office:value-type="float" office:value="3.5114967019684298" table:style-name="ce1">
            <text:p>3,511496702</text:p>
          </table:table-cell>
          <table:table-cell office:value-type="float" office:value="0.55731520288056802" table:style-name="ce1">
            <text:p>0,557315203</text:p>
          </table:table-cell>
          <table:table-cell office:value-type="float" office:value="-1.3303926607130501" table:style-name="ce1">
            <text:p>-1,330392661</text:p>
          </table:table-cell>
          <table:table-cell office:value-type="float" office:value="0.27908234448032299" table:style-name="ce1">
            <text:p>0,279082344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3.50688454341917" table:style-name="ce1">
            <text:p>3,506884543</text:p>
          </table:table-cell>
          <table:table-cell office:value-type="float" office:value="0.56067722455223801" table:style-name="ce1">
            <text:p>0,560677225</text:p>
          </table:table-cell>
          <table:table-cell office:value-type="float" office:value="-1.34956485261493" table:style-name="ce1">
            <text:p>-1,349564853</text:p>
          </table:table-cell>
          <table:table-cell office:value-type="float" office:value="0.27446752373238997" table:style-name="ce1">
            <text:p>0,274467524</text:p>
          </table:table-cell>
          <table:table-cell table:number-columns-repeated="16379"/>
        </table:table-row>
        <table:table-row table:style-name="ro1">
          <table:table-cell office:value-type="float" office:value="177.5" table:style-name="ce1">
            <text:p>177,5</text:p>
          </table:table-cell>
          <table:table-cell office:value-type="float" office:value="3.4856568660849998" table:style-name="ce1">
            <text:p>3,485656866</text:p>
          </table:table-cell>
          <table:table-cell office:value-type="float" office:value="0.56469463280935495" table:style-name="ce1">
            <text:p>0,564694633</text:p>
          </table:table-cell>
          <table:table-cell office:value-type="float" office:value="-1.30265149490349" table:style-name="ce1">
            <text:p>-1,302651495</text:p>
          </table:table-cell>
          <table:table-cell office:value-type="float" office:value="0.29220028546853" table:style-name="ce1">
            <text:p>0,292200285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.4810441542370198" table:style-name="ce1">
            <text:p>3,481044154</text:p>
          </table:table-cell>
          <table:table-cell office:value-type="float" office:value="0.56194310830009797" table:style-name="ce1">
            <text:p>0,561943108</text:p>
          </table:table-cell>
          <table:table-cell office:value-type="float" office:value="-1.3333510745896699" table:style-name="ce1">
            <text:p>-1,333351075</text:p>
          </table:table-cell>
          <table:table-cell office:value-type="float" office:value="0.27682978836493599" table:style-name="ce1">
            <text:p>0,276829788</text:p>
          </table:table-cell>
          <table:table-cell table:number-columns-repeated="16379"/>
        </table:table-row>
        <table:table-row table:style-name="ro1">
          <table:table-cell office:value-type="float" office:value="178.5" table:style-name="ce1">
            <text:p>178,5</text:p>
          </table:table-cell>
          <table:table-cell office:value-type="float" office:value="3.4756278475673201" table:style-name="ce1">
            <text:p>3,475627848</text:p>
          </table:table-cell>
          <table:table-cell office:value-type="float" office:value="0.56321461196536204" table:style-name="ce1">
            <text:p>0,563214612</text:p>
          </table:table-cell>
          <table:table-cell office:value-type="float" office:value="-1.3189381575063299" table:style-name="ce1">
            <text:p>-1,318938158</text:p>
          </table:table-cell>
          <table:table-cell office:value-type="float" office:value="0.28626033659031502" table:style-name="ce1">
            <text:p>0,286260337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.46891943931863" table:style-name="ce1">
            <text:p>3,468919439</text:p>
          </table:table-cell>
          <table:table-cell office:value-type="float" office:value="0.56501809343714704" table:style-name="ce1">
            <text:p>0,565018093</text:p>
          </table:table-cell>
          <table:table-cell office:value-type="float" office:value="-1.30055231353317" table:style-name="ce1">
            <text:p>-1,300552314</text:p>
          </table:table-cell>
          <table:table-cell office:value-type="float" office:value="0.29665280305679798" table:style-name="ce1">
            <text:p>0,296652803</text:p>
          </table:table-cell>
          <table:table-cell table:number-columns-repeated="16379"/>
        </table:table-row>
        <table:table-row table:style-name="ro1">
          <table:table-cell office:value-type="float" office:value="179.5" table:style-name="ce1">
            <text:p>179,5</text:p>
          </table:table-cell>
          <table:table-cell office:value-type="float" office:value="3.4415389741840601" table:style-name="ce1">
            <text:p>3,441538974</text:p>
          </table:table-cell>
          <table:table-cell office:value-type="float" office:value="0.56960507654646797" table:style-name="ce1">
            <text:p>0,569605077</text:p>
          </table:table-cell>
          <table:table-cell office:value-type="float" office:value="-1.2964595284486" table:style-name="ce1">
            <text:p>-1,296459528</text:p>
          </table:table-cell>
          <table:table-cell office:value-type="float" office:value="0.299974414345544" table:style-name="ce1">
            <text:p>0,299974414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.4154647407802701" table:style-name="ce1">
            <text:p>3,415464741</text:p>
          </table:table-cell>
          <table:table-cell office:value-type="float" office:value="0.56927508973659902" table:style-name="ce1">
            <text:p>0,56927509</text:p>
          </table:table-cell>
          <table:table-cell office:value-type="float" office:value="-1.2945687008851601" table:style-name="ce1">
            <text:p>-1,294568701</text:p>
          </table:table-cell>
          <table:table-cell office:value-type="float" office:value="0.30044888506272299" table:style-name="ce1">
            <text:p>0,300448885</text:p>
          </table:table-cell>
          <table:table-cell table:number-columns-repeated="16379"/>
        </table:table-row>
        <table:table-row table:style-name="ro1">
          <table:table-cell office:value-type="float" office:value="180.5" table:style-name="ce1">
            <text:p>180,5</text:p>
          </table:table-cell>
          <table:table-cell office:value-type="float" office:value="3.4624376454799699" table:style-name="ce1">
            <text:p>3,462437645</text:p>
          </table:table-cell>
          <table:table-cell office:value-type="float" office:value="0.56526457443511302" table:style-name="ce1">
            <text:p>0,565264574</text:p>
          </table:table-cell>
          <table:table-cell office:value-type="float" office:value="-1.3006440301509801" table:style-name="ce1">
            <text:p>-1,30064403</text:p>
          </table:table-cell>
          <table:table-cell office:value-type="float" office:value="0.29946887966074698" table:style-name="ce1">
            <text:p>0,29946888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3.4349614226282501" table:style-name="ce1">
            <text:p>3,434961423</text:p>
          </table:table-cell>
          <table:table-cell office:value-type="float" office:value="0.56893855146880001" table:style-name="ce1">
            <text:p>0,568938551</text:p>
          </table:table-cell>
          <table:table-cell office:value-type="float" office:value="-1.3013337973643899" table:style-name="ce1">
            <text:p>-1,301333797</text:p>
          </table:table-cell>
          <table:table-cell office:value-type="float" office:value="0.29462033775740898" table:style-name="ce1">
            <text:p>0,294620338</text:p>
          </table:table-cell>
          <table:table-cell table:number-columns-repeated="16379"/>
        </table:table-row>
        <table:table-row table:style-name="ro1">
          <table:table-cell office:value-type="float" office:value="181.5" table:style-name="ce1">
            <text:p>181,5</text:p>
          </table:table-cell>
          <table:table-cell office:value-type="float" office:value="3.4066924511772601" table:style-name="ce1">
            <text:p>3,406692451</text:p>
          </table:table-cell>
          <table:table-cell office:value-type="float" office:value="0.57104810348970403" table:style-name="ce1">
            <text:p>0,571048103</text:p>
          </table:table-cell>
          <table:table-cell office:value-type="float" office:value="-1.28245862988308" table:style-name="ce1">
            <text:p>-1,28245863</text:p>
          </table:table-cell>
          <table:table-cell office:value-type="float" office:value="0.30208274450085099" table:style-name="ce1">
            <text:p>0,302082745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.4274957610546699" table:style-name="ce1">
            <text:p>3,427495761</text:p>
          </table:table-cell>
          <table:table-cell office:value-type="float" office:value="0.56940310652125103" table:style-name="ce1">
            <text:p>0,569403107</text:p>
          </table:table-cell>
          <table:table-cell office:value-type="float" office:value="-1.3018285250755299" table:style-name="ce1">
            <text:p>-1,301828525</text:p>
          </table:table-cell>
          <table:table-cell office:value-type="float" office:value="0.29459590351178" table:style-name="ce1">
            <text:p>0,294595904</text:p>
          </table:table-cell>
          <table:table-cell table:number-columns-repeated="16379"/>
        </table:table-row>
        <table:table-row table:style-name="ro1">
          <table:table-cell office:value-type="float" office:value="182.5" table:style-name="ce1">
            <text:p>182,5</text:p>
          </table:table-cell>
          <table:table-cell office:value-type="float" office:value="3.3947612121095099" table:style-name="ce1">
            <text:p>3,394761212</text:p>
          </table:table-cell>
          <table:table-cell office:value-type="float" office:value="0.57010492818222303" table:style-name="ce1">
            <text:p>0,570104928</text:p>
          </table:table-cell>
          <table:table-cell office:value-type="float" office:value="-1.3011182378092001" table:style-name="ce1">
            <text:p>-1,301118238</text:p>
          </table:table-cell>
          <table:table-cell office:value-type="float" office:value="0.29669427831701201" table:style-name="ce1">
            <text:p>0,296694278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3.41722163348226" table:style-name="ce1">
            <text:p>3,417221633</text:p>
          </table:table-cell>
          <table:table-cell office:value-type="float" office:value="0.56982685014402601" table:style-name="ce1">
            <text:p>0,56982685</text:p>
          </table:table-cell>
          <table:table-cell office:value-type="float" office:value="-1.30168356033508" table:style-name="ce1">
            <text:p>-1,30168356</text:p>
          </table:table-cell>
          <table:table-cell office:value-type="float" office:value="0.29868807918482099" table:style-name="ce1">
            <text:p>0,298688079</text:p>
          </table:table-cell>
          <table:table-cell table:number-columns-repeated="16379"/>
        </table:table-row>
        <table:table-row table:style-name="ro1">
          <table:table-cell office:value-type="float" office:value="183.5" table:style-name="ce1">
            <text:p>183,5</text:p>
          </table:table-cell>
          <table:table-cell office:value-type="float" office:value="3.4103896938289" table:style-name="ce1">
            <text:p>3,410389694</text:p>
          </table:table-cell>
          <table:table-cell office:value-type="float" office:value="0.57080633176073603" table:style-name="ce1">
            <text:p>0,570806332</text:p>
          </table:table-cell>
          <table:table-cell office:value-type="float" office:value="-1.28105050509921" table:style-name="ce1">
            <text:p>-1,281050505</text:p>
          </table:table-cell>
          <table:table-cell office:value-type="float" office:value="0.30548084102850298" table:style-name="ce1">
            <text:p>0,305480841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3.35434772679025" table:style-name="ce1">
            <text:p>3,354347727</text:p>
          </table:table-cell>
          <table:table-cell office:value-type="float" office:value="0.57484370756342296" table:style-name="ce1">
            <text:p>0,574843708</text:p>
          </table:table-cell>
          <table:table-cell office:value-type="float" office:value="-1.27897669143089" table:style-name="ce1">
            <text:p>-1,278976691</text:p>
          </table:table-cell>
          <table:table-cell office:value-type="float" office:value="0.30793044067720998" table:style-name="ce1">
            <text:p>0,307930441</text:p>
          </table:table-cell>
          <table:table-cell table:number-columns-repeated="16379"/>
        </table:table-row>
        <table:table-row table:style-name="ro1">
          <table:table-cell office:value-type="float" office:value="184.5" table:style-name="ce1">
            <text:p>184,5</text:p>
          </table:table-cell>
          <table:table-cell office:value-type="float" office:value="3.3509855726298299" table:style-name="ce1">
            <text:p>3,350985573</text:p>
          </table:table-cell>
          <table:table-cell office:value-type="float" office:value="0.57654642438011505" table:style-name="ce1">
            <text:p>0,576546424</text:p>
          </table:table-cell>
          <table:table-cell office:value-type="float" office:value="-1.2717806328993499" table:style-name="ce1">
            <text:p>-1,271780633</text:p>
          </table:table-cell>
          <table:table-cell office:value-type="float" office:value="0.31231906421775901" table:style-name="ce1">
            <text:p>0,312319064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.36727125451347" table:style-name="ce1">
            <text:p>3,367271255</text:p>
          </table:table-cell>
          <table:table-cell office:value-type="float" office:value="0.57509139460375402" table:style-name="ce1">
            <text:p>0,575091395</text:p>
          </table:table-cell>
          <table:table-cell office:value-type="float" office:value="-1.27781489972871" table:style-name="ce1">
            <text:p>-1,2778149</text:p>
          </table:table-cell>
          <table:table-cell office:value-type="float" office:value="0.30806403360028201" table:style-name="ce1">
            <text:p>0,308064034</text:p>
          </table:table-cell>
          <table:table-cell table:number-columns-repeated="16379"/>
        </table:table-row>
        <table:table-row table:style-name="ro1">
          <table:table-cell office:value-type="float" office:value="185.5" table:style-name="ce1">
            <text:p>185,5</text:p>
          </table:table-cell>
          <table:table-cell office:value-type="float" office:value="3.2810467022294501" table:style-name="ce1">
            <text:p>3,281046702</text:p>
          </table:table-cell>
          <table:table-cell office:value-type="float" office:value="0.58357546439290497" table:style-name="ce1">
            <text:p>0,583575464</text:p>
          </table:table-cell>
          <table:table-cell office:value-type="float" office:value="-1.2591407734209601" table:style-name="ce1">
            <text:p>-1,259140773</text:p>
          </table:table-cell>
          <table:table-cell office:value-type="float" office:value="0.31989921052965098" table:style-name="ce1">
            <text:p>0,319899211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3.2453481837034501" table:style-name="ce1">
            <text:p>3,245348184</text:p>
          </table:table-cell>
          <table:table-cell office:value-type="float" office:value="0.58844081037671503" table:style-name="ce1">
            <text:p>0,58844081</text:p>
          </table:table-cell>
          <table:table-cell office:value-type="float" office:value="-1.2196995779925901" table:style-name="ce1">
            <text:p>-1,219699578</text:p>
          </table:table-cell>
          <table:table-cell office:value-type="float" office:value="0.33912779032574603" table:style-name="ce1">
            <text:p>0,33912779</text:p>
          </table:table-cell>
          <table:table-cell table:number-columns-repeated="16379"/>
        </table:table-row>
        <table:table-row table:style-name="ro1">
          <table:table-cell office:value-type="float" office:value="186.5" table:style-name="ce1">
            <text:p>186,5</text:p>
          </table:table-cell>
          <table:table-cell office:value-type="float" office:value="3.2504056955146501" table:style-name="ce1">
            <text:p>3,250405696</text:p>
          </table:table-cell>
          <table:table-cell office:value-type="float" office:value="0.58677519641199505" table:style-name="ce1">
            <text:p>0,586775196</text:p>
          </table:table-cell>
          <table:table-cell office:value-type="float" office:value="-1.2286326555199001" table:style-name="ce1">
            <text:p>-1,228632656</text:p>
          </table:table-cell>
          <table:table-cell office:value-type="float" office:value="0.33570855787218301" table:style-name="ce1">
            <text:p>0,335708558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3.19492702741963" table:style-name="ce1">
            <text:p>3,194927027</text:p>
          </table:table-cell>
          <table:table-cell office:value-type="float" office:value="0.59376144760987504" table:style-name="ce1">
            <text:p>0,593761448</text:p>
          </table:table-cell>
          <table:table-cell office:value-type="float" office:value="-1.2090514380027999" table:style-name="ce1">
            <text:p>-1,209051438</text:p>
          </table:table-cell>
          <table:table-cell office:value-type="float" office:value="0.34029553784828598" table:style-name="ce1">
            <text:p>0,340295538</text:p>
          </table:table-cell>
          <table:table-cell table:number-columns-repeated="16379"/>
        </table:table-row>
        <table:table-row table:style-name="ro1">
          <table:table-cell office:value-type="float" office:value="187.5" table:style-name="ce1">
            <text:p>187,5</text:p>
          </table:table-cell>
          <table:table-cell office:value-type="float" office:value="3.2307104027467402" table:style-name="ce1">
            <text:p>3,230710403</text:p>
          </table:table-cell>
          <table:table-cell office:value-type="float" office:value="0.588697534230884" table:style-name="ce1">
            <text:p>0,588697534</text:p>
          </table:table-cell>
          <table:table-cell office:value-type="float" office:value="-1.23447693981769" table:style-name="ce1">
            <text:p>-1,23447694</text:p>
          </table:table-cell>
          <table:table-cell office:value-type="float" office:value="0.33172979059010599" table:style-name="ce1">
            <text:p>0,331729791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.2247878942322799" table:style-name="ce1">
            <text:p>3,224787894</text:p>
          </table:table-cell>
          <table:table-cell office:value-type="float" office:value="0.59215074349308605" table:style-name="ce1">
            <text:p>0,592150743</text:p>
          </table:table-cell>
          <table:table-cell office:value-type="float" office:value="-1.21801978747481" table:style-name="ce1">
            <text:p>-1,218019787</text:p>
          </table:table-cell>
          <table:table-cell office:value-type="float" office:value="0.33739090140768702" table:style-name="ce1">
            <text:p>0,337390901</text:p>
          </table:table-cell>
          <table:table-cell table:number-columns-repeated="16379"/>
        </table:table-row>
        <table:table-row table:style-name="ro1">
          <table:table-cell office:value-type="float" office:value="188.5" table:style-name="ce1">
            <text:p>188,5</text:p>
          </table:table-cell>
          <table:table-cell office:value-type="float" office:value="3.1402388198325801" table:style-name="ce1">
            <text:p>3,14023882</text:p>
          </table:table-cell>
          <table:table-cell office:value-type="float" office:value="0.60073418701530701" table:style-name="ce1">
            <text:p>0,600734187</text:p>
          </table:table-cell>
          <table:table-cell office:value-type="float" office:value="-1.18549689433494" table:style-name="ce1">
            <text:p>-1,185496894</text:p>
          </table:table-cell>
          <table:table-cell office:value-type="float" office:value="0.35819426606972299" table:style-name="ce1">
            <text:p>0,358194266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3.13342925799589" table:style-name="ce1">
            <text:p>3,133429258</text:p>
          </table:table-cell>
          <table:table-cell office:value-type="float" office:value="0.59934939867705705" table:style-name="ce1">
            <text:p>0,599349399</text:p>
          </table:table-cell>
          <table:table-cell office:value-type="float" office:value="-1.1989869170318099" table:style-name="ce1">
            <text:p>-1,198986917</text:p>
          </table:table-cell>
          <table:table-cell office:value-type="float" office:value="0.35189060046930398" table:style-name="ce1">
            <text:p>0,3518906</text:p>
          </table:table-cell>
          <table:table-cell table:number-columns-repeated="16379"/>
        </table:table-row>
        <table:table-row table:style-name="ro1">
          <table:table-cell office:value-type="float" office:value="189.5" table:style-name="ce1">
            <text:p>189,5</text:p>
          </table:table-cell>
          <table:table-cell office:value-type="float" office:value="3.10317263276196" table:style-name="ce1">
            <text:p>3,103172633</text:p>
          </table:table-cell>
          <table:table-cell office:value-type="float" office:value="0.60260359413685805" table:style-name="ce1">
            <text:p>0,602603594</text:p>
          </table:table-cell>
          <table:table-cell office:value-type="float" office:value="-1.19051594062014" table:style-name="ce1">
            <text:p>-1,190515941</text:p>
          </table:table-cell>
          <table:table-cell office:value-type="float" office:value="0.35522326014803701" table:style-name="ce1">
            <text:p>0,35522326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.0256295516362801" table:style-name="ce1">
            <text:p>3,025629552</text:p>
          </table:table-cell>
          <table:table-cell office:value-type="float" office:value="0.60959188099332495" table:style-name="ce1">
            <text:p>0,609591881</text:p>
          </table:table-cell>
          <table:table-cell office:value-type="float" office:value="-1.1544181838105301" table:style-name="ce1">
            <text:p>-1,154418184</text:p>
          </table:table-cell>
          <table:table-cell office:value-type="float" office:value="0.36674984296865898" table:style-name="ce1">
            <text:p>0,366749843</text:p>
          </table:table-cell>
          <table:table-cell table:number-columns-repeated="16379"/>
        </table:table-row>
        <table:table-row table:style-name="ro1">
          <table:table-cell office:value-type="float" office:value="190.5" table:style-name="ce1">
            <text:p>190,5</text:p>
          </table:table-cell>
          <table:table-cell office:value-type="float" office:value="3.0009618217136298" table:style-name="ce1">
            <text:p>3,000961822</text:p>
          </table:table-cell>
          <table:table-cell office:value-type="float" office:value="0.61142203318430999" table:style-name="ce1">
            <text:p>0,611422033</text:p>
          </table:table-cell>
          <table:table-cell office:value-type="float" office:value="-1.1553475284094901" table:style-name="ce1">
            <text:p>-1,155347528</text:p>
          </table:table-cell>
          <table:table-cell office:value-type="float" office:value="0.37298620528110099" table:style-name="ce1">
            <text:p>0,372986205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.9624434036004899" table:style-name="ce1">
            <text:p>2,962443404</text:p>
          </table:table-cell>
          <table:table-cell office:value-type="float" office:value="0.61469199058414703" table:style-name="ce1">
            <text:p>0,614691991</text:p>
          </table:table-cell>
          <table:table-cell office:value-type="float" office:value="-1.14230624258019" table:style-name="ce1">
            <text:p>-1,142306243</text:p>
          </table:table-cell>
          <table:table-cell office:value-type="float" office:value="0.37614434803835001" table:style-name="ce1">
            <text:p>0,376144348</text:p>
          </table:table-cell>
          <table:table-cell table:number-columns-repeated="16379"/>
        </table:table-row>
        <table:table-row table:style-name="ro1">
          <table:table-cell office:value-type="float" office:value="191.5" table:style-name="ce1">
            <text:p>191,5</text:p>
          </table:table-cell>
          <table:table-cell office:value-type="float" office:value="2.8824614081384499" table:style-name="ce1">
            <text:p>2,882461408</text:p>
          </table:table-cell>
          <table:table-cell office:value-type="float" office:value="0.62485177506738199" table:style-name="ce1">
            <text:p>0,624851775</text:p>
          </table:table-cell>
          <table:table-cell office:value-type="float" office:value="-1.12987011702847" table:style-name="ce1">
            <text:p>-1,129870117</text:p>
          </table:table-cell>
          <table:table-cell office:value-type="float" office:value="0.39146368257776099" table:style-name="ce1">
            <text:p>0,391463683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.9001531288340598" table:style-name="ce1">
            <text:p>2,900153129</text:p>
          </table:table-cell>
          <table:table-cell office:value-type="float" office:value="0.62131132838956205" table:style-name="ce1">
            <text:p>0,621311328</text:p>
          </table:table-cell>
          <table:table-cell office:value-type="float" office:value="-1.1443236022904499" table:style-name="ce1">
            <text:p>-1,144323602</text:p>
          </table:table-cell>
          <table:table-cell office:value-type="float" office:value="0.38827616796318598" table:style-name="ce1">
            <text:p>0,388276168</text:p>
          </table:table-cell>
          <table:table-cell table:number-columns-repeated="16379"/>
        </table:table-row>
        <table:table-row table:style-name="ro1">
          <table:table-cell office:value-type="float" office:value="192.5" table:style-name="ce1">
            <text:p>192,5</text:p>
          </table:table-cell>
          <table:table-cell office:value-type="float" office:value="2.83202953463611" table:style-name="ce1">
            <text:p>2,832029535</text:p>
          </table:table-cell>
          <table:table-cell office:value-type="float" office:value="0.62560990443395603" table:style-name="ce1">
            <text:p>0,625609904</text:p>
          </table:table-cell>
          <table:table-cell office:value-type="float" office:value="-1.1388355328208299" table:style-name="ce1">
            <text:p>-1,138835533</text:p>
          </table:table-cell>
          <table:table-cell office:value-type="float" office:value="0.38719382407626002" table:style-name="ce1">
            <text:p>0,387193824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.7392081609660601" table:style-name="ce1">
            <text:p>2,739208161</text:p>
          </table:table-cell>
          <table:table-cell office:value-type="float" office:value="0.63966078867408305" table:style-name="ce1">
            <text:p>0,639660789</text:p>
          </table:table-cell>
          <table:table-cell office:value-type="float" office:value="-1.06462944987996" table:style-name="ce1">
            <text:p>-1,06462945</text:p>
          </table:table-cell>
          <table:table-cell office:value-type="float" office:value="0.42478118551059302" table:style-name="ce1">
            <text:p>0,424781186</text:p>
          </table:table-cell>
          <table:table-cell table:number-columns-repeated="16379"/>
        </table:table-row>
        <table:table-row table:style-name="ro1">
          <table:table-cell office:value-type="float" office:value="193.5" table:style-name="ce1">
            <text:p>193,5</text:p>
          </table:table-cell>
          <table:table-cell office:value-type="float" office:value="2.69093804639266" table:style-name="ce1">
            <text:p>2,690938046</text:p>
          </table:table-cell>
          <table:table-cell office:value-type="float" office:value="0.64591721336279395" table:style-name="ce1">
            <text:p>0,645917213</text:p>
          </table:table-cell>
          <table:table-cell office:value-type="float" office:value="-1.0654281688857099" table:style-name="ce1">
            <text:p>-1,065428169</text:p>
          </table:table-cell>
          <table:table-cell office:value-type="float" office:value="0.42504299674617002" table:style-name="ce1">
            <text:p>0,425042997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.6260218932876001" table:style-name="ce1">
            <text:p>2,626021893</text:p>
          </table:table-cell>
          <table:table-cell office:value-type="float" office:value="0.65138955305328505" table:style-name="ce1">
            <text:p>0,651389553</text:p>
          </table:table-cell>
          <table:table-cell office:value-type="float" office:value="-1.04320463837695" table:style-name="ce1">
            <text:p>-1,043204638</text:p>
          </table:table-cell>
          <table:table-cell office:value-type="float" office:value="0.43428131973718997" table:style-name="ce1">
            <text:p>0,43428132</text:p>
          </table:table-cell>
          <table:table-cell table:number-columns-repeated="16379"/>
        </table:table-row>
        <table:table-row table:style-name="ro1">
          <table:table-cell office:value-type="float" office:value="194.5" table:style-name="ce1">
            <text:p>194,5</text:p>
          </table:table-cell>
          <table:table-cell office:value-type="float" office:value="2.6204300202607498" table:style-name="ce1">
            <text:p>2,62043002</text:p>
          </table:table-cell>
          <table:table-cell office:value-type="float" office:value="0.64717619623919098" table:style-name="ce1">
            <text:p>0,647176196</text:p>
          </table:table-cell>
          <table:table-cell office:value-type="float" office:value="-1.08083160108677" table:style-name="ce1">
            <text:p>-1,080831601</text:p>
          </table:table-cell>
          <table:table-cell office:value-type="float" office:value="0.41928264632094903" table:style-name="ce1">
            <text:p>0,419282646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.5504167556400499" table:style-name="ce1">
            <text:p>2,550416756</text:p>
          </table:table-cell>
          <table:table-cell office:value-type="float" office:value="0.65470605648457703" table:style-name="ce1">
            <text:p>0,654706056</text:p>
          </table:table-cell>
          <table:table-cell office:value-type="float" office:value="-1.07343669319543" table:style-name="ce1">
            <text:p>-1,073436693</text:p>
          </table:table-cell>
          <table:table-cell office:value-type="float" office:value="0.42559342489522101" table:style-name="ce1">
            <text:p>0,425593425</text:p>
          </table:table-cell>
          <table:table-cell table:number-columns-repeated="16379"/>
        </table:table-row>
        <table:table-row table:style-name="ro1">
          <table:table-cell office:value-type="float" office:value="195.5" table:style-name="ce1">
            <text:p>195,5</text:p>
          </table:table-cell>
          <table:table-cell office:value-type="float" office:value="2.4318708403886302" table:style-name="ce1">
            <text:p>2,43187084</text:p>
          </table:table-cell>
          <table:table-cell office:value-type="float" office:value="0.67025045023410301" table:style-name="ce1">
            <text:p>0,67025045</text:p>
          </table:table-cell>
          <table:table-cell office:value-type="float" office:value="-1.04459285374334" table:style-name="ce1">
            <text:p>-1,044592854</text:p>
          </table:table-cell>
          <table:table-cell office:value-type="float" office:value="0.443354757022973" table:style-name="ce1">
            <text:p>0,443354757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.2877143774011599" table:style-name="ce1">
            <text:p>2,287714377</text:p>
          </table:table-cell>
          <table:table-cell office:value-type="float" office:value="0.69640518138201601" table:style-name="ce1">
            <text:p>0,696405181</text:p>
          </table:table-cell>
          <table:table-cell office:value-type="float" office:value="-0.97203100227625705" table:style-name="ce1">
            <text:p>-0,972031002</text:p>
          </table:table-cell>
          <table:table-cell office:value-type="float" office:value="0.48831598038785001" table:style-name="ce1">
            <text:p>0,48831598</text:p>
          </table:table-cell>
          <table:table-cell table:number-columns-repeated="16379"/>
        </table:table-row>
        <table:table-row table:style-name="ro1">
          <table:table-cell office:value-type="float" office:value="196.5" table:style-name="ce1">
            <text:p>196,5</text:p>
          </table:table-cell>
          <table:table-cell office:value-type="float" office:value="2.2911477454467799" table:style-name="ce1">
            <text:p>2,291147745</text:p>
          </table:table-cell>
          <table:table-cell office:value-type="float" office:value="0.68518149197498901" table:style-name="ce1">
            <text:p>0,685181492</text:p>
          </table:table-cell>
          <table:table-cell office:value-type="float" office:value="-1.0197926634197301" table:style-name="ce1">
            <text:p>-1,019792663</text:p>
          </table:table-cell>
          <table:table-cell office:value-type="float" office:value="0.45829707792817398" table:style-name="ce1">
            <text:p>0,458297078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.06413899957791" table:style-name="ce1">
            <text:p>2,064139</text:p>
          </table:table-cell>
          <table:table-cell office:value-type="float" office:value="0.72178724056846499" table:style-name="ce1">
            <text:p>0,721787241</text:p>
          </table:table-cell>
          <table:table-cell office:value-type="float" office:value="-0.88520420175644499" table:style-name="ce1">
            <text:p>-0,885204202</text:p>
          </table:table-cell>
          <table:table-cell office:value-type="float" office:value="0.52582349341690604" table:style-name="ce1">
            <text:p>0,525823493</text:p>
          </table:table-cell>
          <table:table-cell table:number-columns-repeated="16379"/>
        </table:table-row>
        <table:table-row table:style-name="ro1">
          <table:table-cell office:value-type="float" office:value="197.5" table:style-name="ce1">
            <text:p>197,5</text:p>
          </table:table-cell>
          <table:table-cell office:value-type="float" office:value="2.01303046615867" table:style-name="ce1">
            <text:p>2,013030466</text:p>
          </table:table-cell>
          <table:table-cell office:value-type="float" office:value="0.727261668255898" table:style-name="ce1">
            <text:p>0,727261668</text:p>
          </table:table-cell>
          <table:table-cell office:value-type="float" office:value="-0.90756688719601997" table:style-name="ce1">
            <text:p>-0,907566887</text:p>
          </table:table-cell>
          <table:table-cell office:value-type="float" office:value="0.52015728114967597" table:style-name="ce1">
            <text:p>0,520157281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1.8752732688957501" table:style-name="ce1">
            <text:p>1,875273269</text:p>
          </table:table-cell>
          <table:table-cell office:value-type="float" office:value="0.75619470374849196" table:style-name="ce1">
            <text:p>0,756194704</text:p>
          </table:table-cell>
          <table:table-cell office:value-type="float" office:value="-0.79703587625251804" table:style-name="ce1">
            <text:p>-0,797035876</text:p>
          </table:table-cell>
          <table:table-cell office:value-type="float" office:value="0.57678385531267296" table:style-name="ce1">
            <text:p>0,576783855</text:p>
          </table:table-cell>
          <table:table-cell table:number-columns-repeated="16379"/>
        </table:table-row>
        <table:table-row table:style-name="ro1">
          <table:table-cell office:value-type="float" office:value="198.5" table:style-name="ce1">
            <text:p>198,5</text:p>
          </table:table-cell>
          <table:table-cell office:value-type="float" office:value="1.64999750753021" table:style-name="ce1">
            <text:p>1,649997508</text:p>
          </table:table-cell>
          <table:table-cell office:value-type="float" office:value="0.80225298172889103" table:style-name="ce1">
            <text:p>0,802252982</text:p>
          </table:table-cell>
          <table:table-cell office:value-type="float" office:value="-0.64049348113867899" table:style-name="ce1">
            <text:p>-0,640493481</text:p>
          </table:table-cell>
          <table:table-cell office:value-type="float" office:value="0.65604086564644204" table:style-name="ce1">
            <text:p>0,656040866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39466588265998" table:style-name="ce1">
            <text:p>1,394665883</text:p>
          </table:table-cell>
          <table:table-cell office:value-type="float" office:value="0.86412838197675101" table:style-name="ce1">
            <text:p>0,864128382</text:p>
          </table:table-cell>
          <table:table-cell office:value-type="float" office:value="-0.36250595454150902" table:style-name="ce1">
            <text:p>-0,362505955</text:p>
          </table:table-cell>
          <table:table-cell office:value-type="float" office:value="0.777761354171987" table:style-name="ce1">
            <text:p>0,777761354</text:p>
          </table:table-cell>
          <table:table-cell table:number-columns-repeated="16379"/>
        </table:table-row>
        <table:table-row table:style-name="ro1">
          <table:table-cell office:value-type="float" office:value="199.5" table:style-name="ce1">
            <text:p>199,5</text:p>
          </table:table-cell>
          <table:table-cell office:value-type="float" office:value="1.1169540714181401" table:style-name="ce1">
            <text:p>1,116954071</text:p>
          </table:table-cell>
          <table:table-cell office:value-type="float" office:value="0.921529305580297" table:style-name="ce1">
            <text:p>0,921529306</text:p>
          </table:table-cell>
          <table:table-cell office:value-type="float" office:value="-0.16601094988038501" table:style-name="ce1">
            <text:p>-0,16601095</text:p>
          </table:table-cell>
          <table:table-cell office:value-type="float" office:value="0.85236530982145098" table:style-name="ce1">
            <text:p>0,85236531</text:p>
          </table:table-cell>
          <table:table-cell table:number-columns-repeated="16379"/>
        </table:table-row>
        <table:table-row table:number-rows-repeated="1048176" table:style-name="ro3">
          <table:table-cell table:number-columns-repeated="16384"/>
        </table:table-row>
      </table:table>
      <table:table table:name="Tabelle2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1">
        <table:table-column table:style-name="co3" table:number-columns-repeated="1024" table:default-cell-style-name="ce1"/>
        <table:table-column table:style-name="co4" table:number-columns-repeated="15360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40157480315in" fo:margin-bottom="0.78740157480315in" fo:margin-left="0.7in" fo:margin-right="0.7in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Christian</meta:initial-creator>
    <dc:creator>fex</dc:creator>
    <meta:creation-date>2013-12-19T15:42:08Z</meta:creation-date>
    <dc:date>2014-12-10T15:15:22Z</dc:date>
    <meta:editing-cycles>8</meta:editing-cycles>
    <meta:editing-duration>PT0S</meta:editing-duration>
  </office:meta>
</office:document-meta>
</file>